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beration Serif1" fo:font-size="14pt" officeooo:rsid="0005b44f" officeooo:paragraph-rsid="0005b44f" style:font-size-asian="14pt" style:font-size-complex="14pt"/>
    </style:style>
    <style:style style:name="P2" style:family="paragraph" style:parent-style-name="Standard">
      <style:paragraph-properties fo:text-align="start" style:justify-single-word="false"/>
      <style:text-properties style:font-name="Liberation Serif1" fo:font-size="14pt" officeooo:rsid="0005b44f" style:font-size-asian="14pt" style:font-size-complex="14pt"/>
    </style:style>
    <style:style style:name="P3" style:family="paragraph" style:parent-style-name="Standard">
      <style:paragraph-properties fo:text-align="justify" style:justify-single-word="false"/>
      <style:text-properties style:font-name="Liberation Serif1" fo:font-size="14pt" officeooo:rsid="0005b44f" officeooo:paragraph-rsid="0005b44f" style:font-size-asian="14pt" style:font-size-complex="14pt"/>
    </style:style>
    <style:style style:name="P4" style:family="paragraph" style:parent-style-name="Standard">
      <style:text-properties style:font-name="Liberation Serif1" fo:font-size="14pt" officeooo:rsid="0005b44f" officeooo:paragraph-rsid="008378b5" style:font-size-asian="14pt" style:font-size-complex="14pt"/>
    </style:style>
    <style:style style:name="P5" style:family="paragraph" style:parent-style-name="Standard">
      <style:text-properties style:font-name="Liberation Serif1" fo:font-size="14pt" officeooo:rsid="0005b44f" officeooo:paragraph-rsid="0081f25f" style:font-size-asian="14pt" style:font-size-complex="14pt"/>
    </style:style>
    <style:style style:name="P6" style:family="paragraph" style:parent-style-name="Standard">
      <style:text-properties style:font-name="Liberation Serif1" fo:font-size="14pt" officeooo:rsid="0005b44f" officeooo:paragraph-rsid="01b68015" style:font-size-asian="14pt" style:font-size-complex="14pt"/>
    </style:style>
    <style:style style:name="P7" style:family="paragraph" style:parent-style-name="Standard">
      <style:paragraph-properties fo:text-align="start" style:justify-single-word="false"/>
      <style:text-properties style:font-name="Liberation Serif1" fo:font-size="14pt" officeooo:rsid="00152cdb" officeooo:paragraph-rsid="00152cdb" style:font-size-asian="14pt" style:font-size-complex="14pt"/>
    </style:style>
    <style:style style:name="P8" style:family="paragraph" style:parent-style-name="Standard">
      <style:text-properties style:font-name="Liberation Serif1" fo:font-size="14pt" officeooo:rsid="001cbe91" officeooo:paragraph-rsid="001ef97e" style:font-size-asian="14pt" style:font-size-complex="14pt"/>
    </style:style>
    <style:style style:name="P9" style:family="paragraph" style:parent-style-name="Standard">
      <style:text-properties style:font-name="Liberation Serif1" fo:font-size="14pt" officeooo:rsid="0038a928" officeooo:paragraph-rsid="0038a928" style:font-size-asian="14pt" style:font-size-complex="14pt"/>
    </style:style>
    <style:style style:name="P10" style:family="paragraph" style:parent-style-name="Standard">
      <style:text-properties style:font-name="Liberation Serif1" fo:font-size="14pt" officeooo:rsid="0038a928" officeooo:paragraph-rsid="00686f2a" style:font-size-asian="14pt" style:font-size-complex="14pt"/>
    </style:style>
    <style:style style:name="P11" style:family="paragraph" style:parent-style-name="Standard">
      <style:text-properties style:font-name="Liberation Serif1" fo:font-size="14pt" officeooo:rsid="0038a928" officeooo:paragraph-rsid="007bc84e" style:font-size-asian="14pt" style:font-size-complex="14pt"/>
    </style:style>
    <style:style style:name="P12" style:family="paragraph" style:parent-style-name="Standard">
      <style:text-properties style:font-name="Liberation Serif1" fo:font-size="14pt" officeooo:rsid="0038a928" officeooo:paragraph-rsid="00f8b0ea" style:font-size-asian="14pt" style:font-size-complex="14pt"/>
    </style:style>
    <style:style style:name="P13" style:family="paragraph" style:parent-style-name="Standard">
      <style:text-properties style:font-name="Liberation Serif1" fo:font-size="14pt" officeooo:rsid="0038a928" officeooo:paragraph-rsid="014c4da1" style:font-size-asian="14pt" style:font-size-complex="14pt"/>
    </style:style>
    <style:style style:name="P14" style:family="paragraph" style:parent-style-name="Standard">
      <style:text-properties style:font-name="Liberation Serif1" fo:font-size="14pt" officeooo:rsid="0038a928" officeooo:paragraph-rsid="015cf314" style:font-size-asian="14pt" style:font-size-complex="14pt"/>
    </style:style>
    <style:style style:name="P15" style:family="paragraph" style:parent-style-name="Standard">
      <style:text-properties style:font-name="Liberation Serif1" fo:font-size="14pt" officeooo:rsid="0038a928" officeooo:paragraph-rsid="01dc152a" style:font-size-asian="14pt" style:font-size-complex="14pt"/>
    </style:style>
    <style:style style:name="P16" style:family="paragraph" style:parent-style-name="Standard">
      <style:paragraph-properties fo:text-align="start" style:justify-single-word="false"/>
      <style:text-properties style:font-name="Liberation Serif1" fo:font-size="14pt" officeooo:rsid="003a5406" officeooo:paragraph-rsid="003a5406" style:font-size-asian="14pt" style:font-size-complex="14pt"/>
    </style:style>
    <style:style style:name="P17" style:family="paragraph" style:parent-style-name="Standard">
      <style:paragraph-properties fo:text-align="start" style:justify-single-word="false"/>
      <style:text-properties style:font-name="Liberation Serif1" fo:font-size="14pt" officeooo:rsid="003a5406" officeooo:paragraph-rsid="0155a231" style:font-size-asian="14pt" style:font-size-complex="14pt"/>
    </style:style>
    <style:style style:name="P18" style:family="paragraph" style:parent-style-name="Standard">
      <style:paragraph-properties fo:text-align="start" style:justify-single-word="false"/>
      <style:text-properties style:font-name="Liberation Serif1" fo:font-size="14pt" officeooo:rsid="003a5406" officeooo:paragraph-rsid="0166e852" style:font-size-asian="14pt" style:font-size-complex="14pt"/>
    </style:style>
    <style:style style:name="P19" style:family="paragraph" style:parent-style-name="Standard">
      <style:text-properties style:font-name="Liberation Serif1" fo:font-size="14pt" officeooo:rsid="00433b8c" officeooo:paragraph-rsid="00433b8c" style:font-size-asian="14pt" style:font-size-complex="14pt"/>
    </style:style>
    <style:style style:name="P20" style:family="paragraph" style:parent-style-name="Standard">
      <style:text-properties style:font-name="Liberation Serif1" fo:font-size="14pt" officeooo:rsid="007e85b9" officeooo:paragraph-rsid="007e85b9" style:font-size-asian="14pt" style:font-size-complex="14pt"/>
    </style:style>
    <style:style style:name="P21" style:family="paragraph" style:parent-style-name="Standard">
      <style:text-properties style:font-name="Liberation Serif1" fo:font-size="14pt" officeooo:rsid="0080412f" officeooo:paragraph-rsid="0081a97f" style:font-size-asian="14pt" style:font-size-complex="14pt"/>
    </style:style>
    <style:style style:name="P22" style:family="paragraph" style:parent-style-name="Standard">
      <style:text-properties style:font-name="Liberation Serif1" fo:font-size="14pt" officeooo:rsid="0081a97f" officeooo:paragraph-rsid="0081a97f" style:font-size-asian="14pt" style:font-size-complex="14pt"/>
    </style:style>
    <style:style style:name="P23" style:family="paragraph" style:parent-style-name="Standard">
      <style:text-properties style:font-name="Liberation Serif1" fo:font-size="14pt" officeooo:rsid="0097e115" officeooo:paragraph-rsid="00996008" style:font-size-asian="14pt" style:font-size-complex="14pt"/>
    </style:style>
    <style:style style:name="P24" style:family="paragraph" style:parent-style-name="Standard">
      <style:text-properties style:font-name="Liberation Serif1" fo:font-size="14pt" officeooo:rsid="0066ee84" officeooo:paragraph-rsid="0160975f" style:font-size-asian="14pt" style:font-size-complex="14pt"/>
    </style:style>
    <style:style style:name="P25" style:family="paragraph" style:parent-style-name="Standard">
      <style:text-properties style:font-name="Liberation Serif1" fo:font-size="14pt" officeooo:rsid="00996008" officeooo:paragraph-rsid="00996008" style:font-size-asian="14pt" style:font-size-complex="14pt"/>
    </style:style>
    <style:style style:name="P26" style:family="paragraph" style:parent-style-name="Standard">
      <style:text-properties style:font-name="Liberation Serif1" fo:font-size="14pt" officeooo:rsid="0169e934" officeooo:paragraph-rsid="0169e934" style:font-size-asian="14pt" style:font-size-complex="14pt"/>
    </style:style>
    <style:style style:name="P27" style:family="paragraph" style:parent-style-name="Standard">
      <style:text-properties style:font-name="Liberation Serif1" fo:font-size="14pt" officeooo:rsid="01d64fa2" officeooo:paragraph-rsid="01d64fa2" style:font-size-asian="14pt" style:font-size-complex="14pt"/>
    </style:style>
    <style:style style:name="P28" style:family="paragraph" style:parent-style-name="Standard">
      <style:text-properties style:font-name="Liberation Serif1" fo:font-size="14pt" officeooo:rsid="01d7e019" officeooo:paragraph-rsid="01d7e019" style:font-size-asian="14pt" style:font-size-complex="14pt"/>
    </style:style>
    <style:style style:name="P29" style:family="paragraph" style:parent-style-name="Standard">
      <style:text-properties style:font-name="Liberation Serif1" fo:font-size="14pt" style:text-underline-style="none" officeooo:rsid="0005b44f" officeooo:paragraph-rsid="0008ce61" style:font-size-asian="14pt" style:font-size-complex="14pt"/>
    </style:style>
    <style:style style:name="P30" style:family="paragraph" style:parent-style-name="Standard">
      <style:text-properties style:font-name="Liberation Serif1" fo:font-size="14pt" style:text-underline-style="none" officeooo:rsid="0005b44f" officeooo:paragraph-rsid="00171782" style:font-size-asian="14pt" style:font-size-complex="14pt"/>
    </style:style>
    <style:style style:name="P31" style:family="paragraph" style:parent-style-name="Standard">
      <style:text-properties style:font-name="Liberation Serif1" fo:font-size="14pt" style:text-underline-style="none" officeooo:rsid="0005b44f" officeooo:paragraph-rsid="01f234c4" style:font-size-asian="14pt" style:font-size-complex="14pt"/>
    </style:style>
    <style:style style:name="P32" style:family="paragraph" style:parent-style-name="Standard">
      <style:text-properties style:font-name="Liberation Serif1" fo:font-size="14pt" style:text-underline-style="none" officeooo:rsid="000f77ec" officeooo:paragraph-rsid="0005b44f" style:font-size-asian="14pt" style:font-size-complex="14pt"/>
    </style:style>
    <style:style style:name="P33" style:family="paragraph" style:parent-style-name="Standard">
      <style:text-properties style:font-name="Liberation Serif1" fo:font-size="14pt" style:text-underline-style="none" officeooo:rsid="0081a97f" officeooo:paragraph-rsid="0081a97f" style:font-size-asian="14pt" style:font-size-complex="14pt"/>
    </style:style>
    <style:style style:name="P34" style:family="paragraph" style:parent-style-name="Standard">
      <style:paragraph-properties fo:text-align="center" style:justify-single-word="false"/>
      <style:text-properties style:font-name="Liberation Serif1" fo:font-size="14pt" fo:font-weight="bold" officeooo:rsid="00891109" officeooo:paragraph-rsid="00891109" style:font-size-asian="14pt" style:font-weight-asian="bold" style:font-size-complex="14pt" style:font-weight-complex="bold"/>
    </style:style>
    <style:style style:name="P35" style:family="paragraph" style:parent-style-name="Standard">
      <style:paragraph-properties fo:text-align="center" style:justify-single-word="false"/>
      <style:text-properties style:font-name="Liberation Serif1" fo:font-size="14pt" fo:font-weight="bold" officeooo:rsid="00891109" officeooo:paragraph-rsid="01e68469" style:font-size-asian="14pt" style:font-weight-asian="bold" style:font-size-complex="14pt" style:font-weight-complex="bold"/>
    </style:style>
    <style:style style:name="P36" style:family="paragraph" style:parent-style-name="Standard">
      <style:text-properties style:font-name="Liberation Serif1" fo:font-size="14pt" fo:font-weight="bold" officeooo:rsid="0038a928" officeooo:paragraph-rsid="0038a928" style:font-size-asian="14pt" style:font-weight-asian="bold" style:font-size-complex="14pt" style:font-weight-complex="bold"/>
    </style:style>
    <style:style style:name="P37" style:family="paragraph" style:parent-style-name="Standard">
      <style:paragraph-properties fo:text-align="start" style:justify-single-word="false"/>
      <style:text-properties style:font-name="Liberation Serif1" fo:font-size="14pt" fo:font-weight="bold" officeooo:rsid="003a5406" officeooo:paragraph-rsid="003a5406" style:font-size-asian="14pt" style:font-weight-asian="bold" style:font-size-complex="14pt" style:font-weight-complex="bold"/>
    </style:style>
    <style:style style:name="P38" style:family="paragraph" style:parent-style-name="Standard">
      <style:paragraph-properties fo:text-align="start" style:justify-single-word="false"/>
      <style:text-properties style:font-name="Liberation Serif1" fo:font-size="14pt" fo:font-weight="bold" officeooo:rsid="003a5406" officeooo:paragraph-rsid="00152cdb" style:font-size-asian="14pt" style:font-weight-asian="bold" style:font-size-complex="14pt" style:font-weight-complex="bold"/>
    </style:style>
    <style:style style:name="P39" style:family="paragraph" style:parent-style-name="Standard">
      <style:paragraph-properties fo:text-align="start" style:justify-single-word="false"/>
      <style:text-properties style:font-name="Liberation Serif1" fo:font-size="14pt" fo:font-weight="bold" officeooo:rsid="0005b44f" officeooo:paragraph-rsid="012537e9" style:font-size-asian="14pt" style:font-weight-asian="bold" style:font-size-complex="14pt" style:font-weight-complex="bold"/>
    </style:style>
    <style:style style:name="P40" style:family="paragraph" style:parent-style-name="Standard">
      <style:text-properties style:font-name="Liberation Serif1" fo:font-size="14pt" fo:font-weight="bold" officeooo:rsid="00152cdb" officeooo:paragraph-rsid="00152cdb" style:font-size-asian="14pt" style:font-weight-asian="bold" style:font-size-complex="14pt" style:font-weight-complex="bold"/>
    </style:style>
    <style:style style:name="P41" style:family="paragraph" style:parent-style-name="Standard">
      <style:text-properties style:font-name="Liberation Serif1" fo:font-size="14pt" fo:font-weight="bold" officeooo:rsid="001cbe91" officeooo:paragraph-rsid="001ef97e" style:font-size-asian="14pt" style:font-weight-asian="bold" style:font-size-complex="14pt" style:font-weight-complex="bold"/>
    </style:style>
    <style:style style:name="P42" style:family="paragraph" style:parent-style-name="Standard">
      <style:text-properties style:font-name="Liberation Serif1" fo:font-size="14pt" fo:font-weight="bold" officeooo:rsid="00433b8c" officeooo:paragraph-rsid="00433b8c" style:font-size-asian="14pt" style:font-weight-asian="bold" style:font-size-complex="14pt" style:font-weight-complex="bold"/>
    </style:style>
    <style:style style:name="P43" style:family="paragraph" style:parent-style-name="Standard">
      <style:text-properties style:font-name="Liberation Serif1" fo:font-size="14pt" fo:font-weight="bold" officeooo:rsid="00996008" officeooo:paragraph-rsid="00996008" style:font-size-asian="14pt" style:font-weight-asian="bold" style:font-size-complex="14pt" style:font-weight-complex="bold"/>
    </style:style>
    <style:style style:name="P44" style:family="paragraph" style:parent-style-name="Standard">
      <style:text-properties style:font-name="Liberation Serif1" fo:font-size="14pt" fo:font-weight="bold" officeooo:rsid="01f7ed52" officeooo:paragraph-rsid="01f7ed52" style:font-size-asian="14pt" style:font-weight-asian="bold" style:font-size-complex="14pt" style:font-weight-complex="bold"/>
    </style:style>
    <style:style style:name="P45" style:family="paragraph" style:parent-style-name="Standard">
      <style:paragraph-properties fo:text-align="start" style:justify-single-word="false"/>
      <style:text-properties style:font-name="Liberation Serif1" fo:font-size="14pt" fo:font-weight="normal" officeooo:rsid="00ea32e3" officeooo:paragraph-rsid="00ea32e3" style:font-size-asian="14pt" style:font-weight-asian="normal" style:font-size-complex="14pt" style:font-weight-complex="normal"/>
    </style:style>
    <style:style style:name="P46" style:family="paragraph" style:parent-style-name="Standard">
      <style:paragraph-properties fo:text-align="start" style:justify-single-word="false"/>
      <style:text-properties style:font-name="Liberation Serif1" fo:font-size="14pt" fo:font-weight="normal" officeooo:rsid="0005b44f" officeooo:paragraph-rsid="014c4da1" style:font-size-asian="14pt" style:font-weight-asian="normal" style:font-size-complex="14pt" style:font-weight-complex="normal"/>
    </style:style>
    <style:style style:name="P47" style:family="paragraph" style:parent-style-name="Standard">
      <style:paragraph-properties fo:text-align="start" style:justify-single-word="false"/>
      <style:text-properties style:font-name="Liberation Serif1" fo:font-size="14pt" fo:font-weight="normal" officeooo:rsid="014c4da1" officeooo:paragraph-rsid="014c4da1" style:font-size-asian="14pt" style:font-weight-asian="normal" style:font-size-complex="14pt" style:font-weight-complex="normal"/>
    </style:style>
    <style:style style:name="P48" style:family="paragraph" style:parent-style-name="Standard">
      <style:paragraph-properties fo:text-align="start" style:justify-single-word="false"/>
      <style:text-properties style:font-name="Liberation Serif1" fo:font-size="14pt" fo:font-weight="normal" officeooo:rsid="01832349" officeooo:paragraph-rsid="01832349" style:font-size-asian="14pt" style:font-weight-asian="normal" style:font-size-complex="14pt" style:font-weight-complex="normal"/>
    </style:style>
    <style:style style:name="P49" style:family="paragraph" style:parent-style-name="Standard">
      <style:paragraph-properties fo:text-align="start" style:justify-single-word="false"/>
      <style:text-properties style:font-name="Liberation Serif1" fo:font-size="14pt" fo:font-weight="normal" officeooo:rsid="012a724d" officeooo:paragraph-rsid="012a724d" style:font-size-asian="14pt" style:font-weight-asian="normal" style:font-size-complex="14pt" style:font-weight-complex="normal"/>
    </style:style>
    <style:style style:name="P50" style:family="paragraph" style:parent-style-name="Standard">
      <style:paragraph-properties fo:text-align="start" style:justify-single-word="false"/>
      <style:text-properties style:font-name="Liberation Serif1" fo:font-size="14pt" fo:font-style="italic" fo:font-weight="normal" officeooo:rsid="0119ed1c" officeooo:paragraph-rsid="014c4da1" style:font-size-asian="14pt" style:font-style-asian="italic" style:font-weight-asian="normal" style:font-size-complex="14pt" style:font-style-complex="italic" style:font-weight-complex="normal"/>
    </style:style>
    <style:style style:name="P51" style:family="paragraph" style:parent-style-name="Standard">
      <style:text-properties style:text-position="0% 100%" style:font-name="Liberation Serif1" fo:font-size="14pt" style:text-underline-style="none" officeooo:rsid="0005b44f" officeooo:paragraph-rsid="0005b44f" style:font-size-asian="14pt" style:font-size-complex="14pt"/>
    </style:style>
    <style:style style:name="P52" style:family="paragraph" style:parent-style-name="Standard">
      <style:text-properties style:text-position="0% 100%" style:font-name="Liberation Serif1" fo:font-size="14pt" style:text-underline-style="none" officeooo:rsid="0005b44f" officeooo:paragraph-rsid="008378b5" style:font-size-asian="14pt" style:font-size-complex="14pt"/>
    </style:style>
    <style:style style:name="P53" style:family="paragraph" style:parent-style-name="Standard">
      <style:text-properties style:text-position="0% 100%" style:font-name="Liberation Serif1" fo:font-size="14pt" style:text-underline-style="none" officeooo:rsid="0005b44f" officeooo:paragraph-rsid="008e095d" style:font-size-asian="14pt" style:font-size-complex="14pt"/>
    </style:style>
    <style:style style:name="P54" style:family="paragraph" style:parent-style-name="Standard">
      <style:text-properties style:text-position="0% 100%" style:font-name="Liberation Serif1" fo:font-size="14pt" style:text-underline-style="none" officeooo:rsid="0005b44f" officeooo:paragraph-rsid="00bd6744" style:font-size-asian="14pt" style:font-size-complex="14pt"/>
    </style:style>
    <style:style style:name="P55" style:family="paragraph" style:parent-style-name="Standard">
      <style:text-properties style:text-position="0% 100%" style:font-name="Liberation Serif1" fo:font-size="14pt" style:text-underline-style="none" officeooo:rsid="0005b44f" officeooo:paragraph-rsid="00be6b20" style:font-size-asian="14pt" style:font-size-complex="14pt"/>
    </style:style>
    <style:style style:name="P56" style:family="paragraph" style:parent-style-name="Standard">
      <style:text-properties style:text-position="0% 100%" style:font-name="Liberation Serif1" fo:font-size="14pt" style:text-underline-style="none" officeooo:rsid="0005b44f" officeooo:paragraph-rsid="00c647ea" style:font-size-asian="14pt" style:font-size-complex="14pt"/>
    </style:style>
    <style:style style:name="P57" style:family="paragraph" style:parent-style-name="Standard">
      <style:text-properties style:text-position="0% 100%" style:font-name="Liberation Serif1" fo:font-size="14pt" style:text-underline-style="none" officeooo:rsid="0005b44f" officeooo:paragraph-rsid="00cb0878" style:font-size-asian="14pt" style:font-size-complex="14pt"/>
    </style:style>
    <style:style style:name="P58" style:family="paragraph" style:parent-style-name="Standard">
      <style:text-properties style:text-position="0% 100%" style:font-name="Liberation Serif1" fo:font-size="14pt" style:text-underline-style="none" officeooo:rsid="0005b44f" officeooo:paragraph-rsid="012a724d" style:font-size-asian="14pt" style:font-size-complex="14pt"/>
    </style:style>
    <style:style style:name="P59" style:family="paragraph" style:parent-style-name="Standard">
      <style:text-properties style:text-position="0% 100%" style:font-name="Liberation Serif1" fo:font-size="14pt" style:text-underline-style="none" officeooo:rsid="0005b44f" officeooo:paragraph-rsid="012a92b4" style:font-size-asian="14pt" style:font-size-complex="14pt"/>
    </style:style>
    <style:style style:name="P60" style:family="paragraph" style:parent-style-name="Standard">
      <style:text-properties style:text-position="0% 100%" style:font-name="Liberation Serif1" fo:font-size="14pt" style:text-underline-style="none" officeooo:rsid="0005b44f" officeooo:paragraph-rsid="015bcc9b" style:font-size-asian="14pt" style:font-size-complex="14pt"/>
    </style:style>
    <style:style style:name="P61" style:family="paragraph" style:parent-style-name="Standard">
      <style:text-properties style:text-position="0% 100%" style:font-name="Liberation Serif1" fo:font-size="14pt" style:text-underline-style="none" officeooo:rsid="0005b44f" officeooo:paragraph-rsid="018993a9" style:font-size-asian="14pt" style:font-size-complex="14pt"/>
    </style:style>
    <style:style style:name="P62" style:family="paragraph" style:parent-style-name="Standard">
      <style:text-properties style:text-position="0% 100%" style:font-name="Liberation Serif1" fo:font-size="14pt" style:text-underline-style="none" officeooo:rsid="0005b44f" officeooo:paragraph-rsid="018f94c9" style:font-size-asian="14pt" style:font-size-complex="14pt"/>
    </style:style>
    <style:style style:name="P63" style:family="paragraph" style:parent-style-name="Standard">
      <style:text-properties style:text-position="0% 100%" style:font-name="Liberation Serif1" fo:font-size="14pt" style:text-underline-style="none" officeooo:rsid="0005b44f" officeooo:paragraph-rsid="0194ab51" style:font-size-asian="14pt" style:font-size-complex="14pt"/>
    </style:style>
    <style:style style:name="P64" style:family="paragraph" style:parent-style-name="Standard">
      <style:text-properties style:text-position="0% 100%" style:font-name="Liberation Serif1" fo:font-size="14pt" style:text-underline-style="none" officeooo:rsid="0005b44f" officeooo:paragraph-rsid="01f234c4" style:font-size-asian="14pt" style:font-size-complex="14pt"/>
    </style:style>
    <style:style style:name="P65" style:family="paragraph" style:parent-style-name="Standard">
      <style:text-properties style:text-position="0% 100%" style:font-name="Liberation Serif1" fo:font-size="14pt" style:text-underline-style="none" officeooo:rsid="0005b44f" officeooo:paragraph-rsid="01f2d391" style:font-size-asian="14pt" style:font-size-complex="14pt"/>
    </style:style>
    <style:style style:name="P66" style:family="paragraph" style:parent-style-name="Standard">
      <style:text-properties style:text-position="0% 100%" style:font-name="Liberation Serif1" fo:font-size="14pt" style:text-underline-style="none" officeooo:rsid="000f77ec" officeooo:paragraph-rsid="002b3487" style:font-size-asian="14pt" style:font-size-complex="14pt"/>
    </style:style>
    <style:style style:name="P67" style:family="paragraph" style:parent-style-name="Standard">
      <style:text-properties style:text-position="0% 100%" style:font-name="Liberation Serif1" fo:font-size="14pt" style:text-underline-style="none" officeooo:rsid="000f77ec" officeooo:paragraph-rsid="00c647ea" style:font-size-asian="14pt" style:font-size-complex="14pt"/>
    </style:style>
    <style:style style:name="P68" style:family="paragraph" style:parent-style-name="Standard">
      <style:text-properties style:text-position="0% 100%" style:font-name="Liberation Serif1" fo:font-size="14pt" style:text-underline-style="none" officeooo:rsid="000f77ec" officeooo:paragraph-rsid="0126e6b8" style:font-size-asian="14pt" style:font-size-complex="14pt"/>
    </style:style>
    <style:style style:name="P69" style:family="paragraph" style:parent-style-name="Standard">
      <style:text-properties style:text-position="0% 100%" style:font-name="Liberation Serif1" fo:font-size="14pt" style:text-underline-style="none" officeooo:rsid="000f77ec" officeooo:paragraph-rsid="012a724d" style:font-size-asian="14pt" style:font-size-complex="14pt"/>
    </style:style>
    <style:style style:name="P70" style:family="paragraph" style:parent-style-name="Standard">
      <style:text-properties style:text-position="0% 100%" style:font-name="Liberation Serif1" fo:font-size="14pt" style:text-underline-style="none" officeooo:rsid="000f77ec" officeooo:paragraph-rsid="011cad5c" style:font-size-asian="14pt" style:font-size-complex="14pt"/>
    </style:style>
    <style:style style:name="P71" style:family="paragraph" style:parent-style-name="Standard">
      <style:text-properties style:text-position="0% 100%" style:font-name="Liberation Serif1" fo:font-size="14pt" style:text-underline-style="none" officeooo:rsid="000f77ec" officeooo:paragraph-rsid="00edc9d5" style:font-size-asian="14pt" style:font-size-complex="14pt"/>
    </style:style>
    <style:style style:name="P72" style:family="paragraph" style:parent-style-name="Standard">
      <style:text-properties style:text-position="0% 100%" style:font-name="Liberation Serif1" fo:font-size="14pt" style:text-underline-style="none" officeooo:rsid="000f77ec" officeooo:paragraph-rsid="01b13a5d" style:font-size-asian="14pt" style:font-size-complex="14pt"/>
    </style:style>
    <style:style style:name="P73" style:family="paragraph" style:parent-style-name="Standard">
      <style:text-properties style:text-position="0% 100%" style:font-name="Liberation Serif1" fo:font-size="14pt" style:text-underline-style="none" officeooo:rsid="000f77ec" officeooo:paragraph-rsid="01c99b8d" style:font-size-asian="14pt" style:font-size-complex="14pt"/>
    </style:style>
    <style:style style:name="P74" style:family="paragraph" style:parent-style-name="Standard">
      <style:text-properties style:text-position="0% 100%" style:font-name="Liberation Serif1" fo:font-size="14pt" style:text-underline-style="none" officeooo:rsid="00bd6744" officeooo:paragraph-rsid="002b3487" style:font-size-asian="14pt" style:font-size-complex="14pt"/>
    </style:style>
    <style:style style:name="P75" style:family="paragraph" style:parent-style-name="Standard">
      <style:text-properties style:text-position="0% 100%" style:font-name="Liberation Serif1" fo:font-size="14pt" style:text-underline-style="none" officeooo:rsid="00bd6744" officeooo:paragraph-rsid="00edc9d5" style:font-size-asian="14pt" style:font-size-complex="14pt"/>
    </style:style>
    <style:style style:name="P76" style:family="paragraph" style:parent-style-name="Standard">
      <style:text-properties style:text-position="0% 100%" style:font-name="Liberation Serif1" fo:font-size="14pt" style:text-underline-style="none" officeooo:rsid="00bd6744" officeooo:paragraph-rsid="0178015b" style:font-size-asian="14pt" style:font-size-complex="14pt"/>
    </style:style>
    <style:style style:name="P77" style:family="paragraph" style:parent-style-name="Standard">
      <style:text-properties style:text-position="0% 100%" style:font-name="Liberation Serif1" fo:font-size="14pt" style:text-underline-style="none" officeooo:rsid="00bd6744" officeooo:paragraph-rsid="0178fcc6" style:font-size-asian="14pt" style:font-size-complex="14pt"/>
    </style:style>
    <style:style style:name="P78" style:family="paragraph" style:parent-style-name="Standard">
      <style:text-properties style:text-position="0% 100%" style:font-name="Liberation Serif1" fo:font-size="14pt" style:text-underline-style="none" officeooo:rsid="00bd6744" officeooo:paragraph-rsid="01b13a5d" style:font-size-asian="14pt" style:font-size-complex="14pt"/>
    </style:style>
    <style:style style:name="P79" style:family="paragraph" style:parent-style-name="Standard">
      <style:text-properties style:text-position="0% 100%" style:font-name="Liberation Serif1" fo:font-size="14pt" style:text-underline-style="none" officeooo:rsid="00bd6744" officeooo:paragraph-rsid="01c99b8d" style:font-size-asian="14pt" style:font-size-complex="14pt"/>
    </style:style>
    <style:style style:name="P80" style:family="paragraph" style:parent-style-name="Standard">
      <style:text-properties style:text-position="0% 100%" style:font-name="Liberation Serif1" fo:font-size="14pt" style:text-underline-style="none" officeooo:rsid="00bd6744" officeooo:paragraph-rsid="01d2fd6a" style:font-size-asian="14pt" style:font-size-complex="14pt"/>
    </style:style>
    <style:style style:name="P81" style:family="paragraph" style:parent-style-name="Standard">
      <style:text-properties style:text-position="0% 100%" style:font-name="Liberation Serif1" fo:font-size="14pt" style:text-underline-style="none" officeooo:rsid="00152cdb" officeooo:paragraph-rsid="00d5f680" style:font-size-asian="14pt" style:font-size-complex="14pt"/>
    </style:style>
    <style:style style:name="P82" style:family="paragraph" style:parent-style-name="Standard">
      <style:text-properties style:text-position="0% 100%" style:font-name="Liberation Serif1" fo:font-size="14pt" style:text-underline-style="none" officeooo:rsid="00152cdb" officeooo:paragraph-rsid="015a5d04" style:font-size-asian="14pt" style:font-size-complex="14pt"/>
    </style:style>
    <style:style style:name="P83" style:family="paragraph" style:parent-style-name="Standard">
      <style:text-properties style:text-position="0% 100%" style:font-name="Liberation Serif1" fo:font-size="14pt" style:text-underline-style="none" officeooo:rsid="00152cdb" officeooo:paragraph-rsid="018993a9" style:font-size-asian="14pt" style:font-size-complex="14pt"/>
    </style:style>
    <style:style style:name="P84" style:family="paragraph" style:parent-style-name="Standard">
      <style:text-properties style:text-position="0% 100%" style:font-name="Liberation Serif1" fo:font-size="14pt" style:text-underline-style="none" officeooo:rsid="00152cdb" officeooo:paragraph-rsid="0196894f" style:font-size-asian="14pt" style:font-size-complex="14pt"/>
    </style:style>
    <style:style style:name="P85" style:family="paragraph" style:parent-style-name="Standard">
      <style:text-properties style:text-position="0% 100%" style:font-name="Liberation Serif1" fo:font-size="14pt" style:text-underline-style="none" officeooo:rsid="0083bcc8" officeooo:paragraph-rsid="00844278" style:font-size-asian="14pt" style:font-size-complex="14pt"/>
    </style:style>
    <style:style style:name="P86" style:family="paragraph" style:parent-style-name="Standard">
      <style:text-properties style:text-position="0% 100%" style:font-name="Liberation Serif1" fo:font-size="14pt" style:text-underline-style="none" officeooo:rsid="002b3487" officeooo:paragraph-rsid="00324465" style:font-size-asian="14pt" style:font-size-complex="14pt"/>
    </style:style>
    <style:style style:name="P87" style:family="paragraph" style:parent-style-name="Standard">
      <style:text-properties style:text-position="0% 100%" style:font-name="Liberation Serif1" fo:font-size="14pt" style:text-underline-style="none" officeooo:rsid="0008ce61" officeooo:paragraph-rsid="01f2d391" style:font-size-asian="14pt" style:font-size-complex="14pt"/>
    </style:style>
    <style:style style:name="P88" style:family="paragraph" style:parent-style-name="Standard">
      <style:text-properties style:text-position="0% 100%" style:font-name="Liberation Serif1" fo:font-size="14pt" style:text-underline-style="none" officeooo:rsid="0122ea0d" officeooo:paragraph-rsid="0176f5fe" style:font-size-asian="14pt" style:font-size-complex="14pt"/>
    </style:style>
    <style:style style:name="P89" style:family="paragraph" style:parent-style-name="Standard">
      <style:text-properties style:text-position="0% 100%" style:font-name="Liberation Serif1" fo:font-size="14pt" style:text-underline-style="none" officeooo:rsid="0122ea0d" officeooo:paragraph-rsid="01c5d737" style:font-size-asian="14pt" style:font-size-complex="14pt"/>
    </style:style>
    <style:style style:name="P90" style:family="paragraph" style:parent-style-name="Standard">
      <style:text-properties style:text-position="0% 100%" style:font-name="Liberation Serif1" fo:font-size="14pt" style:text-underline-style="none" officeooo:rsid="0185ea57" officeooo:paragraph-rsid="01b13a5d" style:font-size-asian="14pt" style:font-size-complex="14pt"/>
    </style:style>
    <style:style style:name="P91" style:family="paragraph" style:parent-style-name="Standard">
      <style:text-properties style:text-position="0% 100%" style:font-name="Liberation Serif1" fo:font-size="14pt" style:text-underline-style="none" officeooo:rsid="0185ea57" officeooo:paragraph-rsid="01c41194" style:font-size-asian="14pt" style:font-size-complex="14pt"/>
    </style:style>
    <style:style style:name="P92" style:family="paragraph" style:parent-style-name="Standard">
      <style:text-properties style:text-position="0% 100%" style:font-name="Liberation Serif1" fo:font-size="14pt" style:text-underline-style="none" officeooo:rsid="001cf72a" officeooo:paragraph-rsid="001cf72a" style:font-size-asian="14pt" style:font-size-complex="14pt"/>
    </style:style>
    <style:style style:name="P93" style:family="paragraph" style:parent-style-name="Standard">
      <style:text-properties style:text-position="0% 100%" style:font-name="Liberation Serif1" fo:font-size="14pt" style:text-underline-style="none" officeooo:rsid="01d6a299" officeooo:paragraph-rsid="01d6a299" style:font-size-asian="14pt" style:font-size-complex="14pt"/>
    </style:style>
    <style:style style:name="P94" style:family="paragraph" style:parent-style-name="Standard">
      <style:text-properties style:text-position="0% 100%" style:font-name="Liberation Serif1" fo:font-size="14pt" style:text-underline-style="none" officeooo:rsid="01e2f65d" officeooo:paragraph-rsid="01e2f65d" style:font-size-asian="14pt" style:font-size-complex="14pt"/>
    </style:style>
    <style:style style:name="P95" style:family="paragraph" style:parent-style-name="Standard">
      <style:text-properties style:text-position="0% 100%" style:font-name="Liberation Serif1" fo:font-size="14pt" style:text-underline-style="none" officeooo:rsid="01f2d391" officeooo:paragraph-rsid="01f2d391" style:font-size-asian="14pt" style:font-size-complex="14pt"/>
    </style:style>
    <style:style style:name="P96" style:family="paragraph" style:parent-style-name="Standard">
      <style:text-properties style:text-position="0% 100%" style:font-name="Liberation Serif1" fo:font-size="14pt" style:text-underline-style="none" fo:font-weight="bold" officeooo:rsid="00bc58aa" officeooo:paragraph-rsid="00bc58aa" style:font-size-asian="14pt" style:font-weight-asian="bold" style:font-size-complex="14pt" style:font-weight-complex="bold"/>
    </style:style>
    <style:style style:name="P97" style:family="paragraph" style:parent-style-name="Standard">
      <style:paragraph-properties fo:text-align="center" style:justify-single-word="false"/>
      <style:text-properties style:text-position="0% 100%" style:font-name="Liberation Serif1" fo:font-size="14pt" style:text-underline-style="none" fo:font-weight="bold" officeooo:rsid="00891109" officeooo:paragraph-rsid="00f3ca4c" style:font-size-asian="14pt" style:font-weight-asian="bold" style:font-size-complex="14pt" style:font-weight-complex="bold"/>
    </style:style>
    <style:style style:name="P98" style:family="paragraph" style:parent-style-name="Standard">
      <style:paragraph-properties fo:text-align="center" style:justify-single-word="false"/>
      <style:text-properties style:text-position="0% 100%" style:font-name="Liberation Serif1" fo:font-size="14pt" style:text-underline-style="none" fo:font-weight="bold" officeooo:rsid="0122ea0d" officeooo:paragraph-rsid="01094725" style:font-size-asian="14pt" style:font-weight-asian="bold" style:font-size-complex="14pt" style:font-weight-complex="bold"/>
    </style:style>
    <style:style style:name="P99" style:family="paragraph" style:parent-style-name="Standard">
      <style:paragraph-properties fo:text-align="center" style:justify-single-word="false"/>
      <style:text-properties style:text-position="0% 100%" style:font-name="Liberation Serif1" fo:font-size="14pt" style:text-underline-style="none" fo:font-weight="bold" officeooo:rsid="0008ce61" officeooo:paragraph-rsid="01094725" style:font-size-asian="14pt" style:font-weight-asian="bold" style:font-size-complex="14pt" style:font-weight-complex="bold"/>
    </style:style>
    <style:style style:name="P100" style:family="paragraph" style:parent-style-name="Standard">
      <style:paragraph-properties fo:text-align="start" style:justify-single-word="false"/>
      <style:text-properties style:text-position="0% 100%" style:font-name="Liberation Serif1" fo:font-size="14pt" style:text-underline-style="none" fo:font-weight="bold" officeooo:rsid="01bc9983" officeooo:paragraph-rsid="01bc9983" style:font-size-asian="14pt" style:font-weight-asian="bold" style:font-size-complex="14pt" style:font-weight-complex="bold"/>
    </style:style>
    <style:style style:name="P101" style:family="paragraph" style:parent-style-name="Standard">
      <style:paragraph-properties fo:text-align="start" style:justify-single-word="false"/>
      <style:text-properties style:text-position="0% 100%" style:font-name="Liberation Serif1" fo:font-size="14pt" style:text-underline-style="none" fo:font-weight="normal" officeooo:rsid="01aeb8df" officeooo:paragraph-rsid="01aeb8df" style:font-size-asian="14pt" style:font-weight-asian="normal" style:font-size-complex="14pt" style:font-weight-complex="normal"/>
    </style:style>
    <style:style style:name="P102" style:family="paragraph" style:parent-style-name="Standard">
      <style:paragraph-properties fo:text-align="start" style:justify-single-word="false"/>
      <style:text-properties style:text-position="0% 100%" style:font-name="Liberation Serif1" fo:font-size="14pt" style:text-underline-style="none" fo:font-weight="normal" officeooo:rsid="01aeb8df" officeooo:paragraph-rsid="01b68015" style:font-size-asian="14pt" style:font-weight-asian="normal" style:font-size-complex="14pt" style:font-weight-complex="normal"/>
    </style:style>
    <style:style style:name="P103" style:family="paragraph" style:parent-style-name="Standard">
      <style:paragraph-properties fo:text-align="start" style:justify-single-word="false"/>
      <style:text-properties style:text-position="0% 100%" style:font-name="Liberation Serif1" fo:font-size="14pt" style:text-underline-style="none" fo:font-weight="normal" officeooo:rsid="01aeb8df" officeooo:paragraph-rsid="01b81e91" style:font-size-asian="14pt" style:font-weight-asian="normal" style:font-size-complex="14pt" style:font-weight-complex="normal"/>
    </style:style>
    <style:style style:name="P104" style:family="paragraph" style:parent-style-name="Standard">
      <style:paragraph-properties fo:text-align="start" style:justify-single-word="false"/>
      <style:text-properties style:text-position="0% 100%" style:font-name="Liberation Serif1" fo:font-size="14pt" style:text-underline-style="none" fo:font-weight="normal" officeooo:rsid="0005b44f" officeooo:paragraph-rsid="01aeb8df" style:font-size-asian="14pt" style:font-weight-asian="normal" style:font-size-complex="14pt" style:font-weight-complex="normal"/>
    </style:style>
    <style:style style:name="P105" style:family="paragraph" style:parent-style-name="Standard">
      <style:paragraph-properties fo:text-align="start" style:justify-single-word="false"/>
      <style:text-properties style:text-position="0% 100%" style:font-name="Liberation Serif1" fo:font-size="14pt" style:text-underline-style="none" fo:font-weight="normal" officeooo:rsid="0005b44f" officeooo:paragraph-rsid="01b13a5d" style:font-size-asian="14pt" style:font-weight-asian="normal" style:font-size-complex="14pt" style:font-weight-complex="normal"/>
    </style:style>
    <style:style style:name="P106" style:family="paragraph" style:parent-style-name="Standard">
      <style:paragraph-properties fo:text-align="start" style:justify-single-word="false"/>
      <style:text-properties style:text-position="0% 100%" style:font-name="Liberation Serif1" fo:font-size="14pt" style:text-underline-style="none" fo:font-weight="normal" officeooo:rsid="0005b44f" officeooo:paragraph-rsid="01bc9983" style:font-size-asian="14pt" style:font-weight-asian="normal" style:font-size-complex="14pt" style:font-weight-complex="normal"/>
    </style:style>
    <style:style style:name="P107" style:family="paragraph" style:parent-style-name="Standard">
      <style:paragraph-properties fo:text-align="start" style:justify-single-word="false"/>
      <style:text-properties style:text-position="0% 100%" style:font-name="Liberation Serif1" fo:font-size="14pt" style:text-underline-style="none" fo:font-weight="normal" officeooo:rsid="0005b44f" officeooo:paragraph-rsid="01be7f89" style:font-size-asian="14pt" style:font-weight-asian="normal" style:font-size-complex="14pt" style:font-weight-complex="normal"/>
    </style:style>
    <style:style style:name="P108" style:family="paragraph" style:parent-style-name="Standard">
      <style:paragraph-properties fo:text-align="start" style:justify-single-word="false"/>
      <style:text-properties style:text-position="0% 100%" style:font-name="Liberation Serif1" fo:font-size="14pt" style:text-underline-style="none" fo:font-weight="normal" officeooo:rsid="0005b44f" officeooo:paragraph-rsid="01f234c4" style:font-size-asian="14pt" style:font-weight-asian="normal" style:font-size-complex="14pt" style:font-weight-complex="normal"/>
    </style:style>
    <style:style style:name="P109" style:family="paragraph" style:parent-style-name="Standard">
      <style:paragraph-properties fo:text-align="start" style:justify-single-word="false"/>
      <style:text-properties style:text-position="0% 100%" style:font-name="Liberation Serif1" fo:font-size="14pt" style:text-underline-style="none" fo:font-weight="normal" officeooo:rsid="0005b44f" officeooo:paragraph-rsid="01f4214f" style:font-size-asian="14pt" style:font-weight-asian="normal" style:font-size-complex="14pt" style:font-weight-complex="normal"/>
    </style:style>
    <style:style style:name="P110" style:family="paragraph" style:parent-style-name="Standard">
      <style:paragraph-properties fo:text-align="start" style:justify-single-word="false"/>
      <style:text-properties style:text-position="0% 100%" style:font-name="Liberation Serif1" fo:font-size="14pt" style:text-underline-style="none" fo:font-weight="normal" officeooo:rsid="0038a928" officeooo:paragraph-rsid="01c8271e" style:font-size-asian="14pt" style:font-weight-asian="normal" style:font-size-complex="14pt" style:font-weight-complex="normal"/>
    </style:style>
    <style:style style:name="P111" style:family="paragraph" style:parent-style-name="Standard">
      <style:paragraph-properties fo:text-align="start" style:justify-single-word="false"/>
      <style:text-properties style:text-position="0% 100%" style:font-name="Liberation Serif1" fo:font-size="14pt" style:text-underline-style="none" fo:font-weight="normal" officeooo:rsid="01b81e91" officeooo:paragraph-rsid="01b81e91" style:font-size-asian="14pt" style:font-weight-asian="normal" style:font-size-complex="14pt" style:font-weight-complex="normal"/>
    </style:style>
    <style:style style:name="P112" style:family="paragraph" style:parent-style-name="Standard">
      <style:paragraph-properties fo:text-align="start" style:justify-single-word="false"/>
      <style:text-properties style:text-position="0% 100%" style:font-name="Liberation Serif1" fo:font-size="14pt" style:text-underline-style="none" fo:font-weight="normal" officeooo:rsid="01b81e91" officeooo:paragraph-rsid="01ba4b1c" style:font-size-asian="14pt" style:font-weight-asian="normal" style:font-size-complex="14pt" style:font-weight-complex="normal"/>
    </style:style>
    <style:style style:name="P113" style:family="paragraph" style:parent-style-name="Standard">
      <style:paragraph-properties fo:text-align="start" style:justify-single-word="false"/>
      <style:text-properties style:text-position="0% 100%" style:font-name="Liberation Serif1" fo:font-size="14pt" style:text-underline-style="none" fo:font-weight="normal" officeooo:rsid="000f77ec" officeooo:paragraph-rsid="01c99b8d" style:font-size-asian="14pt" style:font-weight-asian="normal" style:font-size-complex="14pt" style:font-weight-complex="normal"/>
    </style:style>
    <style:style style:name="P114" style:family="paragraph" style:parent-style-name="Standard">
      <style:paragraph-properties fo:text-align="start" style:justify-single-word="false"/>
      <style:text-properties style:text-position="0% 100%" style:font-name="Liberation Serif1" fo:font-size="14pt" style:text-underline-style="none" fo:font-weight="normal" officeooo:rsid="01efc964" officeooo:paragraph-rsid="01efc964" style:font-size-asian="14pt" style:font-weight-asian="normal" style:font-size-complex="14pt" style:font-weight-complex="normal"/>
    </style:style>
    <style:style style:name="P115" style:family="paragraph" style:parent-style-name="Standard">
      <style:paragraph-properties fo:text-align="start" style:justify-single-word="false"/>
      <style:text-properties style:text-position="0% 100%" style:font-name="Liberation Serif1" fo:font-size="14pt" style:text-underline-style="none" fo:font-weight="normal" officeooo:rsid="01f2d391" officeooo:paragraph-rsid="01f306c0" style:font-size-asian="14pt" style:font-weight-asian="normal" style:font-size-complex="14pt" style:font-weight-complex="normal"/>
    </style:style>
    <style:style style:name="P116" style:family="paragraph" style:parent-style-name="Standard">
      <style:paragraph-properties fo:text-align="start" style:justify-single-word="false"/>
      <style:text-properties style:text-position="0% 100%" style:font-name="Liberation Serif1" fo:font-size="14pt" style:text-underline-style="none" fo:font-weight="normal" officeooo:rsid="01f2d391" officeooo:paragraph-rsid="01f4214f" style:font-size-asian="14pt" style:font-weight-asian="normal" style:font-size-complex="14pt" style:font-weight-complex="normal"/>
    </style:style>
    <style:style style:name="P117" style:family="paragraph" style:parent-style-name="Standard">
      <style:paragraph-properties fo:text-align="start" style:justify-single-word="false"/>
      <style:text-properties style:text-position="0% 100%" style:font-name="Liberation Serif1" fo:font-size="14pt" style:text-underline-style="none" fo:font-weight="normal" officeooo:rsid="01f4214f" officeooo:paragraph-rsid="01f4214f" style:font-size-asian="14pt" style:font-weight-asian="normal" style:font-size-complex="14pt" style:font-weight-complex="normal"/>
    </style:style>
    <style:style style:name="P118" style:family="paragraph" style:parent-style-name="Standard">
      <style:paragraph-properties fo:text-align="start" style:justify-single-word="false"/>
      <style:text-properties style:text-position="0% 100%" style:font-name="Liberation Serif1" fo:font-size="14pt" style:text-underline-style="none" fo:font-weight="normal" officeooo:rsid="01f4b4e6" officeooo:paragraph-rsid="01f4b4e6" style:font-size-asian="14pt" style:font-weight-asian="normal" style:font-size-complex="14pt" style:font-weight-complex="normal"/>
    </style:style>
    <style:style style:name="P119" style:family="paragraph" style:parent-style-name="Standard">
      <style:paragraph-properties fo:text-align="start" style:justify-single-word="false"/>
      <style:text-properties style:text-position="0% 100%" style:font-name="Liberation Serif1" fo:font-size="16pt" style:text-underline-style="none" fo:font-weight="bold" officeooo:rsid="01ef3c36" officeooo:paragraph-rsid="01ef3c36" style:font-size-asian="16pt" style:font-weight-asian="bold" style:font-size-complex="16pt" style:font-weight-complex="bold"/>
    </style:style>
    <style:style style:name="P120" style:family="paragraph" style:parent-style-name="Standard">
      <style:text-properties style:text-position="0% 100%" fo:font-size="14pt" officeooo:rsid="0083bcc8" officeooo:paragraph-rsid="0087687a" style:font-size-asian="14pt" style:font-size-complex="14pt"/>
    </style:style>
    <style:style style:name="P121" style:family="paragraph" style:parent-style-name="Standard">
      <style:text-properties style:text-position="0% 100%" fo:font-size="14pt" officeooo:rsid="01d6a299" officeooo:paragraph-rsid="01dc152a" style:font-size-asian="14pt" style:font-size-complex="14pt"/>
    </style:style>
    <style:style style:name="P122" style:family="paragraph" style:parent-style-name="Standard">
      <style:text-properties fo:font-size="14pt" officeooo:rsid="0005b44f" officeooo:paragraph-rsid="00324465" style:font-size-asian="14pt" style:font-size-complex="14pt"/>
    </style:style>
    <style:style style:name="P123" style:family="paragraph" style:parent-style-name="Standard">
      <style:text-properties fo:font-size="14pt" officeooo:rsid="0005b44f" officeooo:paragraph-rsid="002b3487" style:font-size-asian="14pt" style:font-size-complex="14pt"/>
    </style:style>
    <style:style style:name="P124" style:family="paragraph" style:parent-style-name="Standard">
      <style:text-properties fo:font-size="14pt" officeooo:rsid="0005b44f" officeooo:paragraph-rsid="008378b5" style:font-size-asian="14pt" style:font-size-complex="14pt"/>
    </style:style>
    <style:style style:name="P125" style:family="paragraph" style:parent-style-name="Standard">
      <style:text-properties fo:font-size="14pt" officeooo:rsid="0005b44f" officeooo:paragraph-rsid="008e9560" style:font-size-asian="14pt" style:font-size-complex="14pt"/>
    </style:style>
    <style:style style:name="P126" style:family="paragraph" style:parent-style-name="Standard">
      <style:text-properties fo:font-size="14pt" officeooo:rsid="0005b44f" officeooo:paragraph-rsid="008ebca1" style:font-size-asian="14pt" style:font-size-complex="14pt"/>
    </style:style>
    <style:style style:name="P127" style:family="paragraph" style:parent-style-name="Standard">
      <style:text-properties fo:font-size="14pt" officeooo:rsid="0005b44f" officeooo:paragraph-rsid="009c6108" style:font-size-asian="14pt" style:font-size-complex="14pt"/>
    </style:style>
    <style:style style:name="P128" style:family="paragraph" style:parent-style-name="Standard">
      <style:text-properties fo:font-size="14pt" officeooo:rsid="0005b44f" officeooo:paragraph-rsid="00a00320" style:font-size-asian="14pt" style:font-size-complex="14pt"/>
    </style:style>
    <style:style style:name="P129" style:family="paragraph" style:parent-style-name="Standard">
      <style:text-properties fo:font-size="14pt" officeooo:rsid="0005b44f" officeooo:paragraph-rsid="00b01816" style:font-size-asian="14pt" style:font-size-complex="14pt"/>
    </style:style>
    <style:style style:name="P130" style:family="paragraph" style:parent-style-name="Standard">
      <style:text-properties fo:font-size="14pt" officeooo:rsid="0005b44f" officeooo:paragraph-rsid="00372ae5" style:font-size-asian="14pt" style:font-size-complex="14pt"/>
    </style:style>
    <style:style style:name="P131" style:family="paragraph" style:parent-style-name="Standard">
      <style:text-properties fo:font-size="14pt" officeooo:rsid="0005b44f" officeooo:paragraph-rsid="00be6b20" style:font-size-asian="14pt" style:font-size-complex="14pt"/>
    </style:style>
    <style:style style:name="P132" style:family="paragraph" style:parent-style-name="Standard">
      <style:text-properties fo:font-size="14pt" officeooo:rsid="0005b44f" officeooo:paragraph-rsid="00edc9d5" style:font-size-asian="14pt" style:font-size-complex="14pt"/>
    </style:style>
    <style:style style:name="P133" style:family="paragraph" style:parent-style-name="Standard">
      <style:text-properties fo:font-size="14pt" officeooo:rsid="0005b44f" officeooo:paragraph-rsid="0123b795" style:font-size-asian="14pt" style:font-size-complex="14pt"/>
    </style:style>
    <style:style style:name="P134" style:family="paragraph" style:parent-style-name="Standard">
      <style:text-properties fo:font-size="14pt" officeooo:rsid="0005b44f" officeooo:paragraph-rsid="01750291" style:font-size-asian="14pt" style:font-size-complex="14pt"/>
    </style:style>
    <style:style style:name="P135" style:family="paragraph" style:parent-style-name="Standard">
      <style:text-properties fo:font-size="14pt" officeooo:rsid="0005b44f" officeooo:paragraph-rsid="018ac152" style:font-size-asian="14pt" style:font-size-complex="14pt"/>
    </style:style>
    <style:style style:name="P136" style:family="paragraph" style:parent-style-name="Standard">
      <style:text-properties fo:font-size="14pt" officeooo:rsid="0005b44f" officeooo:paragraph-rsid="018c4217" style:font-size-asian="14pt" style:font-size-complex="14pt"/>
    </style:style>
    <style:style style:name="P137" style:family="paragraph" style:parent-style-name="Standard">
      <style:text-properties fo:font-size="14pt" officeooo:rsid="0005b44f" officeooo:paragraph-rsid="019e245b" style:font-size-asian="14pt" style:font-size-complex="14pt"/>
    </style:style>
    <style:style style:name="P138" style:family="paragraph" style:parent-style-name="Standard">
      <style:text-properties fo:font-size="14pt" officeooo:rsid="0005b44f" officeooo:paragraph-rsid="01ddff5f" style:font-size-asian="14pt" style:font-size-complex="14pt"/>
    </style:style>
    <style:style style:name="P139" style:family="paragraph" style:parent-style-name="Standard">
      <style:text-properties fo:font-size="14pt" officeooo:rsid="0005b44f" officeooo:paragraph-rsid="01df73f7" style:font-size-asian="14pt" style:font-size-complex="14pt"/>
    </style:style>
    <style:style style:name="P140" style:family="paragraph" style:parent-style-name="Standard">
      <style:text-properties fo:font-size="14pt" officeooo:rsid="00152cdb" officeooo:paragraph-rsid="015bcc9b" style:font-size-asian="14pt" style:font-size-complex="14pt"/>
    </style:style>
    <style:style style:name="P141" style:family="paragraph" style:parent-style-name="Standard">
      <style:text-properties fo:font-size="14pt" officeooo:rsid="00152cdb" officeooo:paragraph-rsid="018993a9" style:font-size-asian="14pt" style:font-size-complex="14pt"/>
    </style:style>
    <style:style style:name="P142" style:family="paragraph" style:parent-style-name="Standard">
      <style:text-properties fo:font-size="14pt" officeooo:rsid="00152cdb" officeooo:paragraph-rsid="00171782" style:font-size-asian="14pt" style:font-size-complex="14pt"/>
    </style:style>
    <style:style style:name="P143" style:family="paragraph" style:parent-style-name="Standard">
      <style:text-properties fo:font-size="14pt" officeooo:rsid="0083bcc8" officeooo:paragraph-rsid="00844278" style:font-size-asian="14pt" style:font-size-complex="14pt"/>
    </style:style>
    <style:style style:name="P144" style:family="paragraph" style:parent-style-name="Standard">
      <style:text-properties fo:font-size="14pt" officeooo:paragraph-rsid="01e51367"/>
    </style:style>
    <style:style style:name="P145" style:family="paragraph" style:parent-style-name="Standard">
      <style:text-properties style:text-position="sub 58%" style:font-name="Liberation Serif1" fo:font-size="14pt" style:text-underline-style="none" officeooo:rsid="0008ce61" officeooo:paragraph-rsid="008378b5" style:font-size-asian="14pt" style:font-size-complex="14pt"/>
    </style:style>
    <style:style style:name="P146" style:family="paragraph" style:parent-style-name="Standard">
      <style:text-properties style:font-name="Liberation Serif1" fo:font-size="14pt" officeooo:rsid="007ecfbc" officeooo:paragraph-rsid="0160975f" style:font-size-asian="14pt" style:font-size-complex="14pt"/>
    </style:style>
    <style:style style:name="P147" style:family="paragraph" style:parent-style-name="Standard">
      <style:text-properties style:font-name="Liberation Serif1" fo:font-size="14pt" officeooo:rsid="0066ee84" officeooo:paragraph-rsid="015cf314" style:font-size-asian="14pt" style:font-size-complex="14pt"/>
    </style:style>
    <style:style style:name="P148" style:family="paragraph" style:parent-style-name="Standard" style:list-style-name="L1">
      <style:text-properties style:font-name="Liberation Serif1" fo:font-size="14pt" officeooo:rsid="00433b8c" officeooo:paragraph-rsid="01788267" style:font-size-asian="14pt" style:font-size-complex="14pt"/>
    </style:style>
    <style:style style:name="P149" style:family="paragraph" style:parent-style-name="Standard" style:list-style-name="L1">
      <style:text-properties style:font-name="Liberation Serif1" fo:font-size="14pt" officeooo:rsid="00433b8c" officeooo:paragraph-rsid="00433b8c" style:font-size-asian="14pt" style:font-size-complex="14pt"/>
    </style:style>
    <style:style style:name="P150" style:family="paragraph" style:parent-style-name="Standard" style:list-style-name="L1">
      <style:text-properties style:font-name="Liberation Serif1" fo:font-size="14pt" officeooo:rsid="00780e77" officeooo:paragraph-rsid="00780e77" style:font-size-asian="14pt" style:font-size-complex="14pt"/>
    </style:style>
    <style:style style:name="P151" style:family="paragraph" style:parent-style-name="Standard" style:list-style-name="L1">
      <style:text-properties style:font-name="Liberation Serif1" fo:font-size="14pt" officeooo:rsid="015365a6" officeooo:paragraph-rsid="015365a6" style:font-size-asian="14pt" style:font-size-complex="14pt"/>
    </style:style>
    <style:style style:name="P152" style:family="paragraph" style:parent-style-name="Standard" style:list-style-name="L1">
      <style:text-properties style:font-name="Liberation Serif1" fo:font-size="14pt" officeooo:rsid="01e7798b" officeooo:paragraph-rsid="01e7798b" style:font-size-asian="14pt" style:font-size-complex="14pt"/>
    </style:style>
    <style:style style:name="P153" style:family="paragraph" style:parent-style-name="Standard">
      <style:text-properties style:font-name="Liberation Serif1" fo:font-size="14pt" officeooo:rsid="0038a928" officeooo:paragraph-rsid="01fbf7ef" style:font-size-asian="14pt" style:font-size-complex="14pt"/>
    </style:style>
    <style:style style:name="P154" style:family="paragraph" style:parent-style-name="Standard">
      <style:text-properties style:font-name="Liberation Serif1" fo:font-size="14pt" officeooo:rsid="0038a928" officeooo:paragraph-rsid="014c4da1" style:font-size-asian="14pt" style:font-size-complex="14pt"/>
    </style:style>
    <style:style style:name="P155" style:family="paragraph" style:parent-style-name="Standard">
      <style:text-properties style:font-name="Liberation Serif1" fo:font-size="14pt" officeooo:rsid="0038a928" officeooo:paragraph-rsid="0205599d" style:font-size-asian="14pt" style:font-size-complex="14pt"/>
    </style:style>
    <style:style style:name="P156" style:family="paragraph" style:parent-style-name="Standard">
      <style:text-properties style:font-name="Liberation Serif1" fo:font-size="14pt" officeooo:rsid="00996008" officeooo:paragraph-rsid="00996008" style:font-size-asian="14pt" style:font-size-complex="14pt"/>
    </style:style>
    <style:style style:name="P157" style:family="paragraph" style:parent-style-name="Standard" style:list-style-name="L1">
      <style:text-properties style:font-name="Liberation Serif1" fo:font-size="14pt" officeooo:rsid="0202e159" officeooo:paragraph-rsid="0203a899" style:font-size-asian="14pt" style:font-size-complex="14pt"/>
    </style:style>
    <style:style style:name="P158" style:family="paragraph" style:parent-style-name="Standard">
      <style:text-properties style:font-name="Liberation Serif1" fo:font-size="14pt" officeooo:rsid="001cbe91" officeooo:paragraph-rsid="001ef97e" style:font-size-asian="14pt" style:font-size-complex="14pt"/>
    </style:style>
    <style:style style:name="P159" style:family="paragraph" style:parent-style-name="Standard">
      <style:text-properties style:font-name="Liberation Serif1" fo:font-size="14pt" style:text-underline-style="none" officeooo:rsid="0005b44f" officeooo:paragraph-rsid="00d5f680" style:font-size-asian="14pt" style:font-size-complex="14pt"/>
    </style:style>
    <style:style style:name="P160" style:family="paragraph" style:parent-style-name="Standard">
      <style:text-properties style:font-name="Liberation Serif1" fo:font-size="14pt" style:text-underline-style="none" officeooo:rsid="0005b44f" officeooo:paragraph-rsid="019e245b" style:font-size-asian="14pt" style:font-size-complex="14pt"/>
    </style:style>
    <style:style style:name="P161" style:family="paragraph" style:parent-style-name="Standard">
      <style:text-properties style:font-name="Liberation Serif1" fo:font-size="14pt" style:text-underline-style="none" officeooo:rsid="0005b44f" officeooo:paragraph-rsid="0212e0cc" style:font-size-asian="14pt" style:font-size-complex="14pt"/>
    </style:style>
    <style:style style:name="P162" style:family="paragraph" style:parent-style-name="Standard">
      <style:text-properties style:font-name="Liberation Serif1" fo:font-size="14pt" style:text-underline-style="none" officeooo:rsid="0005b44f" officeooo:paragraph-rsid="00171782" style:font-size-asian="14pt" style:font-size-complex="14pt"/>
    </style:style>
    <style:style style:name="P163" style:family="paragraph" style:parent-style-name="Standard">
      <style:text-properties style:font-name="Liberation Serif1" fo:font-size="14pt" fo:font-weight="bold" officeooo:rsid="0038a928" officeooo:paragraph-rsid="0038a928" style:font-size-asian="14pt" style:font-weight-asian="bold" style:font-size-complex="14pt" style:font-weight-complex="bold"/>
    </style:style>
    <style:style style:name="P164" style:family="paragraph" style:parent-style-name="Standard">
      <style:text-properties style:font-name="Liberation Serif1" fo:font-size="14pt" fo:font-weight="bold" officeooo:rsid="00152cdb" officeooo:paragraph-rsid="00152cdb" style:font-size-asian="14pt" style:font-weight-asian="bold" style:font-size-complex="14pt" style:font-weight-complex="bold"/>
    </style:style>
    <style:style style:name="P165" style:family="paragraph" style:parent-style-name="Standard">
      <style:paragraph-properties fo:text-align="start" style:justify-single-word="false"/>
      <style:text-properties style:font-name="Liberation Serif1" fo:font-size="14pt" fo:font-weight="normal" officeooo:rsid="01832349" officeooo:paragraph-rsid="01832349" style:font-size-asian="14pt" style:font-weight-asian="normal" style:font-size-complex="14pt" style:font-weight-complex="normal"/>
    </style:style>
    <style:style style:name="P166" style:family="paragraph" style:parent-style-name="Standard">
      <style:text-properties style:text-position="0% 100%" style:font-name="Liberation Serif1" fo:font-size="14pt" style:text-underline-style="none" officeooo:rsid="00fd4a5e" officeooo:paragraph-rsid="0097e115" style:font-size-asian="14pt" style:font-size-complex="14pt"/>
    </style:style>
    <style:style style:name="P167" style:family="paragraph" style:parent-style-name="Standard">
      <style:text-properties style:text-position="0% 100%" style:font-name="Liberation Serif1" fo:font-size="14pt" style:text-underline-style="none" officeooo:rsid="01d7e019" officeooo:paragraph-rsid="01d7e019" style:font-size-asian="14pt" style:font-size-complex="14pt"/>
    </style:style>
    <style:style style:name="P168" style:family="paragraph" style:parent-style-name="Standard">
      <style:text-properties style:text-position="0% 100%" style:font-name="Liberation Serif1" fo:font-size="14pt" style:text-underline-style="none" officeooo:rsid="01ad2280" officeooo:paragraph-rsid="00171782" style:font-size-asian="14pt" style:font-size-complex="14pt"/>
    </style:style>
    <style:style style:name="P169" style:family="paragraph" style:parent-style-name="Standard">
      <style:text-properties style:text-position="0% 100%" style:font-name="Liberation Serif1" fo:font-size="14pt" style:text-underline-style="none" officeooo:rsid="01dc152a" officeooo:paragraph-rsid="01dc152a" style:font-size-asian="14pt" style:font-size-complex="14pt"/>
    </style:style>
    <style:style style:name="P170" style:family="paragraph" style:parent-style-name="Standard">
      <style:text-properties style:text-position="0% 100%" style:font-name="Liberation Serif1" fo:font-size="14pt" style:text-underline-style="none" officeooo:rsid="018c4217" officeooo:paragraph-rsid="01dc152a" style:font-size-asian="14pt" style:font-size-complex="14pt"/>
    </style:style>
    <style:style style:name="P171" style:family="paragraph" style:parent-style-name="Standard">
      <style:text-properties style:text-position="0% 100%" style:font-name="Liberation Serif1" fo:font-size="14pt" style:text-underline-style="none" officeooo:rsid="014dd86f" officeooo:paragraph-rsid="018993a9" style:font-size-asian="14pt" style:font-size-complex="14pt"/>
    </style:style>
    <style:style style:name="P172" style:family="paragraph" style:parent-style-name="Standard">
      <style:text-properties style:text-position="0% 100%" style:font-name="Liberation Serif1" fo:font-size="14pt" style:text-underline-style="none" officeooo:rsid="001cf72a" officeooo:paragraph-rsid="014f0d12" style:font-size-asian="14pt" style:font-size-complex="14pt"/>
    </style:style>
    <style:style style:name="P173" style:family="paragraph" style:parent-style-name="Standard">
      <style:text-properties style:text-position="0% 100%" style:font-name="Liberation Serif1" fo:font-size="14pt" style:text-underline-style="none" officeooo:rsid="001cf72a" officeooo:paragraph-rsid="01ed40bf" style:font-size-asian="14pt" style:font-size-complex="14pt"/>
    </style:style>
    <style:style style:name="P174" style:family="paragraph" style:parent-style-name="Standard">
      <style:text-properties style:text-position="0% 100%" style:font-name="Liberation Serif1" fo:font-size="14pt" style:text-underline-style="none" officeooo:rsid="000f77ec" officeooo:paragraph-rsid="01aeb8df" style:font-size-asian="14pt" style:font-size-complex="14pt"/>
    </style:style>
    <style:style style:name="P175" style:family="paragraph" style:parent-style-name="Standard">
      <style:text-properties style:text-position="0% 100%" style:font-name="Liberation Serif1" fo:font-size="14pt" style:text-underline-style="none" officeooo:rsid="000f77ec" officeooo:paragraph-rsid="01bc9983" style:font-size-asian="14pt" style:font-size-complex="14pt"/>
    </style:style>
    <style:style style:name="P176" style:family="paragraph" style:parent-style-name="Standard">
      <style:text-properties style:text-position="0% 100%" style:font-name="Liberation Serif1" fo:font-size="14pt" style:text-underline-style="none" officeooo:rsid="000f77ec" officeooo:paragraph-rsid="01be7f89" style:font-size-asian="14pt" style:font-size-complex="14pt"/>
    </style:style>
    <style:style style:name="P177" style:family="paragraph" style:parent-style-name="Standard">
      <style:text-properties style:text-position="0% 100%" style:font-name="Liberation Serif1" fo:font-size="14pt" style:text-underline-style="none" officeooo:rsid="015c1271" officeooo:paragraph-rsid="01f2d391" style:font-size-asian="14pt" style:font-size-complex="14pt"/>
    </style:style>
    <style:style style:name="P178" style:family="paragraph" style:parent-style-name="Standard">
      <style:text-properties style:text-position="0% 100%" style:font-name="Liberation Serif1" fo:font-size="14pt" style:text-underline-style="none" officeooo:rsid="01fb957f" officeooo:paragraph-rsid="01fb957f" style:font-size-asian="14pt" style:font-size-complex="14pt"/>
    </style:style>
    <style:style style:name="P179" style:family="paragraph" style:parent-style-name="Standard">
      <style:text-properties style:text-position="0% 100%" style:font-name="Liberation Serif1" fo:font-size="14pt" style:text-underline-style="none" officeooo:rsid="0122ea0d" officeooo:paragraph-rsid="021a33cc" style:font-size-asian="14pt" style:font-size-complex="14pt"/>
    </style:style>
    <style:style style:name="P180" style:family="paragraph" style:parent-style-name="Standard">
      <style:text-properties style:text-position="0% 100%" style:font-name="Liberation Serif1" fo:font-size="14pt" style:text-underline-style="none" officeooo:rsid="021a33cc" officeooo:paragraph-rsid="021a33cc" style:font-size-asian="14pt" style:font-size-complex="14pt"/>
    </style:style>
    <style:style style:name="P181" style:family="paragraph" style:parent-style-name="Standard">
      <style:text-properties style:text-position="0% 100%" style:font-name="Liberation Serif1" fo:font-size="14pt" style:text-underline-style="none" officeooo:rsid="0005b44f" officeooo:paragraph-rsid="021c93ca" style:font-size-asian="14pt" style:font-size-complex="14pt"/>
    </style:style>
    <style:style style:name="P182" style:family="paragraph" style:parent-style-name="Standard">
      <style:text-properties style:text-position="0% 100%" style:font-name="Liberation Serif1" fo:font-size="14pt" style:text-underline-style="none" officeooo:rsid="00152cdb" officeooo:paragraph-rsid="0196894f" style:font-size-asian="14pt" style:font-size-complex="14pt"/>
    </style:style>
    <style:style style:name="P183" style:family="paragraph" style:parent-style-name="Standard">
      <style:text-properties style:text-position="0% 100%" style:font-name="Liberation Serif1" fo:font-size="14pt" style:text-underline-style="none" officeooo:rsid="00bd6744" officeooo:paragraph-rsid="00edc9d5" style:font-size-asian="14pt" style:font-size-complex="14pt"/>
    </style:style>
    <style:style style:name="P184" style:family="paragraph" style:parent-style-name="Standard">
      <style:text-properties style:text-position="0% 100%" style:font-name="Liberation Serif1" fo:font-size="14pt" style:text-underline-style="none" officeooo:rsid="018d4b1d" officeooo:paragraph-rsid="018d4b1d" style:font-size-asian="14pt" style:font-size-complex="14pt"/>
    </style:style>
    <style:style style:name="P185" style:family="paragraph" style:parent-style-name="Standard">
      <style:paragraph-properties fo:text-align="center" style:justify-single-word="false"/>
      <style:text-properties style:text-position="0% 100%" style:font-name="Liberation Serif1" fo:font-size="14pt" style:text-underline-style="none" fo:font-weight="normal" officeooo:rsid="01973208" officeooo:paragraph-rsid="01094725" style:font-size-asian="14pt" style:font-weight-asian="normal" style:font-size-complex="14pt" style:font-weight-complex="normal"/>
    </style:style>
    <style:style style:name="P186" style:family="paragraph" style:parent-style-name="Standard">
      <style:paragraph-properties fo:text-align="start" style:justify-single-word="false"/>
      <style:text-properties style:text-position="0% 100%" style:font-name="Liberation Serif1" fo:font-size="14pt" style:text-underline-style="none" fo:font-weight="normal" officeooo:rsid="01973208" officeooo:paragraph-rsid="01973208" style:font-size-asian="14pt" style:font-weight-asian="normal" style:font-size-complex="14pt" style:font-weight-complex="normal"/>
    </style:style>
    <style:style style:name="P187" style:family="paragraph" style:parent-style-name="Standard">
      <style:paragraph-properties fo:text-align="end" style:justify-single-word="false"/>
      <style:text-properties style:text-position="0% 100%" style:font-name="Liberation Serif1" fo:font-size="14pt" style:text-underline-style="none" fo:font-weight="normal" officeooo:rsid="00c46277" officeooo:paragraph-rsid="01b81e91" style:font-size-asian="14pt" style:font-weight-asian="normal" style:font-size-complex="14pt" style:font-weight-complex="normal"/>
    </style:style>
    <style:style style:name="P188" style:family="paragraph" style:parent-style-name="Standard">
      <style:paragraph-properties fo:text-align="start" style:justify-single-word="false"/>
      <style:text-properties style:text-position="0% 100%" style:font-name="Liberation Serif1" fo:font-size="14pt" style:text-underline-style="none" fo:font-weight="normal" officeooo:rsid="0005b44f" officeooo:paragraph-rsid="01bc9983" style:font-size-asian="14pt" style:font-weight-asian="normal" style:font-size-complex="14pt" style:font-weight-complex="normal"/>
    </style:style>
    <style:style style:name="P189" style:family="paragraph" style:parent-style-name="Standard">
      <style:paragraph-properties fo:text-align="start" style:justify-single-word="false"/>
      <style:text-properties style:text-position="0% 100%" style:font-name="Liberation Serif1" fo:font-size="14pt" style:text-underline-style="none" fo:font-weight="normal" officeooo:rsid="0005b44f" officeooo:paragraph-rsid="01b13a5d" style:font-size-asian="14pt" style:font-weight-asian="normal" style:font-size-complex="14pt" style:font-weight-complex="normal"/>
    </style:style>
    <style:style style:name="P190" style:family="paragraph" style:parent-style-name="Standard">
      <style:paragraph-properties fo:text-align="start" style:justify-single-word="false"/>
      <style:text-properties style:text-position="0% 100%" style:font-name="Liberation Serif1" fo:font-size="14pt" style:text-underline-style="none" fo:font-weight="normal" officeooo:rsid="01aeb8df" officeooo:paragraph-rsid="01aeb8df" style:font-size-asian="14pt" style:font-weight-asian="normal" style:font-size-complex="14pt" style:font-weight-complex="normal"/>
    </style:style>
    <style:style style:name="P191" style:family="paragraph" style:parent-style-name="Standard">
      <style:paragraph-properties fo:text-align="center" style:justify-single-word="false"/>
      <style:text-properties style:text-position="0% 100%" style:font-name="Liberation Serif1" fo:font-size="14pt" style:text-underline-style="none" fo:font-weight="bold" officeooo:rsid="0008ce61" officeooo:paragraph-rsid="01094725" style:font-size-asian="14pt" style:font-weight-asian="bold" style:font-size-complex="14pt" style:font-weight-complex="bold"/>
    </style:style>
    <style:style style:name="P192" style:family="paragraph" style:parent-style-name="Standard">
      <style:paragraph-properties fo:text-align="start" style:justify-single-word="false"/>
      <style:text-properties style:text-position="0% 100%" style:font-name="Liberation Serif1" fo:font-size="14pt" style:text-underline-style="none" fo:font-weight="bold" officeooo:rsid="01efc964" officeooo:paragraph-rsid="01efc964" style:font-size-asian="14pt" style:font-weight-asian="bold" style:font-size-complex="14pt" style:font-weight-complex="bold"/>
    </style:style>
    <style:style style:name="P193" style:family="paragraph" style:parent-style-name="Standard">
      <style:text-properties style:text-position="0% 100%" style:font-name="Liberation Serif1" fo:font-size="14pt" fo:font-style="italic" style:text-underline-style="none" officeooo:rsid="01dc152a" officeooo:paragraph-rsid="01e51367" style:font-size-asian="14pt" style:font-style-asian="italic" style:font-size-complex="14pt" style:font-style-complex="italic"/>
    </style:style>
    <style:style style:name="P194" style:family="paragraph" style:parent-style-name="Standard">
      <style:text-properties style:text-position="0% 100%" style:font-name="Liberation Serif1" fo:font-size="14pt" fo:font-style="italic" style:text-underline-style="none" officeooo:rsid="01ddff5f" officeooo:paragraph-rsid="01ddff5f" style:font-size-asian="14pt" style:font-style-asian="italic" style:font-size-complex="14pt" style:font-style-complex="italic"/>
    </style:style>
    <style:style style:name="P195" style:family="paragraph" style:parent-style-name="Standard">
      <style:text-properties style:text-position="0% 100%" style:font-name="Liberation Serif1" fo:font-size="14pt" fo:font-style="italic" style:text-underline-style="none" officeooo:rsid="0005b44f" officeooo:paragraph-rsid="018f94c9" style:font-size-asian="14pt" style:font-style-asian="italic" style:font-size-complex="14pt" style:font-style-complex="italic"/>
    </style:style>
    <style:style style:name="P196" style:family="paragraph" style:parent-style-name="Standard">
      <style:paragraph-properties fo:text-align="start" style:justify-single-word="false"/>
      <style:text-properties style:text-position="0% 100%" style:font-name="Liberation Serif1" fo:font-size="16pt" style:text-underline-style="none" fo:font-weight="bold" officeooo:rsid="01ef3c36" officeooo:paragraph-rsid="01aeb8df" style:font-size-asian="16pt" style:font-weight-asian="bold" style:font-size-complex="16pt" style:font-weight-complex="bold"/>
    </style:style>
    <style:style style:name="P197" style:family="paragraph" style:parent-style-name="Standard">
      <style:text-properties style:text-position="sub 58%" style:font-name="Liberation Serif1" fo:font-size="14pt" style:text-underline-style="none" officeooo:rsid="01e51367" officeooo:paragraph-rsid="01e51367" style:font-size-asian="14pt" style:font-size-complex="14pt"/>
    </style:style>
    <style:style style:name="P198" style:family="paragraph" style:parent-style-name="Standard">
      <style:text-properties fo:font-size="14pt" officeooo:rsid="0005b44f" officeooo:paragraph-rsid="008d56e7" style:font-size-asian="14pt" style:font-size-complex="14pt"/>
    </style:style>
    <style:style style:name="P199" style:family="paragraph" style:parent-style-name="Standard">
      <style:text-properties fo:font-size="14pt" officeooo:rsid="0005b44f" officeooo:paragraph-rsid="020edbc1" style:font-size-asian="14pt" style:font-size-complex="14pt"/>
    </style:style>
    <style:style style:name="P200" style:family="paragraph" style:parent-style-name="Standard">
      <style:text-properties fo:font-size="14pt" officeooo:rsid="0005b44f" officeooo:paragraph-rsid="0005b44f" style:font-size-asian="14pt" style:font-size-complex="14pt"/>
    </style:style>
    <style:style style:name="P201" style:family="paragraph" style:parent-style-name="Standard">
      <style:text-properties fo:font-size="14pt" officeooo:rsid="0209f89b" officeooo:paragraph-rsid="020edbc1" style:font-size-asian="14pt" style:font-size-complex="14pt"/>
    </style:style>
    <style:style style:name="P202" style:family="paragraph">
      <loext:graphic-properties draw:fill-color="#000000"/>
      <style:paragraph-properties fo:text-align="center"/>
    </style:style>
    <style:style style:name="P203" style:family="paragraph">
      <loext:graphic-properties draw:fill="none"/>
      <style:paragraph-properties fo:text-align="center"/>
    </style:style>
    <style:style style:name="T1" style:family="text">
      <style:text-properties style:font-name="Liberation Serif1" style:text-underline-style="none"/>
    </style:style>
    <style:style style:name="T2" style:family="text">
      <style:text-properties style:font-name="Liberation Serif1" style:text-underline-style="none" officeooo:rsid="0005b44f"/>
    </style:style>
    <style:style style:name="T3" style:family="text">
      <style:text-properties style:font-name="Liberation Serif1" style:text-underline-style="none" officeooo:rsid="0008ce61"/>
    </style:style>
    <style:style style:name="T4" style:family="text">
      <style:text-properties style:font-name="Liberation Serif1" style:text-underline-style="none" officeooo:rsid="000f77ec"/>
    </style:style>
    <style:style style:name="T5" style:family="text">
      <style:text-properties style:font-name="Liberation Serif1" style:text-underline-style="none" officeooo:rsid="00753843"/>
    </style:style>
    <style:style style:name="T6" style:family="text">
      <style:text-properties style:font-name="Liberation Serif1" style:text-underline-style="none" officeooo:rsid="008261ed"/>
    </style:style>
    <style:style style:name="T7" style:family="text">
      <style:text-properties style:font-name="Liberation Serif1" style:text-underline-style="none" officeooo:rsid="008a8735"/>
    </style:style>
    <style:style style:name="T8" style:family="text">
      <style:text-properties style:font-name="Liberation Serif1" style:text-underline-style="none" officeooo:rsid="009aa63e"/>
    </style:style>
    <style:style style:name="T9" style:family="text">
      <style:text-properties style:font-name="Liberation Serif1" style:text-underline-style="none" officeooo:rsid="00aa7f15"/>
    </style:style>
    <style:style style:name="T10" style:family="text">
      <style:text-properties style:font-name="Liberation Serif1" style:text-underline-style="none" officeooo:rsid="00be6b20"/>
    </style:style>
    <style:style style:name="T11" style:family="text">
      <style:text-properties style:font-name="Liberation Serif1" style:text-underline-style="none" officeooo:rsid="01dc152a"/>
    </style:style>
    <style:style style:name="T12" style:family="text">
      <style:text-properties style:font-name="Liberation Serif1" style:text-underline-style="none" officeooo:rsid="008e9560"/>
    </style:style>
    <style:style style:name="T13" style:family="text">
      <style:text-properties style:font-name="Liberation Serif1" style:text-underline-style="none" officeooo:rsid="01dc152a" style:text-overline-style="solid" style:text-overline-width="auto" style:text-overline-color="font-color"/>
    </style:style>
    <style:style style:name="T14" style:family="text">
      <style:text-properties style:font-name="Liberation Serif1" style:text-underline-style="none" officeooo:rsid="00de0f11" style:text-overline-style="solid" style:text-overline-width="auto" style:text-overline-color="font-color"/>
    </style:style>
    <style:style style:name="T15" style:family="text">
      <style:text-properties style:font-name="Liberation Serif1" style:text-underline-style="none" officeooo:rsid="00de0f11"/>
    </style:style>
    <style:style style:name="T16" style:family="text">
      <style:text-properties style:font-name="Liberation Serif1" fo:font-style="italic" style:text-underline-style="none" officeooo:rsid="00844278" style:font-style-asian="italic" style:font-style-complex="italic"/>
    </style:style>
    <style:style style:name="T17" style:family="text">
      <style:text-properties style:text-position="sub 58%"/>
    </style:style>
    <style:style style:name="T18" style:family="text">
      <style:text-properties style:text-position="sub 58%" style:font-name="Liberation Serif1" style:text-underline-style="none"/>
    </style:style>
    <style:style style:name="T19" style:family="text">
      <style:text-properties style:text-position="sub 58%" style:font-name="Liberation Serif1" style:text-underline-style="none" officeooo:rsid="0008ce61"/>
    </style:style>
    <style:style style:name="T20" style:family="text">
      <style:text-properties style:text-position="sub 58%" style:font-name="Liberation Serif1" style:text-underline-style="none" officeooo:rsid="001cf72a"/>
    </style:style>
    <style:style style:name="T21" style:family="text">
      <style:text-properties style:text-position="sub 58%" style:font-name="Liberation Serif1" style:text-underline-style="none" officeooo:rsid="002b3487"/>
    </style:style>
    <style:style style:name="T22" style:family="text">
      <style:text-properties style:text-position="sub 58%" style:font-name="Liberation Serif1" style:text-underline-style="none" officeooo:rsid="0060a787"/>
    </style:style>
    <style:style style:name="T23" style:family="text">
      <style:text-properties style:text-position="sub 58%" style:font-name="Liberation Serif1" style:text-underline-style="none" officeooo:rsid="00753843"/>
    </style:style>
    <style:style style:name="T24" style:family="text">
      <style:text-properties style:text-position="sub 58%" style:font-name="Liberation Serif1" style:text-underline-style="none" officeooo:rsid="008378b5"/>
    </style:style>
    <style:style style:name="T25" style:family="text">
      <style:text-properties style:text-position="sub 58%" style:font-name="Liberation Serif1" style:text-underline-style="none" officeooo:rsid="008a8735"/>
    </style:style>
    <style:style style:name="T26" style:family="text">
      <style:text-properties style:text-position="sub 58%" style:font-name="Liberation Serif1" style:text-underline-style="none" officeooo:rsid="008d56e7"/>
    </style:style>
    <style:style style:name="T27" style:family="text">
      <style:text-properties style:text-position="sub 58%" style:font-name="Liberation Serif1" style:text-underline-style="none" officeooo:rsid="008e095d"/>
    </style:style>
    <style:style style:name="T28" style:family="text">
      <style:text-properties style:text-position="sub 58%" style:font-name="Liberation Serif1" style:text-underline-style="none" officeooo:rsid="008e9560"/>
    </style:style>
    <style:style style:name="T29" style:family="text">
      <style:text-properties style:text-position="sub 58%" style:font-name="Liberation Serif1" style:text-underline-style="none" officeooo:rsid="00924254"/>
    </style:style>
    <style:style style:name="T30" style:family="text">
      <style:text-properties style:text-position="sub 58%" style:font-name="Liberation Serif1" style:text-underline-style="none" officeooo:rsid="009ee20d"/>
    </style:style>
    <style:style style:name="T31" style:family="text">
      <style:text-properties style:text-position="sub 58%" style:font-name="Liberation Serif1" style:text-underline-style="none" officeooo:rsid="00a00320"/>
    </style:style>
    <style:style style:name="T32" style:family="text">
      <style:text-properties style:text-position="sub 58%" style:font-name="Liberation Serif1" style:text-underline-style="none" officeooo:rsid="00aa7f15"/>
    </style:style>
    <style:style style:name="T33" style:family="text">
      <style:text-properties style:text-position="sub 58%" style:font-name="Liberation Serif1" style:text-underline-style="none" officeooo:rsid="002b3487" style:text-overline-style="none" style:text-overline-color="font-color"/>
    </style:style>
    <style:style style:name="T34" style:family="text">
      <style:text-properties style:text-position="sub 58%" style:font-name="Liberation Serif1" style:text-underline-style="none" officeooo:rsid="00e11a22" style:text-overline-style="none" style:text-overline-color="font-color"/>
    </style:style>
    <style:style style:name="T35" style:family="text">
      <style:text-properties style:text-position="sub 58%" style:font-name="Liberation Serif1" style:text-underline-style="none" officeooo:rsid="01023f50" style:text-overline-style="none" style:text-overline-color="font-color"/>
    </style:style>
    <style:style style:name="T36" style:family="text">
      <style:text-properties style:text-position="sub 58%" style:font-name="Liberation Serif1" style:text-underline-style="none" officeooo:rsid="00b01816"/>
    </style:style>
    <style:style style:name="T37" style:family="text">
      <style:text-properties style:text-position="sub 58%" style:font-name="Liberation Serif1" style:text-underline-style="none" officeooo:rsid="00be6b20"/>
    </style:style>
    <style:style style:name="T38" style:family="text">
      <style:text-properties style:text-position="sub 58%" style:font-name="Liberation Serif1" style:text-underline-style="none" officeooo:rsid="00d78a23"/>
    </style:style>
    <style:style style:name="T39" style:family="text">
      <style:text-properties style:text-position="sub 58%" style:font-name="Liberation Serif1" style:text-underline-style="none" officeooo:rsid="00e11a22"/>
    </style:style>
    <style:style style:name="T40" style:family="text">
      <style:text-properties style:text-position="sub 58%" style:font-name="Liberation Serif1" style:text-underline-style="none" officeooo:rsid="01023e6b"/>
    </style:style>
    <style:style style:name="T41" style:family="text">
      <style:text-properties style:text-position="sub 58%" style:font-name="Liberation Serif1" style:text-underline-style="none" officeooo:rsid="01023f50"/>
    </style:style>
    <style:style style:name="T42" style:family="text">
      <style:text-properties style:text-position="sub 58%" style:font-name="Liberation Serif1" style:text-underline-style="none" officeooo:rsid="0005b44f"/>
    </style:style>
    <style:style style:name="T43" style:family="text">
      <style:text-properties style:text-position="sub 58%" style:font-name="Liberation Serif1" style:text-underline-style="none" officeooo:rsid="018c4217"/>
    </style:style>
    <style:style style:name="T44" style:family="text">
      <style:text-properties style:text-position="sub 58%" style:font-name="Liberation Serif1" style:text-underline-style="none" officeooo:rsid="00de0f11"/>
    </style:style>
    <style:style style:name="T45" style:family="text">
      <style:text-properties style:text-position="sub 58%" style:font-name="Liberation Serif1" style:text-underline-style="none" officeooo:rsid="01cf8672"/>
    </style:style>
    <style:style style:name="T46" style:family="text">
      <style:text-properties style:text-position="sub 58%" style:font-name="Liberation Serif1" style:text-underline-style="none" officeooo:rsid="01dc152a"/>
    </style:style>
    <style:style style:name="T47" style:family="text">
      <style:text-properties style:text-position="sub 58%" style:font-name="Liberation Serif1" style:text-underline-style="none" officeooo:rsid="01df73f7"/>
    </style:style>
    <style:style style:name="T48" style:family="text">
      <style:text-properties style:text-position="sub 58%" style:font-name="Liberation Serif1" style:text-underline-style="none" officeooo:rsid="01eae62c"/>
    </style:style>
    <style:style style:name="T49" style:family="text">
      <style:text-properties style:text-position="sub 58%" style:font-name="Liberation Serif1" style:text-underline-style="none" officeooo:rsid="02095b1e"/>
    </style:style>
    <style:style style:name="T50" style:family="text">
      <style:text-properties style:text-position="sub 58%" style:font-name="Liberation Serif1" style:text-underline-style="none" officeooo:rsid="020bc142"/>
    </style:style>
    <style:style style:name="T51" style:family="text">
      <style:text-properties style:text-position="sub 58%" style:font-name="Liberation Serif1" fo:font-style="italic" style:text-underline-style="none" officeooo:rsid="00844278" style:font-style-asian="italic" style:font-style-complex="italic"/>
    </style:style>
    <style:style style:name="T52" style:family="text">
      <style:text-properties style:text-position="sub 58%" style:font-name="Liberation Serif1" fo:font-style="italic" style:text-underline-style="none" officeooo:rsid="00b01816" style:font-style-asian="italic" style:font-style-complex="italic"/>
    </style:style>
    <style:style style:name="T53" style:family="text">
      <style:text-properties style:text-position="sub 58%" style:font-name="Liberation Serif1" fo:font-style="italic" style:text-underline-style="none" officeooo:rsid="01023f50" style:font-style-asian="italic" style:font-style-complex="italic" style:text-overline-style="none" style:text-overline-color="font-color"/>
    </style:style>
    <style:style style:name="T54" style:family="text">
      <style:text-properties style:text-position="sub 58%" style:font-name="Liberation Serif1" fo:font-style="italic" style:text-underline-style="none" officeooo:rsid="01dc152a" style:font-style-asian="italic" style:font-style-complex="italic"/>
    </style:style>
    <style:style style:name="T55" style:family="text">
      <style:text-properties style:text-position="sub 58%" style:font-name="Liberation Serif1" fo:font-style="italic" style:text-underline-style="none" officeooo:rsid="01df73f7" style:font-style-asian="italic" style:font-style-complex="italic"/>
    </style:style>
    <style:style style:name="T56" style:family="text">
      <style:text-properties style:text-position="sub 58%" style:font-name="Liberation Serif1" fo:font-style="italic" style:text-underline-style="none" officeooo:rsid="020bc142" style:font-style-asian="italic" style:font-style-complex="italic"/>
    </style:style>
    <style:style style:name="T57" style:family="text">
      <style:text-properties style:text-position="sub 58%" style:font-name="Liberation Serif1" fo:font-style="italic" style:text-underline-style="none" officeooo:rsid="01dc152a" style:font-size-asian="14pt" style:font-style-asian="italic" style:font-size-complex="14pt" style:font-style-complex="italic"/>
    </style:style>
    <style:style style:name="T58" style:family="text">
      <style:text-properties style:text-position="sub 58%" style:font-name="Liberation Serif1" fo:font-style="italic" style:text-underline-style="none" officeooo:rsid="01df73f7" style:font-size-asian="14pt" style:font-style-asian="italic" style:font-size-complex="14pt" style:font-style-complex="italic"/>
    </style:style>
    <style:style style:name="T59" style:family="text">
      <style:text-properties style:text-position="sub 58%" style:text-underline-style="none"/>
    </style:style>
    <style:style style:name="T60" style:family="text">
      <style:text-properties style:text-position="sub 58%" style:text-underline-style="none" officeooo:rsid="008378b5"/>
    </style:style>
    <style:style style:name="T61" style:family="text">
      <style:text-properties style:text-position="sub 58%" officeooo:rsid="00be6b20"/>
    </style:style>
    <style:style style:name="T62" style:family="text">
      <style:text-properties style:text-position="sub 58%" officeooo:rsid="00aa7f15"/>
    </style:style>
    <style:style style:name="T63" style:family="text">
      <style:text-properties style:text-position="sub 58%" officeooo:rsid="002b3487" style:text-overline-style="none" style:text-overline-color="font-color"/>
    </style:style>
    <style:style style:name="T64" style:family="text">
      <style:text-properties style:text-position="sub 58%" officeooo:rsid="00edc9d5" style:text-overline-style="none" style:text-overline-color="font-color"/>
    </style:style>
    <style:style style:name="T65" style:family="text">
      <style:text-properties style:text-position="sub 58%" officeooo:rsid="01869325" style:text-overline-style="none" style:text-overline-color="font-color"/>
    </style:style>
    <style:style style:name="T66" style:family="text">
      <style:text-properties style:text-position="sub 58%" officeooo:rsid="001cf72a"/>
    </style:style>
    <style:style style:name="T67" style:family="text">
      <style:text-properties style:text-position="sub 58%" officeooo:rsid="00c1ad2d"/>
    </style:style>
    <style:style style:name="T68" style:family="text">
      <style:text-properties style:text-position="sub 58%" officeooo:rsid="00c647ea"/>
    </style:style>
    <style:style style:name="T69" style:family="text">
      <style:text-properties style:text-position="sub 58%" officeooo:rsid="00e69d42"/>
    </style:style>
    <style:style style:name="T70" style:family="text">
      <style:text-properties style:text-position="sub 58%" officeooo:rsid="009ee20d"/>
    </style:style>
    <style:style style:name="T71" style:family="text">
      <style:text-properties style:text-position="sub 58%" officeooo:rsid="00edc9d5"/>
    </style:style>
    <style:style style:name="T72" style:family="text">
      <style:text-properties style:text-position="sub 58%" officeooo:rsid="0119ed1c"/>
    </style:style>
    <style:style style:name="T73" style:family="text">
      <style:text-properties style:text-position="sub 58%" officeooo:rsid="0125c8c7"/>
    </style:style>
    <style:style style:name="T74" style:family="text">
      <style:text-properties style:text-position="sub 58%" officeooo:rsid="0126e6b8"/>
    </style:style>
    <style:style style:name="T75" style:family="text">
      <style:text-properties style:text-position="sub 58%" officeooo:rsid="012a724d"/>
    </style:style>
    <style:style style:name="T76" style:family="text">
      <style:text-properties style:text-position="sub 58%" officeooo:rsid="00d78a23"/>
    </style:style>
    <style:style style:name="T77" style:family="text">
      <style:text-properties style:text-position="sub 58%" officeooo:rsid="00de0f11"/>
    </style:style>
    <style:style style:name="T78" style:family="text">
      <style:text-properties style:text-position="sub 58%" officeooo:rsid="00de53a6"/>
    </style:style>
    <style:style style:name="T79" style:family="text">
      <style:text-properties style:text-position="sub 58%" officeooo:rsid="00e11a22"/>
    </style:style>
    <style:style style:name="T80" style:family="text">
      <style:text-properties style:text-position="sub 58%" officeooo:rsid="001ee5fe"/>
    </style:style>
    <style:style style:name="T81" style:family="text">
      <style:text-properties style:text-position="sub 58%" officeooo:rsid="0008ce61"/>
    </style:style>
    <style:style style:name="T82" style:family="text">
      <style:text-properties style:text-position="sub 58%" officeooo:rsid="014dd86f"/>
    </style:style>
    <style:style style:name="T83" style:family="text">
      <style:text-properties style:text-position="sub 58%" officeooo:rsid="0196894f"/>
    </style:style>
    <style:style style:name="T84" style:family="text">
      <style:text-properties style:text-position="sub 58%" officeooo:rsid="01ce6f06"/>
    </style:style>
    <style:style style:name="T85" style:family="text">
      <style:text-properties style:text-position="sub 58%" officeooo:rsid="01d09b89"/>
    </style:style>
    <style:style style:name="T86" style:family="text">
      <style:text-properties style:text-position="sub 58%" officeooo:rsid="01f234c4"/>
    </style:style>
    <style:style style:name="T87" style:family="text">
      <style:text-properties style:text-position="sub 58%" fo:font-weight="normal" officeooo:rsid="012a724d" style:font-weight-asian="normal" style:font-weight-complex="normal"/>
    </style:style>
    <style:style style:name="T88" style:family="text">
      <style:text-properties style:text-position="0% 100%"/>
    </style:style>
    <style:style style:name="T89" style:family="text">
      <style:text-properties style:text-position="0% 100%" style:font-name="Liberation Serif1" style:text-underline-style="none"/>
    </style:style>
    <style:style style:name="T90" style:family="text">
      <style:text-properties style:text-position="0% 100%" style:font-name="Liberation Serif1" style:text-underline-style="none" officeooo:rsid="0008ce61"/>
    </style:style>
    <style:style style:name="T91" style:family="text">
      <style:text-properties style:text-position="0% 100%" style:font-name="Liberation Serif1" style:text-underline-style="none" officeooo:rsid="00152cdb"/>
    </style:style>
    <style:style style:name="T92" style:family="text">
      <style:text-properties style:text-position="0% 100%" style:font-name="Liberation Serif1" style:text-underline-style="none" officeooo:rsid="00171782"/>
    </style:style>
    <style:style style:name="T93" style:family="text">
      <style:text-properties style:text-position="0% 100%" style:font-name="Liberation Serif1" style:text-underline-style="none" officeooo:rsid="001cf72a"/>
    </style:style>
    <style:style style:name="T94" style:family="text">
      <style:text-properties style:text-position="0% 100%" style:font-name="Liberation Serif1" style:text-underline-style="none" officeooo:rsid="002b3487"/>
    </style:style>
    <style:style style:name="T95" style:family="text">
      <style:text-properties style:text-position="0% 100%" style:font-name="Liberation Serif1" style:text-underline-style="none" officeooo:rsid="0005b44f"/>
    </style:style>
    <style:style style:name="T96" style:family="text">
      <style:text-properties style:text-position="0% 100%" style:font-name="Liberation Serif1" style:text-underline-style="none" officeooo:rsid="000f77ec"/>
    </style:style>
    <style:style style:name="T97" style:family="text">
      <style:text-properties style:text-position="0% 100%" style:font-name="Liberation Serif1" style:text-underline-style="none" officeooo:rsid="0060a787"/>
    </style:style>
    <style:style style:name="T98" style:family="text">
      <style:text-properties style:text-position="0% 100%" style:font-name="Liberation Serif1" style:text-underline-style="none" officeooo:rsid="00753843"/>
    </style:style>
    <style:style style:name="T99" style:family="text">
      <style:text-properties style:text-position="0% 100%" style:font-name="Liberation Serif1" style:text-underline-style="none" officeooo:rsid="00765a30"/>
    </style:style>
    <style:style style:name="T100" style:family="text">
      <style:text-properties style:text-position="0% 100%" style:font-name="Liberation Serif1" style:text-underline-style="none" officeooo:rsid="007a6ebe"/>
    </style:style>
    <style:style style:name="T101" style:family="text">
      <style:text-properties style:text-position="0% 100%" style:font-name="Liberation Serif1" style:text-underline-style="none" officeooo:rsid="008378b5"/>
    </style:style>
    <style:style style:name="T102" style:family="text">
      <style:text-properties style:text-position="0% 100%" style:font-name="Liberation Serif1" style:text-underline-style="none" officeooo:rsid="00844278"/>
    </style:style>
    <style:style style:name="T103" style:family="text">
      <style:text-properties style:text-position="0% 100%" style:font-name="Liberation Serif1" style:text-underline-style="none" officeooo:rsid="008e095d"/>
    </style:style>
    <style:style style:name="T104" style:family="text">
      <style:text-properties style:text-position="0% 100%" style:font-name="Liberation Serif1" style:text-underline-style="none" officeooo:rsid="008e9560"/>
    </style:style>
    <style:style style:name="T105" style:family="text">
      <style:text-properties style:text-position="0% 100%" style:font-name="Liberation Serif1" style:text-underline-style="none" officeooo:rsid="009c6108"/>
    </style:style>
    <style:style style:name="T106" style:family="text">
      <style:text-properties style:text-position="0% 100%" style:font-name="Liberation Serif1" style:text-underline-style="none" officeooo:rsid="009ee20d"/>
    </style:style>
    <style:style style:name="T107" style:family="text">
      <style:text-properties style:text-position="0% 100%" style:font-name="Liberation Serif1" style:text-underline-style="none" officeooo:rsid="00a00320"/>
    </style:style>
    <style:style style:name="T108" style:family="text">
      <style:text-properties style:text-position="0% 100%" style:font-name="Liberation Serif1" style:text-underline-style="none" officeooo:rsid="00aa7f15"/>
    </style:style>
    <style:style style:name="T109" style:family="text">
      <style:text-properties style:text-position="0% 100%" style:font-name="Liberation Serif1" style:text-underline-style="none" style:text-overline-style="solid" style:text-overline-width="auto" style:text-overline-color="font-color"/>
    </style:style>
    <style:style style:name="T110" style:family="text">
      <style:text-properties style:text-position="0% 100%" style:font-name="Liberation Serif1" style:text-underline-style="none" officeooo:rsid="00aa7f15" style:text-overline-style="solid" style:text-overline-width="auto" style:text-overline-color="font-color"/>
    </style:style>
    <style:style style:name="T111" style:family="text">
      <style:text-properties style:text-position="0% 100%" style:font-name="Liberation Serif1" style:text-underline-style="none" officeooo:rsid="0008ce61" style:text-overline-style="solid" style:text-overline-width="auto" style:text-overline-color="font-color"/>
    </style:style>
    <style:style style:name="T112" style:family="text">
      <style:text-properties style:text-position="0% 100%" style:font-name="Liberation Serif1" style:text-underline-style="none" officeooo:rsid="002b3487" style:text-overline-style="solid" style:text-overline-width="auto" style:text-overline-color="font-color"/>
    </style:style>
    <style:style style:name="T113" style:family="text">
      <style:text-properties style:text-position="0% 100%" style:font-name="Liberation Serif1" style:text-underline-style="none" officeooo:rsid="001cf72a" style:text-overline-style="solid" style:text-overline-width="auto" style:text-overline-color="font-color"/>
    </style:style>
    <style:style style:name="T114" style:family="text">
      <style:text-properties style:text-position="0% 100%" style:font-name="Liberation Serif1" style:text-underline-style="none" officeooo:rsid="01023e6b" style:text-overline-style="solid" style:text-overline-width="auto" style:text-overline-color="font-color"/>
    </style:style>
    <style:style style:name="T115" style:family="text">
      <style:text-properties style:text-position="0% 100%" style:font-name="Liberation Serif1" style:text-underline-style="none" officeooo:rsid="01023f50" style:text-overline-style="solid" style:text-overline-width="auto" style:text-overline-color="font-color"/>
    </style:style>
    <style:style style:name="T116" style:family="text">
      <style:text-properties style:text-position="0% 100%" style:font-name="Liberation Serif1" style:text-underline-style="none" officeooo:rsid="008e9560" style:text-overline-style="solid" style:text-overline-width="auto" style:text-overline-color="font-color"/>
    </style:style>
    <style:style style:name="T117" style:family="text">
      <style:text-properties style:text-position="0% 100%" style:font-name="Liberation Serif1" style:text-underline-style="none" officeooo:rsid="01dc152a" style:text-overline-style="solid" style:text-overline-width="auto" style:text-overline-color="font-color"/>
    </style:style>
    <style:style style:name="T118" style:family="text">
      <style:text-properties style:text-position="0% 100%" style:font-name="Liberation Serif1" style:text-underline-style="none" officeooo:rsid="00b01816"/>
    </style:style>
    <style:style style:name="T119" style:family="text">
      <style:text-properties style:text-position="0% 100%" style:font-name="Liberation Serif1" style:text-underline-style="none" officeooo:rsid="00b0940c"/>
    </style:style>
    <style:style style:name="T120" style:family="text">
      <style:text-properties style:text-position="0% 100%" style:font-name="Liberation Serif1" style:text-underline-style="none" officeooo:rsid="00be6b20"/>
    </style:style>
    <style:style style:name="T121" style:family="text">
      <style:text-properties style:text-position="0% 100%" style:font-name="Liberation Serif1" style:text-underline-style="none" officeooo:rsid="01023e6b"/>
    </style:style>
    <style:style style:name="T122" style:family="text">
      <style:text-properties style:text-position="0% 100%" style:font-name="Liberation Serif1" style:text-underline-style="none" officeooo:rsid="01023f50"/>
    </style:style>
    <style:style style:name="T123" style:family="text">
      <style:text-properties style:text-position="0% 100%" style:font-name="Liberation Serif1" style:text-underline-style="none" officeooo:rsid="0104aeb3"/>
    </style:style>
    <style:style style:name="T124" style:family="text">
      <style:text-properties style:text-position="0% 100%" style:font-name="Liberation Serif1" style:text-underline-style="none" officeooo:rsid="00f30964"/>
    </style:style>
    <style:style style:name="T125" style:family="text">
      <style:text-properties style:text-position="0% 100%" style:font-name="Liberation Serif1" style:text-underline-style="none" officeooo:rsid="0122ea0d"/>
    </style:style>
    <style:style style:name="T126" style:family="text">
      <style:text-properties style:text-position="0% 100%" style:font-name="Liberation Serif1" style:text-underline-style="none" officeooo:rsid="0125c8c7"/>
    </style:style>
    <style:style style:name="T127" style:family="text">
      <style:text-properties style:text-position="0% 100%" style:font-name="Liberation Serif1" style:text-underline-style="none" officeooo:rsid="0128d5b4"/>
    </style:style>
    <style:style style:name="T128" style:family="text">
      <style:text-properties style:text-position="0% 100%" style:font-name="Liberation Serif1" style:text-underline-style="none" officeooo:rsid="01298f38"/>
    </style:style>
    <style:style style:name="T129" style:family="text">
      <style:text-properties style:text-position="0% 100%" style:font-name="Liberation Serif1" style:text-underline-style="none" officeooo:rsid="014dd86f"/>
    </style:style>
    <style:style style:name="T130" style:family="text">
      <style:text-properties style:text-position="0% 100%" style:font-name="Liberation Serif1" style:text-underline-style="none" officeooo:rsid="0092cad3"/>
    </style:style>
    <style:style style:name="T131" style:family="text">
      <style:text-properties style:text-position="0% 100%" style:font-name="Liberation Serif1" style:text-underline-style="none" officeooo:rsid="012a724d"/>
    </style:style>
    <style:style style:name="T132" style:family="text">
      <style:text-properties style:text-position="0% 100%" style:font-name="Liberation Serif1" style:text-underline-style="none" officeooo:rsid="01750291"/>
    </style:style>
    <style:style style:name="T133" style:family="text">
      <style:text-properties style:text-position="0% 100%" style:font-name="Liberation Serif1" style:text-underline-style="none" officeooo:rsid="015cf314"/>
    </style:style>
    <style:style style:name="T134" style:family="text">
      <style:text-properties style:text-position="0% 100%" style:font-name="Liberation Serif1" style:text-underline-style="none" officeooo:rsid="018d4b1d"/>
    </style:style>
    <style:style style:name="T135" style:family="text">
      <style:text-properties style:text-position="0% 100%" style:font-name="Liberation Serif1" style:text-underline-style="none" officeooo:rsid="01b6733f"/>
    </style:style>
    <style:style style:name="T136" style:family="text">
      <style:text-properties style:text-position="0% 100%" style:font-name="Liberation Serif1" style:text-underline-style="none" officeooo:rsid="01d6a299"/>
    </style:style>
    <style:style style:name="T137" style:family="text">
      <style:text-properties style:text-position="0% 100%" style:font-name="Liberation Serif1" style:text-underline-style="none" officeooo:rsid="01dc152a"/>
    </style:style>
    <style:style style:name="T138" style:family="text">
      <style:text-properties style:text-position="0% 100%" style:font-name="Liberation Serif1" style:text-underline-style="none" officeooo:rsid="01ddff5f"/>
    </style:style>
    <style:style style:name="T139" style:family="text">
      <style:text-properties style:text-position="0% 100%" style:font-name="Liberation Serif1" style:text-underline-style="none" officeooo:rsid="01df73f7"/>
    </style:style>
    <style:style style:name="T140" style:family="text">
      <style:text-properties style:text-position="0% 100%" style:font-name="Liberation Serif1" style:text-underline-style="none" officeooo:rsid="00a00320" style:font-size-asian="14pt" style:font-size-complex="14pt"/>
    </style:style>
    <style:style style:name="T141" style:family="text">
      <style:text-properties style:text-position="0% 100%" style:font-name="Liberation Serif1" style:text-underline-style="none" officeooo:rsid="018c4217" style:font-size-asian="14pt" style:font-size-complex="14pt"/>
    </style:style>
    <style:style style:name="T142" style:family="text">
      <style:text-properties style:text-position="0% 100%" style:font-name="Liberation Serif1" style:text-underline-style="none" officeooo:rsid="02095b1e"/>
    </style:style>
    <style:style style:name="T143" style:family="text">
      <style:text-properties style:text-position="0% 100%" style:font-name="Liberation Serif1" style:text-underline-style="none" officeooo:rsid="020bc142"/>
    </style:style>
    <style:style style:name="T144" style:family="text">
      <style:text-properties style:text-position="0% 100%" style:font-name="Liberation Serif1" style:text-underline-style="none" officeooo:rsid="012747fe"/>
    </style:style>
    <style:style style:name="T145" style:family="text">
      <style:text-properties style:text-position="0% 100%" style:font-name="Liberation Serif1" style:text-underline-style="none" officeooo:rsid="0215ebec"/>
    </style:style>
    <style:style style:name="T146" style:family="text">
      <style:text-properties style:text-position="0% 100%" style:font-name="Liberation Serif1" fo:font-style="italic" style:text-underline-style="none" officeooo:rsid="00844278" style:font-style-asian="italic" style:font-style-complex="italic"/>
    </style:style>
    <style:style style:name="T147" style:family="text">
      <style:text-properties style:text-position="0% 100%" style:font-name="Liberation Serif1" fo:font-style="italic" style:text-underline-style="none" officeooo:rsid="00b01816" style:font-style-asian="italic" style:font-style-complex="italic"/>
    </style:style>
    <style:style style:name="T148" style:family="text">
      <style:text-properties style:text-position="0% 100%" style:font-name="Liberation Serif1" fo:font-style="italic" style:text-underline-style="none" officeooo:rsid="00b01816" style:font-style-asian="italic" style:font-style-complex="italic" style:text-overline-style="solid" style:text-overline-width="auto" style:text-overline-color="font-color"/>
    </style:style>
    <style:style style:name="T149" style:family="text">
      <style:text-properties style:text-position="0% 100%" style:font-name="Liberation Serif1" fo:font-style="italic" style:text-underline-style="none" officeooo:rsid="01dc152a" style:font-style-asian="italic" style:font-style-complex="italic" style:text-overline-style="solid" style:text-overline-width="auto" style:text-overline-color="font-color"/>
    </style:style>
    <style:style style:name="T150" style:family="text">
      <style:text-properties style:text-position="0% 100%" style:font-name="Liberation Serif1" fo:font-style="italic" style:text-underline-style="none" officeooo:rsid="00b0940c" style:font-style-asian="italic" style:font-style-complex="italic"/>
    </style:style>
    <style:style style:name="T151" style:family="text">
      <style:text-properties style:text-position="0% 100%" style:font-name="Liberation Serif1" fo:font-style="italic" style:text-underline-style="none" officeooo:rsid="014dd86f" style:font-style-asian="italic" style:font-style-complex="italic"/>
    </style:style>
    <style:style style:name="T152" style:family="text">
      <style:text-properties style:text-position="0% 100%" style:font-name="Liberation Serif1" fo:font-style="italic" style:text-underline-style="none" officeooo:rsid="01dc152a" style:font-style-asian="italic" style:font-style-complex="italic"/>
    </style:style>
    <style:style style:name="T153" style:family="text">
      <style:text-properties style:text-position="0% 100%" style:font-name="Liberation Serif1" fo:font-style="italic" style:text-underline-style="none" officeooo:rsid="012a724d" style:font-style-asian="italic" style:font-style-complex="italic"/>
    </style:style>
    <style:style style:name="T154" style:family="text">
      <style:text-properties style:text-position="0% 100%" style:font-name="Liberation Serif1" fo:font-style="italic" style:text-underline-style="none" officeooo:rsid="01a6ea70" style:font-style-asian="italic" style:font-style-complex="italic"/>
    </style:style>
    <style:style style:name="T155" style:family="text">
      <style:text-properties style:text-position="0% 100%" style:font-name="Liberation Serif1" fo:font-style="italic" style:text-underline-style="none" officeooo:rsid="01ddff5f" style:font-style-asian="italic" style:font-style-complex="italic"/>
    </style:style>
    <style:style style:name="T156" style:family="text">
      <style:text-properties style:text-position="0% 100%" style:font-name="Liberation Serif1" fo:font-style="italic" style:text-underline-style="none" officeooo:rsid="008e9560" style:font-style-asian="italic" style:font-style-complex="italic"/>
    </style:style>
    <style:style style:name="T157" style:family="text">
      <style:text-properties style:text-position="0% 100%" style:font-name="Liberation Serif1" fo:font-style="italic" style:text-underline-style="none" officeooo:rsid="020bc142" style:font-style-asian="italic" style:font-style-complex="italic"/>
    </style:style>
    <style:style style:name="T158" style:family="text">
      <style:text-properties style:text-position="0% 100%" style:font-name="Liberation Serif1" fo:font-style="italic" style:text-underline-style="none" officeooo:rsid="00152cdb" style:font-style-asian="italic" style:font-style-complex="italic"/>
    </style:style>
    <style:style style:name="T159" style:family="text">
      <style:text-properties style:text-position="0% 100%" style:font-name="Liberation Serif1" fo:font-style="italic" style:text-underline-style="none" officeooo:rsid="015cf314" style:font-style-asian="italic" style:font-style-complex="italic"/>
    </style:style>
    <style:style style:name="T160" style:family="text">
      <style:text-properties style:text-position="0% 100%" style:font-name="Liberation Serif1" fo:font-style="italic" style:text-underline-style="none" officeooo:rsid="01dc152a" style:font-size-asian="14pt" style:font-style-asian="italic" style:font-size-complex="14pt" style:font-style-complex="italic"/>
    </style:style>
    <style:style style:name="T161" style:family="text">
      <style:text-properties style:text-position="0% 100%" style:font-name="Liberation Serif1" fo:font-style="italic" style:text-underline-style="none" officeooo:rsid="012a724d" style:font-size-asian="14pt" style:font-style-asian="italic" style:font-size-complex="14pt" style:font-style-complex="italic"/>
    </style:style>
    <style:style style:name="T162" style:family="text">
      <style:text-properties style:text-position="0% 100%" style:font-name="Liberation Serif1" fo:font-style="italic" style:text-underline-style="none" officeooo:rsid="01a6ea70" style:font-size-asian="14pt" style:font-style-asian="italic" style:font-size-complex="14pt" style:font-style-complex="italic"/>
    </style:style>
    <style:style style:name="T163" style:family="text">
      <style:text-properties style:text-position="0% 100%" style:font-name="Liberation Serif1" fo:font-style="italic" style:text-underline-style="none" officeooo:rsid="00152cdb" style:font-size-asian="14pt" style:font-style-asian="italic" style:font-size-complex="14pt" style:font-style-complex="italic"/>
    </style:style>
    <style:style style:name="T164" style:family="text">
      <style:text-properties style:text-position="0% 100%" style:font-name="Liberation Serif1" fo:font-style="italic" style:text-underline-style="none" officeooo:rsid="01dc152a" style:font-size-asian="14pt" style:font-style-asian="italic" style:font-size-complex="14pt" style:font-style-complex="italic" style:text-overline-style="solid" style:text-overline-width="auto" style:text-overline-color="font-color"/>
    </style:style>
    <style:style style:name="T165" style:family="text">
      <style:text-properties style:text-position="0% 100%" style:font-name="Liberation Serif1" fo:font-style="italic" style:text-underline-style="none" officeooo:rsid="01e51367" style:font-size-asian="14pt" style:font-style-asian="italic" style:font-size-complex="14pt" style:font-style-complex="italic"/>
    </style:style>
    <style:style style:name="T166" style:family="text">
      <style:text-properties style:text-position="0% 100%" style:font-name="Liberation Serif1" fo:font-style="normal" style:text-underline-style="none" officeooo:rsid="00844278" style:font-style-asian="normal" style:font-style-complex="normal"/>
    </style:style>
    <style:style style:name="T167" style:family="text">
      <style:text-properties style:text-position="0% 100%" style:font-name="Liberation Serif1" fo:font-style="normal" style:text-underline-style="none" officeooo:rsid="0115d4e0" style:font-style-asian="normal" style:font-style-complex="normal"/>
    </style:style>
    <style:style style:name="T168" style:family="text">
      <style:text-properties style:text-position="0% 100%" style:font-name="Liberation Serif1" fo:font-style="normal" style:text-underline-style="none" officeooo:rsid="01e51367" style:font-size-asian="14pt" style:font-style-asian="normal" style:font-size-complex="14pt" style:font-style-complex="normal"/>
    </style:style>
    <style:style style:name="T169" style:family="text">
      <style:text-properties style:text-position="0% 100%" style:font-name="Liberation Serif1" fo:font-size="14pt" style:text-underline-style="none" fo:font-weight="normal" officeooo:rsid="01bc9983" style:font-size-asian="14pt" style:font-weight-asian="normal" style:font-size-complex="14pt" style:font-weight-complex="normal"/>
    </style:style>
    <style:style style:name="T170" style:family="text">
      <style:text-properties style:text-position="0% 100%" style:font-name="Liberation Serif1" fo:font-size="14pt" style:text-underline-style="none" fo:font-weight="normal" officeooo:rsid="0034fffe" fo:background-color="transparent" loext:char-shading-value="0" style:font-size-asian="14pt" style:font-weight-asian="normal" style:font-size-complex="14pt" style:font-weight-complex="normal" style:text-overline-style="solid" style:text-overline-width="auto" style:text-overline-color="font-color" loext:shadow="none"/>
    </style:style>
    <style:style style:name="T171" style:family="text">
      <style:text-properties style:text-position="0% 100%" style:text-underline-style="none"/>
    </style:style>
    <style:style style:name="T172" style:family="text">
      <style:text-properties style:text-position="0% 100%" style:text-underline-style="none" officeooo:rsid="00171782"/>
    </style:style>
    <style:style style:name="T173" style:family="text">
      <style:text-properties style:text-position="0% 100%" style:text-underline-style="none" officeooo:rsid="0008ce61"/>
    </style:style>
    <style:style style:name="T174" style:family="text">
      <style:text-properties style:text-position="0% 100%" style:text-underline-style="none" officeooo:rsid="008378b5"/>
    </style:style>
    <style:style style:name="T175" style:family="text">
      <style:text-properties style:text-position="0% 100%" style:text-underline-style="none" officeooo:rsid="0155a231"/>
    </style:style>
    <style:style style:name="T176" style:family="text">
      <style:text-properties style:text-position="0% 100%" style:text-underline-style="none" officeooo:rsid="015cf314"/>
    </style:style>
    <style:style style:name="T177" style:family="text">
      <style:text-properties style:text-position="0% 100%" style:text-underline-style="none" officeooo:rsid="003a5406"/>
    </style:style>
    <style:style style:name="T178" style:family="text">
      <style:text-properties style:text-position="0% 100%" style:text-underline-style="none" officeooo:rsid="01788267"/>
    </style:style>
    <style:style style:name="T179" style:family="text">
      <style:text-properties style:text-position="0% 100%" style:text-underline-style="none" officeooo:rsid="01a7f684"/>
    </style:style>
    <style:style style:name="T180" style:family="text">
      <style:text-properties style:text-position="0% 100%" style:text-underline-style="none" officeooo:rsid="01da0ea7"/>
    </style:style>
    <style:style style:name="T181" style:family="text">
      <style:text-properties style:text-position="0% 100%" style:text-underline-style="none" fo:font-weight="normal" officeooo:rsid="01788267" style:font-weight-asian="normal" style:font-weight-complex="normal"/>
    </style:style>
    <style:style style:name="T182" style:family="text">
      <style:text-properties style:text-position="0% 100%" style:text-underline-style="none" officeooo:rsid="01fb957f"/>
    </style:style>
    <style:style style:name="T183" style:family="text">
      <style:text-properties style:text-position="0% 100%" officeooo:rsid="00d90e17"/>
    </style:style>
    <style:style style:name="T184" style:family="text">
      <style:text-properties style:text-position="0% 100%" officeooo:rsid="013a3b37"/>
    </style:style>
    <style:style style:name="T185" style:family="text">
      <style:text-properties style:text-position="0% 100%" officeooo:rsid="013aa84c"/>
    </style:style>
    <style:style style:name="T186" style:family="text">
      <style:text-properties style:text-position="0% 100%" officeooo:rsid="0154ee54"/>
    </style:style>
    <style:style style:name="T187" style:family="text">
      <style:text-properties style:text-position="0% 100%" officeooo:rsid="0008ce61"/>
    </style:style>
    <style:style style:name="T188" style:family="text">
      <style:text-properties style:text-position="0% 100%" officeooo:rsid="001cf72a" style:text-overline-style="solid" style:text-overline-width="auto" style:text-overline-color="font-color"/>
    </style:style>
    <style:style style:name="T189" style:family="text">
      <style:text-properties style:text-position="0% 100%" fo:font-weight="normal" officeooo:rsid="01fb957f" style:font-weight-asian="normal" style:font-weight-complex="normal"/>
    </style:style>
    <style:style style:name="T190" style:family="text">
      <style:text-properties style:text-position="0% 100%" fo:font-weight="normal" officeooo:rsid="0212e0cc" style:font-weight-asian="normal" style:font-weight-complex="normal"/>
    </style:style>
    <style:style style:name="T191" style:family="text">
      <style:text-properties style:text-position="0% 100%" fo:font-weight="normal" officeooo:rsid="02144239" style:font-weight-asian="normal" style:font-weight-complex="normal"/>
    </style:style>
    <style:style style:name="T192" style:family="text">
      <style:text-properties officeooo:rsid="0008ce61"/>
    </style:style>
    <style:style style:name="T193" style:family="text">
      <style:text-properties officeooo:rsid="002b3487"/>
    </style:style>
    <style:style style:name="T194" style:family="text">
      <style:text-properties officeooo:rsid="0034fffe"/>
    </style:style>
    <style:style style:name="T195" style:family="text">
      <style:text-properties officeooo:rsid="0038a928"/>
    </style:style>
    <style:style style:name="T196" style:family="text">
      <style:text-properties officeooo:rsid="003c135f"/>
    </style:style>
    <style:style style:name="T197" style:family="text">
      <style:text-properties officeooo:rsid="0034fffe" fo:background-color="transparent" loext:char-shading-value="0" style:text-overline-style="solid" style:text-overline-width="auto" style:text-overline-color="font-color" loext:shadow="none"/>
    </style:style>
    <style:style style:name="T198" style:family="text">
      <style:text-properties officeooo:rsid="00b2ce21" fo:background-color="transparent" loext:char-shading-value="0" style:text-overline-style="solid" style:text-overline-width="auto" style:text-overline-color="font-color" loext:shadow="none"/>
    </style:style>
    <style:style style:name="T199" style:family="text">
      <style:text-properties officeooo:rsid="01b81e91" fo:background-color="transparent" loext:char-shading-value="0" style:text-overline-style="solid" style:text-overline-width="auto" style:text-overline-color="font-color" loext:shadow="none"/>
    </style:style>
    <style:style style:name="T200" style:family="text">
      <style:text-properties officeooo:rsid="0066ee84"/>
    </style:style>
    <style:style style:name="T201" style:family="text">
      <style:text-properties officeooo:rsid="006d7db7"/>
    </style:style>
    <style:style style:name="T202" style:family="text">
      <style:text-properties officeooo:rsid="00753843"/>
    </style:style>
    <style:style style:name="T203" style:family="text">
      <style:text-properties officeooo:rsid="007a6ebe"/>
    </style:style>
    <style:style style:name="T204" style:family="text">
      <style:text-properties officeooo:rsid="007e85b9"/>
    </style:style>
    <style:style style:name="T205" style:family="text">
      <style:text-properties officeooo:rsid="0081a97f"/>
    </style:style>
    <style:style style:name="T206" style:family="text">
      <style:text-properties officeooo:rsid="0005b44f"/>
    </style:style>
    <style:style style:name="T207" style:family="text">
      <style:text-properties style:text-underline-style="none"/>
    </style:style>
    <style:style style:name="T208" style:family="text">
      <style:text-properties style:text-underline-style="none" officeooo:rsid="0081a97f"/>
    </style:style>
    <style:style style:name="T209" style:family="text">
      <style:text-properties style:text-underline-style="none" officeooo:rsid="0005b44f"/>
    </style:style>
    <style:style style:name="T210" style:family="text">
      <style:text-properties style:text-underline-style="none" officeooo:rsid="0008ce61"/>
    </style:style>
    <style:style style:name="T211" style:family="text">
      <style:text-properties style:text-underline-style="none" officeooo:rsid="000f77ec"/>
    </style:style>
    <style:style style:name="T212" style:family="text">
      <style:text-properties style:text-underline-style="none" officeooo:rsid="008378b5"/>
    </style:style>
    <style:style style:name="T213" style:family="text">
      <style:text-properties officeooo:rsid="008378b5"/>
    </style:style>
    <style:style style:name="T214" style:family="text">
      <style:text-properties fo:font-weight="normal" style:font-weight-asian="normal" style:font-weight-complex="normal"/>
    </style:style>
    <style:style style:name="T215" style:family="text">
      <style:text-properties fo:font-weight="normal" officeooo:rsid="00f3a03c" style:font-weight-asian="normal" style:font-weight-complex="normal"/>
    </style:style>
    <style:style style:name="T216" style:family="text">
      <style:text-properties fo:font-weight="normal" officeooo:rsid="010024ea" style:font-weight-asian="normal" style:font-weight-complex="normal"/>
    </style:style>
    <style:style style:name="T217" style:family="text">
      <style:text-properties fo:font-weight="normal" officeooo:rsid="0008ce61" style:font-weight-asian="normal" style:font-weight-complex="normal"/>
    </style:style>
    <style:style style:name="T218" style:family="text">
      <style:text-properties fo:font-weight="normal" officeooo:rsid="0126e6b8" style:font-weight-asian="normal" style:font-weight-complex="normal"/>
    </style:style>
    <style:style style:name="T219" style:family="text">
      <style:text-properties fo:font-weight="normal" officeooo:rsid="01bc9983" style:font-weight-asian="normal" style:font-weight-complex="normal"/>
    </style:style>
    <style:style style:name="T220" style:family="text">
      <style:text-properties fo:font-weight="normal" officeooo:rsid="01bc9983" style:font-weight-asian="normal" style:font-weight-complex="normal" style:text-overline-style="none" style:text-overline-color="font-color"/>
    </style:style>
    <style:style style:name="T221" style:family="text">
      <style:text-properties fo:font-weight="normal" officeooo:rsid="01c226bc" style:font-weight-asian="normal" style:font-weight-complex="normal" style:text-overline-style="none" style:text-overline-color="font-color"/>
    </style:style>
    <style:style style:name="T222" style:family="text">
      <style:text-properties fo:font-weight="normal" officeooo:rsid="00be6b20" style:font-weight-asian="normal" style:font-weight-complex="normal" style:text-overline-style="none" style:text-overline-color="font-color"/>
    </style:style>
    <style:style style:name="T223" style:family="text">
      <style:text-properties fo:font-weight="normal" officeooo:rsid="0008ce61" style:font-weight-asian="normal" style:font-weight-complex="normal" style:text-overline-style="solid" style:text-overline-width="auto" style:text-overline-color="font-color"/>
    </style:style>
    <style:style style:name="T224" style:family="text">
      <style:text-properties fo:font-weight="normal" officeooo:rsid="015cf314" style:font-weight-asian="normal" style:font-weight-complex="normal"/>
    </style:style>
    <style:style style:name="T225" style:family="text">
      <style:text-properties fo:font-weight="normal" officeooo:rsid="00433b8c" style:font-weight-asian="normal" style:font-weight-complex="normal"/>
    </style:style>
    <style:style style:name="T226" style:family="text">
      <style:text-properties fo:font-weight="normal" officeooo:rsid="01ff3777" style:font-weight-asian="normal" style:font-weight-complex="normal"/>
    </style:style>
    <style:style style:name="T227" style:family="text">
      <style:text-properties fo:font-weight="normal" officeooo:rsid="0212e0cc" style:font-weight-asian="normal" style:font-weight-complex="normal"/>
    </style:style>
    <style:style style:name="T228" style:family="text">
      <style:text-properties fo:font-weight="normal" officeooo:rsid="0034fffe" fo:background-color="transparent" loext:char-shading-value="0" style:font-weight-asian="normal" style:font-weight-complex="normal" style:text-overline-style="solid" style:text-overline-width="auto" style:text-overline-color="font-color" loext:shadow="none"/>
    </style:style>
    <style:style style:name="T229" style:family="text">
      <style:text-properties fo:font-weight="normal" officeooo:rsid="00b2ce21" fo:background-color="transparent" loext:char-shading-value="0" style:font-weight-asian="normal" style:font-weight-complex="normal" style:text-overline-style="solid" style:text-overline-width="auto" style:text-overline-color="font-color" loext:shadow="none"/>
    </style:style>
    <style:style style:name="T230" style:family="text">
      <style:text-properties fo:font-style="italic" style:font-style-asian="italic" style:font-style-complex="italic"/>
    </style:style>
    <style:style style:name="T231" style:family="text">
      <style:text-properties fo:font-style="italic" officeooo:rsid="00f6272e" style:font-style-asian="italic" style:font-style-complex="italic"/>
    </style:style>
    <style:style style:name="T232" style:family="text">
      <style:text-properties fo:font-style="italic" officeooo:rsid="0119ed1c" style:font-style-asian="italic" style:font-style-complex="italic"/>
    </style:style>
    <style:style style:name="T233" style:family="text">
      <style:text-properties fo:font-style="italic" officeooo:rsid="014c4da1" style:font-style-asian="italic" style:font-style-complex="italic"/>
    </style:style>
    <style:style style:name="T234" style:family="text">
      <style:text-properties fo:font-style="italic" officeooo:rsid="014dd86f" style:font-style-asian="italic" style:font-style-complex="italic"/>
    </style:style>
    <style:style style:name="T235" style:family="text">
      <style:text-properties fo:font-style="italic" officeooo:rsid="014f0d12" style:font-style-asian="italic" style:font-style-complex="italic"/>
    </style:style>
    <style:style style:name="T236" style:family="text">
      <style:text-properties officeooo:rsid="008a8735"/>
    </style:style>
    <style:style style:name="T237" style:family="text">
      <style:text-properties officeooo:rsid="009ee20d"/>
    </style:style>
    <style:style style:name="T238" style:family="text">
      <style:text-properties style:text-overline-style="solid" style:text-overline-width="auto" style:text-overline-color="font-color"/>
    </style:style>
    <style:style style:name="T239" style:family="text">
      <style:text-properties officeooo:rsid="001cf72a" style:text-overline-style="solid" style:text-overline-width="auto" style:text-overline-color="font-color"/>
    </style:style>
    <style:style style:name="T240" style:family="text">
      <style:text-properties officeooo:rsid="00aa7f15" style:text-overline-style="solid" style:text-overline-width="auto" style:text-overline-color="font-color"/>
    </style:style>
    <style:style style:name="T241" style:family="text">
      <style:text-properties officeooo:rsid="0008ce61" style:text-overline-style="solid" style:text-overline-width="auto" style:text-overline-color="font-color"/>
    </style:style>
    <style:style style:name="T242" style:family="text">
      <style:text-properties officeooo:rsid="00c1ad2d" style:text-overline-style="solid" style:text-overline-width="auto" style:text-overline-color="font-color"/>
    </style:style>
    <style:style style:name="T243" style:family="text">
      <style:text-properties officeooo:rsid="00edc9d5" style:text-overline-style="solid" style:text-overline-width="auto" style:text-overline-color="font-color"/>
    </style:style>
    <style:style style:name="T244" style:family="text">
      <style:text-properties officeooo:rsid="0112c89b" style:text-overline-style="solid" style:text-overline-width="auto" style:text-overline-color="font-color"/>
    </style:style>
    <style:style style:name="T245" style:family="text">
      <style:text-properties officeooo:rsid="00de53a6" style:text-overline-style="solid" style:text-overline-width="auto" style:text-overline-color="font-color"/>
    </style:style>
    <style:style style:name="T246" style:family="text">
      <style:text-properties officeooo:rsid="00de0f11" style:text-overline-style="solid" style:text-overline-width="auto" style:text-overline-color="font-color"/>
    </style:style>
    <style:style style:name="T247" style:family="text">
      <style:text-properties officeooo:rsid="0038a928" style:text-overline-style="solid" style:text-overline-width="auto" style:text-overline-color="font-color"/>
    </style:style>
    <style:style style:name="T248" style:family="text">
      <style:text-properties officeooo:rsid="0034fffe" style:text-overline-style="solid" style:text-overline-width="auto" style:text-overline-color="font-color"/>
    </style:style>
    <style:style style:name="T249" style:family="text">
      <style:text-properties officeooo:rsid="01fb49ea" style:text-overline-style="solid" style:text-overline-width="auto" style:text-overline-color="font-color"/>
    </style:style>
    <style:style style:name="T250" style:family="text">
      <style:text-properties officeooo:rsid="00edc9d5" style:text-overline-style="none" style:text-overline-color="font-color"/>
    </style:style>
    <style:style style:name="T251" style:family="text">
      <style:text-properties officeooo:rsid="002b3487" style:text-overline-style="none" style:text-overline-color="font-color"/>
    </style:style>
    <style:style style:name="T252" style:family="text">
      <style:text-properties officeooo:rsid="018464b9" style:text-overline-style="none" style:text-overline-color="font-color"/>
    </style:style>
    <style:style style:name="T253" style:family="text">
      <style:text-properties officeooo:rsid="012a724d" style:text-overline-style="none" style:text-overline-color="font-color"/>
    </style:style>
    <style:style style:name="T254" style:family="text">
      <style:text-properties officeooo:rsid="0008ce61" style:text-overline-style="none" style:text-overline-color="font-color"/>
    </style:style>
    <style:style style:name="T255" style:family="text">
      <style:text-properties officeooo:rsid="00b2ce21"/>
    </style:style>
    <style:style style:name="T256" style:family="text">
      <style:text-properties officeooo:rsid="00bd6744"/>
    </style:style>
    <style:style style:name="T257" style:family="text">
      <style:text-properties officeooo:rsid="00be6b20"/>
    </style:style>
    <style:style style:name="T258" style:family="text">
      <style:text-properties officeooo:rsid="00c0d136"/>
    </style:style>
    <style:style style:name="T259" style:family="text">
      <style:text-properties officeooo:rsid="001cf72a"/>
    </style:style>
    <style:style style:name="T260" style:family="text">
      <style:text-properties officeooo:rsid="00c1ad2d"/>
    </style:style>
    <style:style style:name="T261" style:family="text">
      <style:text-properties officeooo:rsid="00c46277"/>
    </style:style>
    <style:style style:name="T262" style:family="text">
      <style:text-properties officeooo:rsid="00e69d42"/>
    </style:style>
    <style:style style:name="T263" style:family="text">
      <style:text-properties officeooo:rsid="00edc9d5"/>
    </style:style>
    <style:style style:name="T264" style:family="text">
      <style:text-properties officeooo:rsid="00f3a03c"/>
    </style:style>
    <style:style style:name="T265" style:family="text">
      <style:text-properties officeooo:rsid="00f3ca4c"/>
    </style:style>
    <style:style style:name="T266" style:family="text">
      <style:text-properties officeooo:rsid="00f6272e"/>
    </style:style>
    <style:style style:name="T267" style:family="text">
      <style:text-properties officeooo:rsid="0115d4e0"/>
    </style:style>
    <style:style style:name="T268" style:family="text">
      <style:text-properties officeooo:rsid="0119ed1c"/>
    </style:style>
    <style:style style:name="T269" style:family="text">
      <style:text-properties officeooo:rsid="0125a914"/>
    </style:style>
    <style:style style:name="T270" style:family="text">
      <style:text-properties officeooo:rsid="0125c8c7"/>
    </style:style>
    <style:style style:name="T271" style:family="text">
      <style:text-properties fo:font-weight="bold" style:font-weight-asian="bold" style:font-weight-complex="bold"/>
    </style:style>
    <style:style style:name="T272" style:family="text">
      <style:text-properties fo:font-weight="bold" officeooo:rsid="0008ce61" style:font-weight-asian="bold" style:font-weight-complex="bold"/>
    </style:style>
    <style:style style:name="T273" style:family="text">
      <style:text-properties fo:font-weight="bold" officeooo:rsid="01f234c4" style:font-weight-asian="bold" style:font-weight-complex="bold"/>
    </style:style>
    <style:style style:name="T274" style:family="text">
      <style:text-properties fo:font-weight="bold" officeooo:rsid="0212e0cc" style:font-weight-asian="bold" style:font-weight-complex="bold"/>
    </style:style>
    <style:style style:name="T275" style:family="text">
      <style:text-properties officeooo:rsid="012747fe"/>
    </style:style>
    <style:style style:name="T276" style:family="text">
      <style:text-properties officeooo:rsid="012a724d"/>
    </style:style>
    <style:style style:name="T277" style:family="text">
      <style:text-properties officeooo:rsid="012dbc56"/>
    </style:style>
    <style:style style:name="T278" style:family="text">
      <style:text-properties officeooo:rsid="0138ab04"/>
    </style:style>
    <style:style style:name="T279" style:family="text">
      <style:text-properties officeooo:rsid="014c4da1"/>
    </style:style>
    <style:style style:name="T280" style:family="text">
      <style:text-properties officeooo:rsid="014dd86f"/>
    </style:style>
    <style:style style:name="T281" style:family="text">
      <style:text-properties officeooo:rsid="00d78a23"/>
    </style:style>
    <style:style style:name="T282" style:family="text">
      <style:text-properties officeooo:rsid="00de0f11"/>
    </style:style>
    <style:style style:name="T283" style:family="text">
      <style:text-properties officeooo:rsid="00aa7f15"/>
    </style:style>
    <style:style style:name="T284" style:family="text">
      <style:text-properties officeooo:rsid="00de53a6"/>
    </style:style>
    <style:style style:name="T285" style:family="text">
      <style:text-properties fo:font-style="normal" officeooo:rsid="014f0d12" style:font-style-asian="normal" style:font-style-complex="normal"/>
    </style:style>
    <style:style style:name="T286" style:family="text">
      <style:text-properties fo:font-style="normal" officeooo:rsid="014ff926" style:font-style-asian="normal" style:font-style-complex="normal"/>
    </style:style>
    <style:style style:name="T287" style:family="text">
      <style:text-properties fo:font-style="normal" officeooo:rsid="015016c1" style:font-style-asian="normal" style:font-style-complex="normal"/>
    </style:style>
    <style:style style:name="T288" style:family="text">
      <style:text-properties fo:font-style="normal" officeooo:rsid="0154ee54" style:font-style-asian="normal" style:font-style-complex="normal"/>
    </style:style>
    <style:style style:name="T289" style:family="text">
      <style:text-properties fo:font-style="normal" officeooo:rsid="015a5d04" style:font-style-asian="normal" style:font-style-complex="normal"/>
    </style:style>
    <style:style style:name="T290" style:family="text">
      <style:text-properties officeooo:rsid="015b8bcc"/>
    </style:style>
    <style:style style:name="T291" style:family="text">
      <style:text-properties officeooo:rsid="015bcc9b"/>
    </style:style>
    <style:style style:name="T292" style:family="text">
      <style:text-properties officeooo:rsid="015cf314"/>
    </style:style>
    <style:style style:name="T293" style:family="text">
      <style:text-properties officeooo:rsid="015f89e3"/>
    </style:style>
    <style:style style:name="T294" style:family="text">
      <style:text-properties officeooo:rsid="01788267"/>
    </style:style>
    <style:style style:name="T295" style:family="text">
      <style:text-properties officeooo:rsid="0196894f"/>
    </style:style>
    <style:style style:name="T296" style:family="text">
      <style:text-properties officeooo:rsid="01a21f74"/>
    </style:style>
    <style:style style:name="T297" style:family="text">
      <style:text-properties officeooo:rsid="01a6ea70"/>
    </style:style>
    <style:style style:name="T298" style:family="text">
      <style:text-properties officeooo:rsid="01b68015"/>
    </style:style>
    <style:style style:name="T299" style:family="text">
      <style:text-properties officeooo:rsid="01b81e91"/>
    </style:style>
    <style:style style:name="T300" style:family="text">
      <style:text-properties officeooo:rsid="01b92f64"/>
    </style:style>
    <style:style style:name="T301" style:family="text">
      <style:text-properties officeooo:rsid="01bc9983"/>
    </style:style>
    <style:style style:name="T302" style:family="text">
      <style:text-properties officeooo:rsid="01d2b5fd"/>
    </style:style>
    <style:style style:name="T303" style:family="text">
      <style:text-properties officeooo:rsid="01d64fa2"/>
    </style:style>
    <style:style style:name="T304" style:family="text">
      <style:text-properties officeooo:rsid="01dc152a"/>
    </style:style>
    <style:style style:name="T305" style:family="text">
      <style:text-properties officeooo:rsid="01eb7217"/>
    </style:style>
    <style:style style:name="T306" style:family="text">
      <style:text-properties officeooo:rsid="01f234c4"/>
    </style:style>
    <style:style style:name="T307" style:family="text">
      <style:text-properties officeooo:rsid="01f2d391"/>
    </style:style>
    <style:style style:name="T308" style:family="text">
      <style:text-properties officeooo:rsid="01f4214f"/>
    </style:style>
    <style:style style:name="T309" style:family="text">
      <style:text-properties officeooo:rsid="01f6640e"/>
    </style:style>
    <style:style style:name="T310" style:family="text">
      <style:text-properties officeooo:rsid="01f91fd8"/>
    </style:style>
    <style:style style:name="T311" style:family="text">
      <style:text-properties officeooo:rsid="01fbf7ef"/>
    </style:style>
    <style:style style:name="T312" style:family="text">
      <style:text-properties officeooo:rsid="02013808"/>
    </style:style>
    <style:style style:name="T313" style:family="text">
      <style:text-properties officeooo:rsid="0203a899"/>
    </style:style>
    <style:style style:name="T314" style:family="text">
      <style:text-properties officeooo:rsid="02190adb"/>
    </style:style>
    <style:style style:name="T315" style:family="text">
      <style:text-properties officeooo:rsid="0219ea6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vertical-align="middle" draw:auto-grow-height="false" fo:min-height="1.369cm" fo:min-width="0.1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none" draw:textarea-vertical-align="middle" draw:auto-grow-height="false" fo:min-height="1.106cm" fo:min-width="0.1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none" draw:textarea-vertical-align="middle" draw:auto-grow-height="false" fo:min-height="2.261cm" fo:min-width="0.1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none" draw:textarea-vertical-align="middle" draw:auto-grow-height="false" fo:min-height="1.215cm" fo:min-width="0.19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95">c</text:span>d ::= <text:span text:style-name="T194">class C extends D { </text:span><text:span text:style-name="T197">fd</text:span><text:span text:style-name="T194">; kd </text:span><text:span text:style-name="T197">md </text:span><text:span text:style-name="T194">} <text:s text:c="62"/>class</text:span></text:p>
      <text:p text:style-name="P1">fd ::<text:span text:style-name="T195">= q a C f <text:s text:c="103"/>field</text:span></text:p>
      <text:p text:style-name="P9">kd ::= q C ( <text:span text:style-name="T256">t C g, </text:span>t <text:span text:style-name="T255">C </text:span>f ) { <text:span text:style-name="T256">super(g); </text:span>this.f = f; } <text:s text:c="39"/><text:span text:style-name="T196">constructor</text:span></text:p>
      <text:p text:style-name="P9">md ::= t <text:span text:style-name="T255">C </text:span>m ( t <text:span text:style-name="T255">C </text:span>this, t <text:span text:style-name="T255">C </text:span>x ) { <text:span text:style-name="T197">t </text:span><text:span text:style-name="T198">C </text:span><text:span text:style-name="T197">y</text:span> <text:span text:style-name="T238">s</text:span>; return <text:span text:style-name="T263">z</text:span> } <text:s text:c="32"/><text:span text:style-name="T196">instance method</text:span></text:p>
      <text:p text:style-name="P20">e ::= x | x.f <text:s text:c="98"/>expression</text:p>
      <text:p text:style-name="P12">s ::= x = <text:span text:style-name="T204">e</text:span> | x.f = y | x = y.m(z) <text:span text:style-name="T204">| super(g) | this(g) | </text:span>x = new <text:span text:style-name="T302">C</text:span>() <text:span text:style-name="T204">| </text:span>s;s <text:s text:c="10"/><text:span text:style-name="T196">statement</text:span></text:p>
      <text:p text:style-name="P9">t ::= <text:span text:style-name="T201">k </text:span>q <text:s text:c="101"/><text:span text:style-name="T196">qualifier type</text:span></text:p>
      <text:p text:style-name="P24">k ::= initi<text:span text:style-name="T267">a</text:span>lized | underinitialized | <text:span text:style-name="T267">unknown</text:span>initialized <text:span text:style-name="T293">| fbcbottom</text:span> </text:p>
      <text:p text:style-name="P146"><text:tab/><text:tab/><text:tab/><text:tab/><text:tab/><text:tab/><text:tab/><text:tab/><text:tab/><text:tab/> <text:s text:c="4"/>initializatioin qualifier</text:p>
      <text:p text:style-name="P15">q ::= readonly | mutable | polymutable <text:span text:style-name="T304">| substitutablepolymutable </text:span>| <text:span text:style-name="T292">receiverdependantmutable | </text:span>immutable <text:span text:style-name="T292">| bottom</text:span> <text:s text:c="24"/></text:p>
      <text:p text:style-name="P147"><text:s text:c="107"/>immutability qualifier</text:p>
      <text:p text:style-name="P166"/>
      <text:p text:style-name="P178">a :: = assignable | receiverdependantassignable | final <text:s text:c="21"/>assignability qualifier</text:p>
      <text:p text:style-name="P166"/>
      <text:p text:style-name="P36"><text:span text:style-name="T296">Qualifier</text:span> Hierarchy</text:p>
      <text:p text:style-name="P36"/>
      <text:p text:style-name="P155"><text:s text:c="22"/><text:span text:style-name="T267">unknowninitialized</text:span></text:p>
      <text:p text:style-name="P155"><text:tab/> <text:s text:c="14"/>/ <text:s text:c="20"/>\</text:p>
      <text:p text:style-name="P155"><text:tab/> <text:s text:c="2"/><text:span text:style-name="T200">underinitialized</text:span> <text:s text:c="5"/><text:span text:style-name="T200">initialized</text:span></text:p>
      <text:p text:style-name="P155"><text:s text:c="46"/><text:span text:style-name="T202">(default)</text:span></text:p>
      <text:p text:style-name="P155"/>
      <text:p text:style-name="P155"><text:s text:c="25"/><text:span text:style-name="T279">\ <text:s text:c="21"/>/</text:span></text:p>
      <text:p text:style-name="P155"><text:s text:c="29"/><text:span text:style-name="T279">fbcbottom</text:span></text:p>
      <text:p text:style-name="P155"/>
      <text:p text:style-name="P9"><text:tab/> <text:s text:c="37"/>readonly</text:p>
      <text:p text:style-name="P14"><text:tab/> <text:s/>/ <text:s text:c="10"/>/ <text:s text:c="29"/><text:span text:style-name="T297">|</text:span> <text:s text:c="33"/><text:span text:style-name="T309">\ <text:s text:c="12"/></text:span><text:s text:c="22"/>\</text:p>
      <text:p text:style-name="P14">mutable <text:s/>pol<text:span text:style-name="T292">y</text:span>mutable <text:s/><text:span text:style-name="T297">substitutablepolymutable</text:span> <text:s/><text:bookmark-start text:name="__DdeLink__5555_7597967"/><text:span text:style-name="T292">receiverdependantmutable</text:span><text:bookmark-end text:name="__DdeLink__5555_7597967"/> immutable</text:p>
      <text:p text:style-name="P11"><text:span text:style-name="T202"><text:s text:c="5"/>(default) </text:span><text:s text:c="19"/><text:span text:style-name="T303">(polymorphic qual in CF)</text:span></text:p>
      <text:p text:style-name="P11"><text:s text:c="13"/><text:span text:style-name="T279">\ <text:s text:c="10"/>\ <text:s text:c="28"/>| <text:s text:c="33"/>/ <text:s text:c="35"/>/</text:span></text:p>
      <text:p text:style-name="P13"><text:s text:c="51"/><text:span text:style-name="T279">bottom</text:span></text:p>
      <text:p text:style-name="P13"/>
      <text:p text:style-name="P13"/>
      <text:p text:style-name="P153"><text:s text:c="4"/><text:span text:style-name="T311">assignable <text:s text:c="5"/></text:span><text:span text:style-name="T182">receiverdependantassignable <text:s text:c="5"/>final</text:span></text:p>
      <text:p text:style-name="P10"/>
      <text:p text:style-name="P35">Figure 1 <text:span text:style-name="T264">Combination of qualifiers. </text:span><text:span text:style-name="T215">First </text:span><text:span text:style-name="T226">t</text:span><text:span text:style-name="T215">wo qualifier hierarchies are orthogonal. If an object is under initialization, its immutability guarantee is not satisfied. So </text:span><text:span text:style-name="T216">even </text:span><text:span text:style-name="T215">immutable and </text:span><text:span text:style-name="T224">receiverdependantmutable</text:span><text:span text:style-name="T215"> objects can also be modifed when under initialization. </text:span><text:span text:style-name="T226">Third one is only used on field declarations, and not included in atms.</text:span></text:p>
      <text:p text:style-name="P22"/>
      <text:p text:style-name="P25"/>
      <text:p text:style-name="P25"/>
      <text:p text:style-name="P25"><text:soft-page-break/></text:p>
      <text:p text:style-name="P43">Subtype relations</text:p>
      <text:p text:style-name="P23">k<text:span text:style-name="T17">1</text:span> q<text:span text:style-name="T17">1 </text:span><text:span text:style-name="T88">&lt;: k</text:span><text:span text:style-name="T17">2 </text:span><text:span text:style-name="T88">q</text:span><text:span text:style-name="T17">2 </text:span><text:span text:style-name="T88">&lt;=&gt; k</text:span><text:span text:style-name="T17">1</text:span><text:span text:style-name="T88"> &lt;: k</text:span><text:span text:style-name="T17">2</text:span><text:span text:style-name="T88"> </text:span><text:span text:style-name="T172">∧ </text:span><text:span text:style-name="T171">q</text:span><text:span text:style-name="T59">1</text:span><text:span text:style-name="T171"> &lt;: q</text:span><text:span text:style-name="T59">2</text:span></text:p>
      <text:p text:style-name="P40"/>
      <text:p text:style-name="P40"/>
      <text:p text:style-name="P40"/>
      <text:p text:style-name="P40"/>
      <text:p text:style-name="P40">Helper Functions</text:p>
      <text:p text:style-name="P40"/>
      <text:p text:style-name="P7"><text:s text:c="10"/>q <text:span text:style-name="T312">a </text:span>C f</text:p>
      <text:p text:style-name="P2"><draw:line text:anchor-type="paragraph" draw:z-index="1" draw:name="Shape1" draw:style-name="gr1" draw:text-style-name="P202" svg:x1="0.169cm" svg:y1="0.272cm" svg:x2="3.476cm" svg:y2="0.298cm"><text:p/></draw:line> <text:s text:c="33"/></text:p>
      <text:p text:style-name="P7"><text:s text:c="4"/><text:span text:style-name="T203">fT</text:span>ype(f) = q <text:span text:style-name="T312">a</text:span></text:p>
      <text:p text:style-name="P38"/>
      <text:p text:style-name="P50">Note: </text:p>
      <text:p text:style-name="P46"><text:span text:style-name="T233">1) </text:span><text:span text:style-name="T268">No initialization modifier on field declarations. In actual implementation, to have circular initialization, </text:span><text:span text:style-name="T232">@NotOnlyInitialized</text:span><text:span text:style-name="T268"> can be used on field declaration. However, <text:s/>it doesn’t belong to initialization qualifier hierarchy.</text:span></text:p>
      <text:p text:style-name="P47">2) The field is unique within the whole type hierarchy</text:p>
      <text:p text:style-name="P39"/>
      <text:p text:style-name="P49">fields(C) returns all fields <text:span text:style-name="T280">directly </text:span>declared in C.</text:p>
      <text:p text:style-name="P45">cBody(<text:span text:style-name="T277">kd</text:span>) returns constructor body of <text:span text:style-name="T277">kd</text:span>.</text:p>
      <text:p text:style-name="P45">mBody(m<text:span text:style-name="T269">d</text:span>) returns method body of m<text:span text:style-name="T269">d</text:span>.</text:p>
      <text:p text:style-name="P48"/>
      <text:p text:style-name="P48"/>
      <text:p text:style-name="P48"/>
      <text:p text:style-name="P37"/>
      <text:p text:style-name="P37">Viewpoint Adaptation Rules</text:p>
      <text:p text:style-name="P16"/>
      <text:p text:style-name="P16">_ <text:span text:style-name="T173">⊳ </text:span><text:span text:style-name="T171">mutable = mutable</text:span></text:p>
      <text:p text:style-name="P16"><text:span text:style-name="T171">_ </text:span><text:span text:style-name="T173">⊳ </text:span><text:span text:style-name="T171">readonly = readonly</text:span></text:p>
      <text:p text:style-name="P16"><text:span text:style-name="T171">_ </text:span><text:span text:style-name="T173">⊳ </text:span><text:span text:style-name="T171">immutable = immutable</text:span></text:p>
      <text:p text:style-name="P17"><text:span text:style-name="T171">_ </text:span><text:span text:style-name="T173">⊳ </text:span><text:span text:style-name="T175">bottom</text:span><text:span text:style-name="T171"> = <text:s/></text:span><text:span text:style-name="T175">bottom</text:span></text:p>
      <text:p text:style-name="P18"><text:span text:style-name="T171">_ </text:span><text:span text:style-name="T173">⊳ </text:span><text:span text:style-name="T171">polymutable = </text:span><text:span text:style-name="T179">substitutable</text:span><text:span text:style-name="T171">polymutable</text:span></text:p>
      <text:p text:style-name="P26">q <text:span text:style-name="T173">⊳ <text:s/></text:span><text:span text:style-name="T176">receiverdependantmutable </text:span><text:span text:style-name="T171">= q</text:span></text:p>
      <text:p text:style-name="P8"/>
      <text:p text:style-name="P27"><text:span text:style-name="T271">Note</text:span>: <text:span text:style-name="T179">substitutable</text:span><text:span text:style-name="T177">polymutable </text:span><text:span text:style-name="T171">only exists shortly after viewpoint adaptation is done, but will must be subsituted by another qualifier immediately by QualifierPolymorphism.</text:span></text:p>
      <text:p text:style-name="P28">So, <text:span text:style-name="T179">substitutable</text:span><text:span text:style-name="T177">polymutable </text:span><text:span text:style-name="T171">should not appear on left or right side of viewpoint adaptation </text:span><text:span text:style-name="T180">triangle</text:span><text:span text:style-name="T171">.</text:span></text:p>
      <text:p text:style-name="P167"/>
      <text:p text:style-name="P167"/>
      <text:p text:style-name="P167"/>
      <text:p text:style-name="P42"><text:soft-page-break/>Special Rules</text:p>
      <text:p text:style-name="P19"/>
      <text:list xml:id="list9205202965080891048" text:style-name="L1">
        <text:list-item>
          <text:p text:style-name="P148">Forbid <text:span text:style-name="T177">polymutable</text:span> fields; readonly <text:span text:style-name="T294">or </text:span><text:span text:style-name="T178">polymutable </text:span>constructor return type <text:span text:style-name="T278">and readonly instantiation of objects</text:span></text:p>
        </text:list-item>
        <text:list-item>
          <text:p text:style-name="P157">Forbid assignability qualifier<text:span text:style-name="T313">s</text:span> – <text:span text:style-name="T313">assignable, </text:span><text:span text:style-name="T182">receiverdependantassignable</text:span> in locations other than fields.</text:p>
        </text:list-item>
        <text:list-item>
          <text:p text:style-name="P149">In constructor, q<text:span text:style-name="T17">this </text:span><text:span text:style-name="T88">= q</text:span><text:span text:style-name="T17">ret</text:span></text:p>
        </text:list-item>
        <text:list-item>
          <text:p text:style-name="P150"><text:span text:style-name="T185">Forbid</text:span><text:span text:style-name="T88"> initialization modifier on fields, </text:span><text:span text:style-name="T183">constructor return type </text:span><text:span text:style-name="T184">and new statement</text:span></text:p>
        </text:list-item>
        <text:list-item>
          <text:p text:style-name="P151"><text:span text:style-name="T184">F</text:span><text:span text:style-name="T88">orbid bottom except </text:span><text:span text:style-name="T186">on (implicit/explicit) lower bounds and </text:span><text:span text:style-name="T88">null literal.</text:span></text:p>
        </text:list-item>
        <text:list-item>
          <text:p text:style-name="P152"><text:span text:style-name="T88">Forbid explicit use of </text:span><text:span text:style-name="T179">substitutable</text:span><text:span text:style-name="T177">polymutable </text:span><text:span text:style-name="T171">everywhere.</text:span></text:p>
        </text:list-item>
      </text:list>
      <text:p text:style-name="P8"/>
      <text:p text:style-name="P44">TODO: <text:span text:style-name="T214">Should we allow </text:span><text:span text:style-name="T181">polymutable </text:span><text:span text:style-name="T225">constructor return type?</text:span></text:p>
      <text:p text:style-name="P8"/>
      <text:p text:style-name="P8"/>
      <text:p text:style-name="P8"/>
      <text:p text:style-name="P41">Typing Rules</text:p>
      <text:p text:style-name="P8"/>
      <text:p text:style-name="P21"><text:s text:c="5"/>x <text:span text:style-name="T205">∈ </text:span><text:span text:style-name="T208">Γ</text:span></text:p>
      <text:p text:style-name="P33"><draw:line text:anchor-type="paragraph" draw:z-index="3" draw:name="Shape1" draw:style-name="gr1" draw:text-style-name="P202" svg:x1="-0.254cm" svg:y1="0.363cm" svg:x2="2.468cm" svg:y2="0.363cm"><text:p/></draw:line> <text:s text:c="22"/>(T-VAR)</text:p>
      <text:p text:style-name="P21"><text:span text:style-name="T208">Γ </text:span><text:span text:style-name="T210">⊢</text:span><text:span text:style-name="T209"> x : </text:span><text:span text:style-name="T208">Γ(x)</text:span></text:p>
      <text:p text:style-name="P5"/>
      <text:p text:style-name="P5"/>
      <text:p text:style-name="P5"/>
      <text:p text:style-name="P5"/>
      <text:p text:style-name="P124"><text:span text:style-name="T1">Γ(x) = </text:span><text:span text:style-name="T5">k</text:span><text:span text:style-name="T23">x </text:span><text:span text:style-name="T1">q</text:span><text:span text:style-name="T18">x <text:s text:c="7"/></text:span><text:span text:style-name="T90">f</text:span><text:span text:style-name="T100">Type</text:span><text:span text:style-name="T90">(f) = q</text:span><text:span text:style-name="T19">f</text:span><text:span text:style-name="T90"> _</text:span><text:span text:style-name="T18"> <text:s text:c="7"/></text:span><text:span text:style-name="T101">q = </text:span><text:span text:style-name="T89">q</text:span><text:span text:style-name="T24">x</text:span><text:span text:style-name="T18"> </text:span><text:span text:style-name="T90">⊳ q</text:span><text:span text:style-name="T19">f </text:span></text:p>
      <text:p text:style-name="P145"/>
      <text:p text:style-name="P120"><draw:custom-shape text:anchor-type="paragraph" draw:z-index="5" draw:name="Shape2" draw:style-name="gr2" draw:text-style-name="P203" svg:width="0.53cm" svg:height="1.444cm" svg:x="0.88cm" svg:y="0.141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span text:style-name="T6"> <text:s text:c="11"/>initialized <text:s text:c="24"/></text:span><text:span text:style-name="T16">if k</text:span><text:span text:style-name="T51">x</text:span><text:span text:style-name="T16"> = initialized</text:span></text:p>
      <text:p text:style-name="P85">k = <text:s/></text:p>
      <text:p text:style-name="P143"><text:span text:style-name="T146"><text:s text:c="12"/></text:span><text:span text:style-name="T167">unknown</text:span><text:span text:style-name="T166">initialized <text:s text:c="9"/></text:span><text:span text:style-name="T146">otherwise</text:span><text:span text:style-name="T102"> </text:span></text:p>
      <text:p text:style-name="P52"><draw:line text:anchor-type="paragraph" draw:z-index="4" draw:name="Shape1" draw:style-name="gr1" draw:text-style-name="P202" svg:x1="-0.302cm" svg:y1="0.364cm" svg:x2="12.345cm" svg:y2="0.36cm"><text:p/></draw:line> <text:s text:c="118"/>( T-<text:span text:style-name="T213">FLD</text:span> )</text:p>
      <text:p text:style-name="P4"><text:span text:style-name="T207"><text:s text:c="32"/>Γ </text:span><text:span text:style-name="T210">⊢</text:span><text:span text:style-name="T207"> </text:span><text:span text:style-name="T212">x</text:span><text:span text:style-name="T211">.f : </text:span><text:span text:style-name="T212">k</text:span><text:span text:style-name="T60"> </text:span><text:span text:style-name="T174">q</text:span></text:p>
      <text:p text:style-name="P34"/>
      <text:p text:style-name="P34">Figure 2 Expression typing</text:p>
      <text:p text:style-name="P34"/>
      <text:p text:style-name="P34"/>
      <text:p text:style-name="P34"/>
      <text:p text:style-name="P127"><text:span text:style-name="T1"><text:tab/><text:tab/>Γ </text:span><text:span text:style-name="T3">⊢ </text:span><text:span text:style-name="T7">e</text:span><text:span text:style-name="T1"> = </text:span><text:span text:style-name="T8">t</text:span><text:span text:style-name="T25">e</text:span><text:span text:style-name="T18"> <text:s text:c="8"/></text:span><text:span text:style-name="T105">t</text:span><text:span text:style-name="T25">e</text:span><text:span text:style-name="T18"> <text:s/></text:span><text:span text:style-name="T99">&lt;: </text:span><text:span text:style-name="T18"><text:s/></text:span><text:span text:style-name="T89">Γ(x) <text:s/></text:span></text:p>
      <text:p text:style-name="P51"><draw:line text:anchor-type="paragraph" draw:z-index="6" draw:name="Shape1" draw:style-name="gr1" draw:text-style-name="P202" svg:x1="-0.254cm" svg:y1="0.364cm" svg:x2="10.31cm" svg:y2="0.355cm"><text:p/></draw:line> <text:s text:c="118"/>( T-VAR<text:span text:style-name="T204">ASS</text:span> )</text:p>
      <text:p text:style-name="P29"><text:s text:c="30"/>Γ <text:span text:style-name="T192">⊢</text:span> x = <text:span text:style-name="T236">e</text:span></text:p>
      <text:p text:style-name="P32"/>
      <text:p text:style-name="P32"/>
      <text:p text:style-name="P200"><text:soft-page-break/><text:span text:style-name="T1"/></text:p>
      <text:p text:style-name="P198"><text:span text:style-name="T1">Γ(x) = <text:s/></text:span><text:span text:style-name="T5">k</text:span><text:span text:style-name="T23">x </text:span><text:span text:style-name="T1">q</text:span><text:span text:style-name="T18">x <text:s text:c="7"/></text:span><text:span text:style-name="T89">Γ(y) = <text:s/></text:span><text:span text:style-name="T98">k</text:span><text:span text:style-name="T26">y</text:span><text:span text:style-name="T23"> </text:span><text:span text:style-name="T89">q</text:span><text:span text:style-name="T18">y <text:s text:c="8"/></text:span><text:span text:style-name="T90">typeof(f) = q</text:span><text:span text:style-name="T19">f</text:span><text:span text:style-name="T90"> </text:span><text:span text:style-name="T142">a</text:span><text:span text:style-name="T49">f</text:span></text:p>
      <text:p text:style-name="P133"><text:span text:style-name="T89">q</text:span><text:span text:style-name="T18">x</text:span><text:span text:style-name="T89"> <text:s/></text:span><text:span text:style-name="T104">= </text:span><text:span text:style-name="T91">mutable <text:s/>∨ </text:span></text:p>
      <text:p text:style-name="P133"><text:span text:style-name="T104">(</text:span><text:span text:style-name="T103">k</text:span><text:span text:style-name="T27">x</text:span><text:span text:style-name="T103"> =</text:span><text:span text:style-name="T92"> </text:span><text:span text:style-name="T103">underinitialized <text:s/></text:span><text:span text:style-name="T92">∧ </text:span><text:span text:style-name="T104">q</text:span><text:span text:style-name="T28">x</text:span><text:span text:style-name="T104"> = </text:span><text:span text:style-name="T103">immutable</text:span><text:span text:style-name="T104">) </text:span><text:span text:style-name="T91">∨</text:span></text:p>
      <text:p text:style-name="P199"><text:span text:style-name="T104">(</text:span><text:span text:style-name="T103">k</text:span><text:span text:style-name="T27">x</text:span><text:span text:style-name="T103"> =</text:span><text:span text:style-name="T92"> </text:span><text:span text:style-name="T103">underinitialized <text:s/></text:span><text:span text:style-name="T92">∧ </text:span><text:span text:style-name="T104">q</text:span><text:span text:style-name="T28">x</text:span><text:span text:style-name="T104"> = </text:span><text:span text:style-name="T103">polyimmutable</text:span><text:span text:style-name="T104">) </text:span><text:span text:style-name="T91">∨</text:span></text:p>
      <text:p text:style-name="P201"><text:span text:style-name="T143">(</text:span><text:span text:style-name="T104">a</text:span><text:span text:style-name="T28">f</text:span><text:span text:style-name="T104"> = assignable </text:span><text:span text:style-name="T144">∧ </text:span><text:span text:style-name="T143">(</text:span><text:span text:style-name="T145">q</text:span><text:span text:style-name="T50">x</text:span><text:span text:style-name="T143"> </text:span><text:span text:style-name="T153">≠ </text:span><text:span text:style-name="T157">readonly </text:span><text:span text:style-name="T158">∨ </text:span><text:span text:style-name="T157">q</text:span><text:span text:style-name="T56">f</text:span><text:span text:style-name="T157"> </text:span><text:span text:style-name="T153">≠ </text:span><text:span text:style-name="T159">receiverdependantmutable</text:span><text:span text:style-name="T143">)</text:span><text:span text:style-name="T104"> </text:span><text:span text:style-name="T143">)</text:span></text:p>
      <text:p text:style-name="P126"><text:span text:style-name="T104">q</text:span><text:span text:style-name="T28">y <text:s/></text:span><text:span text:style-name="T104">&lt;: q</text:span><text:span text:style-name="T28">x .</text:span><text:span text:style-name="T90">⊳ q</text:span><text:span text:style-name="T19">f</text:span></text:p>
      <text:p text:style-name="P125"><text:span text:style-name="T103">k</text:span><text:span text:style-name="T27">x</text:span><text:span text:style-name="T103"> =</text:span><text:span text:style-name="T92"> </text:span><text:span text:style-name="T103">underinitialized </text:span><text:span text:style-name="T91">∨ </text:span><text:span text:style-name="T104">k</text:span><text:span text:style-name="T28">y</text:span><text:span text:style-name="T104"> = initialized</text:span></text:p>
      <text:p text:style-name="P53"><draw:line text:anchor-type="paragraph" draw:z-index="0" draw:name="Shape1" draw:style-name="gr1" draw:text-style-name="P202" svg:x1="-0.254cm" svg:y1="0.483cm" svg:x2="14.43cm" svg:y2="0.483cm"><text:p/></draw:line> <text:s text:c="119"/></text:p>
      <text:p text:style-name="P53"><text:tab/><text:tab/><text:tab/><text:tab/><text:tab/><text:tab/><text:tab/><text:tab/><text:tab/><text:tab/> <text:s text:c="18"/>( T-<text:span text:style-name="T204">FLDASS</text:span>) </text:p>
      <text:p text:style-name="P142"><text:span text:style-name="T2"><text:s text:c="30"/><text:tab/><text:tab/><text:tab/>Γ </text:span><text:span text:style-name="T3">⊢</text:span><text:span text:style-name="T2"> x.</text:span><text:span text:style-name="T1">f</text:span><text:span text:style-name="T2"> = </text:span><text:span text:style-name="T4">y <text:s text:c="37"/></text:span></text:p>
      <text:p text:style-name="P168"/>
      <text:p text:style-name="P161">* <text:span text:style-name="T274">Note : </text:span><text:span text:style-name="T227">PICO only handles assignable and <text:s/></text:span><text:span text:style-name="T189">receiverdependantassignable </text:span><text:span text:style-name="T190">fields cases. Because final fields are enforced by Java compiler and doesn’t need PICO to </text:span><text:span text:style-name="T191">do </text:span><text:span text:style-name="T190">anything.</text:span></text:p>
      <text:p text:style-name="P30"/>
      <text:p text:style-name="P30"/>
      <text:p text:style-name="P30"/>
      <text:p text:style-name="P128"><text:span text:style-name="T1">Γ(x) = </text:span><text:span text:style-name="T5">k</text:span><text:span text:style-name="T23">x <text:s/></text:span><text:span text:style-name="T1">q</text:span><text:span text:style-name="T18">x <text:s text:c="9"/></text:span><text:span text:style-name="T1">Γ(y) = </text:span><text:span text:style-name="T98">k</text:span><text:span text:style-name="T26">y</text:span><text:span text:style-name="T1"> q</text:span><text:span text:style-name="T18">y <text:s text:c="7"/></text:span><text:span text:style-name="T89">Γ(</text:span><text:span text:style-name="T113">z</text:span><text:span text:style-name="T89">) = </text:span><text:span text:style-name="T113">k</text:span><text:span text:style-name="T29">z</text:span><text:span text:style-name="T26"> </text:span><text:span text:style-name="T113">q</text:span><text:span text:style-name="T20">z</text:span><text:span text:style-name="T93"> </text:span><text:span text:style-name="T18"><text:s text:c="6"/></text:span><text:span text:style-name="T90">typeof(</text:span><text:span text:style-name="T93">m</text:span><text:span text:style-name="T90">) = </text:span><text:span text:style-name="T106">k</text:span><text:span text:style-name="T30">this</text:span><text:span text:style-name="T106"> </text:span><text:span text:style-name="T90">q</text:span><text:span text:style-name="T20">this</text:span><text:span text:style-name="T93">, </text:span><text:span text:style-name="T113">k</text:span><text:span text:style-name="T30">p</text:span><text:span text:style-name="T106"> </text:span><text:span text:style-name="T113">q</text:span><text:span text:style-name="T20">p</text:span><text:span text:style-name="T93"> →</text:span><text:span text:style-name="T106">k</text:span><text:span text:style-name="T30">ret</text:span><text:span text:style-name="T106"> </text:span><text:span text:style-name="T93">q</text:span><text:span text:style-name="T20">ret</text:span><text:span text:style-name="T90"> </text:span><text:span text:style-name="T18"><text:s text:c="2"/></text:span></text:p>
      <text:p text:style-name="P136"><text:span text:style-name="T107">k</text:span><text:span text:style-name="T31">y <text:s/></text:span><text:span text:style-name="T107">&lt;: k</text:span><text:span text:style-name="T31">this <text:s text:c="4"/></text:span><text:span text:style-name="T18"><text:s text:c="12"/></text:span><text:span text:style-name="T113">k</text:span><text:span text:style-name="T31">z <text:s/></text:span><text:span text:style-name="T107">&lt;: </text:span><text:span text:style-name="T113">k</text:span><text:span text:style-name="T31">p <text:s text:c="15"/></text:span><text:span text:style-name="T18"><text:s/></text:span><text:span text:style-name="T107">k</text:span><text:span text:style-name="T31">ret <text:s/></text:span><text:span text:style-name="T107">&lt;: k</text:span><text:span text:style-name="T31">x</text:span></text:p>
      <text:p text:style-name="P169"/>
      <text:p text:style-name="P121"><text:span text:style-name="T11">q</text:span><text:span text:style-name="T46">this-vp</text:span><text:span text:style-name="T11"> = <text:s/></text:span><text:span text:style-name="T12">q</text:span><text:span text:style-name="T43">y</text:span><text:span text:style-name="T28"> .</text:span><text:span text:style-name="T3">⊳ q</text:span><text:span text:style-name="T43">this <text:s text:c="27"/></text:span><text:span text:style-name="T13">q</text:span><text:span text:style-name="T46">p-vp </text:span><text:span text:style-name="T11">= <text:s/></text:span><text:span text:style-name="T15">q</text:span><text:span text:style-name="T43">y</text:span><text:span text:style-name="T38"> </text:span><text:span text:style-name="T3">⊳ </text:span><text:span text:style-name="T14">q</text:span><text:span text:style-name="T44">p <text:s text:c="30"/></text:span><text:span text:style-name="T11">q</text:span><text:span text:style-name="T46">ret-vp</text:span><text:span text:style-name="T11"> = </text:span><text:span text:style-name="T44"><text:s/></text:span><text:span text:style-name="T15">q</text:span><text:span text:style-name="T43">y</text:span><text:span text:style-name="T38"> </text:span><text:span text:style-name="T3">⊳ q</text:span><text:span text:style-name="T43">ret</text:span></text:p>
      <text:p text:style-name="P193"/>
      <text:p text:style-name="P144"><text:span text:style-name="T160">q</text:span><text:span text:style-name="T57">this-vp </text:span><text:span text:style-name="T168">=</text:span><text:span text:style-name="T161"> </text:span><text:span text:style-name="T162">substitutablepolymutable </text:span><text:span text:style-name="T163">∨</text:span><text:span text:style-name="T162"> </text:span><text:span text:style-name="T164">q</text:span><text:span text:style-name="T58">p</text:span><text:span text:style-name="T57">-vp </text:span><text:span text:style-name="T168">=</text:span><text:span text:style-name="T161"> </text:span><text:span text:style-name="T162">substitutablepolymutable </text:span><text:span text:style-name="T163">∨</text:span><text:span text:style-name="T162"> </text:span><text:span text:style-name="T160">q</text:span><text:span text:style-name="T58">ret</text:span><text:span text:style-name="T57">-vp </text:span><text:span text:style-name="T168">=</text:span><text:span text:style-name="T161"> </text:span><text:span text:style-name="T162">substitutablepolymutable <text:s/></text:span><text:span text:style-name="T165">⇒</text:span><text:span text:style-name="T162"> <text:s/></text:span><text:span text:style-name="T140">s </text:span><text:span text:style-name="T141">exists <text:s text:c="5"/></text:span></text:p>
      <text:p text:style-name="P197"/>
      <text:p text:style-name="P139"><draw:custom-shape text:anchor-type="paragraph" draw:z-index="22" draw:name="Shape2" draw:style-name="gr5" draw:text-style-name="P203" svg:width="0.53cm" svg:height="1.28cm" svg:x="1.169cm" svg:y="0.141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span text:style-name="T18"> <text:s text:c="26"/></text:span><text:span text:style-name="T137">q</text:span><text:span text:style-name="T46">this-vp</text:span><text:span text:style-name="T137"> <text:s text:c="9"/></text:span><text:span text:style-name="T152">if <text:s/>q</text:span><text:span text:style-name="T54">this-vp </text:span><text:span text:style-name="T153">≠ <text:s/></text:span><text:span text:style-name="T154">substitutablepolymutable</text:span></text:p>
      <text:p text:style-name="P139"><text:span text:style-name="T104">q</text:span><text:span text:style-name="T28">y <text:s/></text:span><text:span text:style-name="T104">&lt;: </text:span><text:span text:style-name="T43"><text:s text:c="4"/></text:span></text:p>
      <text:p text:style-name="P138"><text:span text:style-name="T104"><text:s text:c="16"/></text:span><text:span text:style-name="T138">s <text:s text:c="15"/></text:span><text:span text:style-name="T155">else</text:span></text:p>
      <text:p text:style-name="P194"/>
      <text:p text:style-name="P139"><draw:custom-shape text:anchor-type="paragraph" draw:z-index="23" draw:name="Shape2" draw:style-name="gr5" draw:text-style-name="P203" svg:width="0.53cm" svg:height="1.28cm" svg:x="1.169cm" svg:y="0.141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span text:style-name="T18"> <text:s text:c="26"/></text:span><text:span text:style-name="T117">q</text:span><text:span text:style-name="T47">p</text:span><text:span text:style-name="T46">-vp</text:span><text:span text:style-name="T137"> <text:s text:c="11"/></text:span><text:span text:style-name="T152">if <text:s/></text:span><text:span text:style-name="T149">q</text:span><text:span text:style-name="T55">p</text:span><text:span text:style-name="T54">-vp </text:span><text:span text:style-name="T153">≠ <text:s/></text:span><text:span text:style-name="T154">substitutablepolymutable</text:span></text:p>
      <text:p text:style-name="P139"><text:span text:style-name="T116">q</text:span><text:span text:style-name="T48">z</text:span><text:span text:style-name="T28"> <text:s/></text:span><text:span text:style-name="T104">&lt;: </text:span><text:span text:style-name="T43"><text:s text:c="4"/></text:span></text:p>
      <text:p text:style-name="P139"><text:span text:style-name="T156"><text:s text:c="16"/></text:span><text:span text:style-name="T155">s <text:s text:c="15"/>else</text:span></text:p>
      <text:p text:style-name="P170"/>
      <text:p text:style-name="P170"/>
      <text:p text:style-name="P139"><draw:custom-shape text:anchor-type="paragraph" draw:z-index="24" draw:name="Shape2" draw:style-name="gr5" draw:text-style-name="P203" svg:width="0.53cm" svg:height="1.28cm" svg:x="1.169cm" svg:y="0.141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span text:style-name="T18"> <text:s text:c="26"/></text:span><text:span text:style-name="T137">q</text:span><text:span text:style-name="T46">ret-vp</text:span><text:span text:style-name="T137"> <text:s text:c="9"/></text:span><text:span text:style-name="T152">if <text:s/>q</text:span><text:span text:style-name="T55">ret</text:span><text:span text:style-name="T54">-vp </text:span><text:span text:style-name="T153">≠ <text:s/></text:span><text:span text:style-name="T154">substitutablepolymutable</text:span></text:p>
      <text:p text:style-name="P139"><text:span text:style-name="T104">q</text:span><text:span text:style-name="T47">x</text:span><text:span text:style-name="T28"> <text:s/></text:span><text:span text:style-name="T104">:</text:span><text:span text:style-name="T139">&gt;</text:span><text:span text:style-name="T104"> </text:span><text:span text:style-name="T43"><text:s text:c="4"/></text:span></text:p>
      <text:p text:style-name="P139"><text:span text:style-name="T104"><text:s text:c="16"/></text:span><text:span text:style-name="T138">s <text:s text:c="15"/></text:span><text:span text:style-name="T155">else</text:span></text:p>
      <text:p text:style-name="P60"><draw:line text:anchor-type="paragraph" draw:z-index="14" draw:name="Shape1" draw:style-name="gr1" draw:text-style-name="P202" svg:x1="0.228cm" svg:y1="0.316cm" svg:x2="17.142cm" svg:y2="0.346cm"><text:p/></draw:line> <text:s text:c="108"/></text:p>
      <text:p text:style-name="P140"><text:span text:style-name="T95"><text:s text:c="42"/>Γ </text:span><text:span text:style-name="T90">⊢</text:span><text:span text:style-name="T95"> x = </text:span><text:span text:style-name="T96">y.</text:span><text:span text:style-name="T135">[</text:span><text:span text:style-name="T136">s</text:span><text:span text:style-name="T135">]</text:span><text:span text:style-name="T134">m</text:span><text:span text:style-name="T93">(</text:span><text:span text:style-name="T113">z</text:span><text:span text:style-name="T93">) <text:s text:c="50"/></text:span><text:span text:style-name="T95">( T-</text:span><text:span text:style-name="T130">CALL</text:span><text:span text:style-name="T95"> )</text:span></text:p>
      <text:p text:style-name="P92"/>
      <text:p text:style-name="P93"><text:span text:style-name="T271">Note</text:span>: inference of s is another subproblem. <text:span text:style-name="T310">It</text:span> <text:span text:style-name="T305">is disussed in the last page.</text:span></text:p>
      <text:p text:style-name="P184"><text:soft-page-break/></text:p>
      <text:p text:style-name="P141"><text:span text:style-name="T127">k</text:span><text:span text:style-name="T126">d</text:span><text:span text:style-name="T123"> in C <text:s text:c="9"/>C &lt;: D <text:s text:c="7"/></text:span><text:span text:style-name="T90">typeof</text:span><text:span text:style-name="T128">(</text:span><text:span text:style-name="T127">D</text:span><text:span text:style-name="T90">) = </text:span><text:span text:style-name="T110">k</text:span><text:span text:style-name="T32">p-</text:span><text:span text:style-name="T39">D</text:span><text:span text:style-name="T90"> </text:span><text:span text:style-name="T111">q</text:span><text:span text:style-name="T33">p-</text:span><text:span text:style-name="T34">D</text:span><text:span text:style-name="T94"> </text:span><text:span text:style-name="T93">→ q</text:span><text:span text:style-name="T20">ret-</text:span><text:span text:style-name="T38">D</text:span><text:span text:style-name="T90"> </text:span><text:span text:style-name="T42"><text:s text:c="11"/></text:span><text:span text:style-name="T90">typeof(</text:span><text:span text:style-name="T127">kd</text:span><text:span text:style-name="T90">) = </text:span><text:span text:style-name="T110">_ _</text:span><text:span text:style-name="T94"> <text:s text:c="3"/></text:span><text:span text:style-name="T93">→q</text:span><text:span text:style-name="T20">ret-</text:span><text:span text:style-name="T38">C</text:span></text:p>
      <text:p text:style-name="P135"><draw:custom-shape text:anchor-type="paragraph" draw:z-index="16" draw:name="Shape2" draw:style-name="gr4" draw:text-style-name="P203" svg:width="0.53cm" svg:height="2.386cm" svg:x="1.455cm" svg:y="0.328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span text:style-name="T38"> <text:s text:c="43"/>_ <text:s text:c="34"/></text:span><text:span text:style-name="T151">if</text:span><text:span text:style-name="T129"> <text:s/></text:span><text:span text:style-name="T93">q</text:span><text:span text:style-name="T20">ret-</text:span><text:span text:style-name="T38">D </text:span><text:span text:style-name="T129">= </text:span><text:span text:style-name="T133">receiverdependantmutable</text:span></text:p>
      <text:p text:style-name="P171"><text:s/></text:p>
      <text:p text:style-name="P63"><text:span text:style-name="T259">q</text:span><text:span text:style-name="T66">ret-</text:span><text:span text:style-name="T82">C</text:span><text:span text:style-name="T76"> </text:span><text:span text:style-name="T280">=</text:span> <text:s text:c="9"/><text:span text:style-name="T280">immutable </text:span><text:s text:c="9"/><text:span text:style-name="T234">if</text:span><text:span text:style-name="T280"> <text:s/>q</text:span><text:span text:style-name="T66">ret-</text:span><text:span text:style-name="T76">D </text:span><text:span text:style-name="T280">= immutable</text:span><text:span text:style-name="T230"> </text:span><text:s/></text:p>
      <text:p text:style-name="P62"/>
      <text:p text:style-name="P62"><text:span text:style-name="T280"><text:s text:c="21"/>mutable </text:span><text:s text:c="12"/><text:span text:style-name="T234">if</text:span><text:span text:style-name="T280"> <text:s/>q</text:span><text:span text:style-name="T66">ret-</text:span><text:span text:style-name="T76">D </text:span><text:span text:style-name="T280">= mutable</text:span><text:span text:style-name="T230"> </text:span></text:p>
      <text:p text:style-name="P195"/>
      <text:p text:style-name="P61"><text:span text:style-name="T281">Γ(z) = k</text:span><text:span text:style-name="T77">z</text:span><text:span text:style-name="T283"> q</text:span><text:span text:style-name="T77">z <text:s text:c="59"/></text:span><text:span text:style-name="T245">k</text:span><text:span text:style-name="T78">z</text:span><text:span text:style-name="T284"> &lt;: </text:span><text:span text:style-name="T245">k</text:span><text:span text:style-name="T78">p-</text:span><text:span text:style-name="T79">D</text:span><text:span text:style-name="T76"> <text:s text:c="66"/></text:span><text:span text:style-name="T246">q</text:span><text:span text:style-name="T77">z</text:span><text:span text:style-name="T282"> &lt;: q</text:span><text:span text:style-name="T66">ret-</text:span><text:span text:style-name="T76">C </text:span><text:span text:style-name="T192">⊳ </text:span><text:span text:style-name="T246">q</text:span><text:span text:style-name="T77">p-</text:span><text:span text:style-name="T79">D</text:span><text:span text:style-name="T77"> <text:s text:c="2"/></text:span><text:s text:c="93"/></text:p>
      <text:p text:style-name="P61"><draw:line text:anchor-type="paragraph" draw:z-index="15" draw:name="Shape1" draw:style-name="gr1" draw:text-style-name="P202" svg:x1="-0.326cm" svg:y1="0.333cm" svg:x2="16.66cm" svg:y2="0.333cm"><text:p/></draw:line> <text:s text:c="136"/></text:p>
      <text:p text:style-name="P83"><text:span text:style-name="T206"><text:s text:c="44"/>Γ ⊢ super(</text:span><text:span text:style-name="T239">z</text:span><text:span text:style-name="T259">) in kd <text:s text:c="44"/>( T-SUPER ) </text:span></text:p>
      <text:p text:style-name="P172"><text:s text:c="39"/></text:p>
      <text:p text:style-name="P84">* <text:span text:style-name="T295">Previously, when <text:s/>q</text:span><text:span text:style-name="T66">ret-</text:span><text:span text:style-name="T76">D </text:span><text:span text:style-name="T280">= mutable, q</text:span><text:span text:style-name="T66">ret-</text:span><text:span text:style-name="T82">C </text:span><text:span text:style-name="T295">can still be immutable. Because at that time, immutable constructors only have immutable or polyimmutable(does not exist anymore), thus any mutable objet created locally cannot escape and be captured by outside objects; Neither outside mutable objects will be captured by the receiverdependantmutable field when invoking mutable super constructor in immutable constructor. But now, immutable and <text:s/>receiverdependantmutable constructors don’t have such restrictions(mutable parameters are allowed in both cases) any more, so outside mutable objects can be captured by <text:s/>receiverdependantmutable field. If we allow calling mutable super() in immutable subclass constructor, when we use this</text:span><text:span text:style-name="T83">sub</text:span><text:span text:style-name="T295">.rdmf to access the field, the result is not guarantee to be immutable(may be the mutable object assigned in super mutable constructor). Therefore, we don’t allow this kinds of flexibility and require subclass and superclass constructors should have the exact same qualifier if q</text:span><text:span text:style-name="T66">ret-</text:span><text:span text:style-name="T76">D</text:span><text:span text:style-name="T280"> ≠ receiverdependantmutable</text:span></text:p>
      <text:p text:style-name="P84"/>
      <text:p text:style-name="P84"/>
      <text:p text:style-name="P84"/>
      <text:p text:style-name="P84"/>
      <text:p text:style-name="P84"/>
      <text:p text:style-name="P84"/>
      <text:p text:style-name="P173">( T-THIS ) (omitted)</text:p>
      <text:p text:style-name="P82">* <text:span text:style-name="T235">Note: </text:span><text:span text:style-name="T285">In real Java code, one class can have multiple overloaded consturctors. One constructor can invoke the other by “this(..., ...)”. </text:span><text:span text:style-name="T286">The type rule T-THIS is </text:span><text:span text:style-name="T287">very much</text:span><text:span text:style-name="T286"> the same as T-SUPER except </text:span><text:span text:style-name="T288">that </text:span><text:span text:style-name="T289">the constructor invoked by </text:span><text:span text:style-name="T286">“this(</text:span><text:span text:style-name="T285">..., ...</text:span><text:span text:style-name="T286">)” comes from the same class.</text:span></text:p>
      <text:p text:style-name="P81"/>
      <text:p text:style-name="P81"/>
      <text:p text:style-name="P159"/>
      <text:p text:style-name="P160"/>
      <text:p text:style-name="P160"/>
      <text:p text:style-name="P160"/>
      <text:p text:style-name="P160"><text:soft-page-break/></text:p>
      <text:p text:style-name="P137"><text:span text:style-name="T1"><text:s text:c="3"/>Γ(x) = </text:span><text:span text:style-name="T9">k</text:span><text:span text:style-name="T32">x</text:span><text:span text:style-name="T9"> </text:span><text:span text:style-name="T1">q</text:span><text:span text:style-name="T18">x <text:s text:c="7"/></text:span><text:span text:style-name="T89">Γ(</text:span><text:span text:style-name="T109">y</text:span><text:span text:style-name="T89">) = </text:span><text:span text:style-name="T110">k</text:span><text:span text:style-name="T32">y</text:span><text:span text:style-name="T108"> </text:span><text:span text:style-name="T109">q</text:span><text:span text:style-name="T18">y <text:s text:c="8"/></text:span><text:span text:style-name="T90">typeof(</text:span><text:span text:style-name="T94">C</text:span><text:span text:style-name="T90">) = </text:span><text:span text:style-name="T114">k</text:span><text:span text:style-name="T40">p</text:span><text:span text:style-name="T121"> </text:span><text:span text:style-name="T111">q</text:span><text:span text:style-name="T33">p</text:span><text:span text:style-name="T94"> </text:span><text:span text:style-name="T93">→q</text:span><text:span text:style-name="T20">ret</text:span><text:span text:style-name="T90"> <text:s/></text:span><text:span text:style-name="T18"><text:s text:c="3"/></text:span></text:p>
      <text:p text:style-name="P134"><text:span text:style-name="T18"><text:s text:c="6"/></text:span><text:span text:style-name="T109">q</text:span><text:span text:style-name="T18">y <text:s/></text:span><text:span text:style-name="T89">&lt;: q</text:span><text:span text:style-name="T18"> </text:span><text:span text:style-name="T90">⊳ </text:span><text:span text:style-name="T111">q</text:span><text:span text:style-name="T21">P</text:span><text:span text:style-name="T19"> <text:s text:c="8"/></text:span><text:span text:style-name="T89">q</text:span><text:span text:style-name="T18"> <text:s/></text:span><text:span text:style-name="T89">&lt;: q</text:span><text:span text:style-name="T18"> </text:span><text:span text:style-name="T90">⊳ q</text:span><text:span text:style-name="T21">ret <text:s text:c="6"/></text:span><text:span text:style-name="T89">q </text:span><text:span text:style-name="T18"><text:s/></text:span><text:span text:style-name="T131">≠ </text:span><text:span text:style-name="T132">readonly</text:span></text:p>
      <text:p text:style-name="P86"/>
      <text:p text:style-name="P122"><text:span text:style-name="T94"><text:s text:c="4"/></text:span><text:span text:style-name="T115">k</text:span><text:span text:style-name="T35">y</text:span><text:span text:style-name="T122"> &lt;: </text:span><text:span text:style-name="T115">k</text:span><text:span text:style-name="T41">p</text:span></text:p>
      <text:p text:style-name="P129"><draw:custom-shape text:anchor-type="paragraph" draw:z-index="7" draw:name="Shape2" draw:style-name="gr3" draw:text-style-name="P203" svg:width="0.53cm" svg:height="1.167cm" svg:x="5.978cm" svg:y="0.242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span text:style-name="T94"><text:tab/> <text:s text:c="45"/></text:span><text:span text:style-name="T118">initialized <text:s text:c="4"/></text:span><text:span text:style-name="T36"><text:s/></text:span><text:span text:style-name="T147">if </text:span><text:span text:style-name="T148">k</text:span><text:span text:style-name="T53">p</text:span><text:span text:style-name="T52"> </text:span><text:span text:style-name="T147">= initialized</text:span></text:p>
      <text:p text:style-name="P129"><text:span text:style-name="T94"><text:s text:c="4"/></text:span><text:span text:style-name="T97">q <text:s/>&lt;: <text:s/>q</text:span><text:span text:style-name="T22">x </text:span><text:span text:style-name="T36"><text:s/></text:span><text:span text:style-name="T118"><text:s text:c="2"/>k &lt;: k</text:span><text:span text:style-name="T36">x <text:s text:c="18"/></text:span><text:span text:style-name="T118">k =</text:span></text:p>
      <text:p text:style-name="P123"><text:span text:style-name="T22"><text:tab/><text:tab/><text:tab/><text:tab/><text:tab/> <text:s text:c="9"/></text:span><text:span text:style-name="T119">underinitialized <text:s text:c="3"/></text:span><text:span text:style-name="T150">otherwise</text:span></text:p>
      <text:p text:style-name="P123"><draw:line text:anchor-type="paragraph" draw:z-index="2" draw:name="Shape1" draw:style-name="gr1" draw:text-style-name="P202" svg:x1="-0.307cm" svg:y1="0.043cm" svg:x2="14.518cm" svg:y2="0.018cm"><text:p/></draw:line><text:span text:style-name="T22"> <text:s text:c="207"/></text:span><text:span text:style-name="T97"><text:s text:c="2"/></text:span><text:span text:style-name="T118">(T-NEW)</text:span></text:p>
      <text:p text:style-name="P130"><text:span text:style-name="T89"><text:s text:c="38"/>Γ </text:span><text:span text:style-name="T90">⊢</text:span><text:span text:style-name="T89"> x </text:span><text:span text:style-name="T94">= new q C(</text:span><text:span text:style-name="T112">y</text:span><text:span text:style-name="T94">)</text:span><text:span text:style-name="T96"> <text:s text:c="34"/></text:span></text:p>
      <text:p text:style-name="P66"/>
      <text:p text:style-name="P66"/>
      <text:p text:style-name="P66"/>
      <text:p text:style-name="P66"/>
      <text:p text:style-name="P131"><text:span text:style-name="T1"><text:tab/><text:tab/> <text:s text:c="3"/>Γ </text:span><text:span text:style-name="T3">⊢ </text:span><text:span text:style-name="T10">s</text:span><text:span text:style-name="T37">1</text:span><text:span text:style-name="T18"> <text:s text:c="7"/></text:span><text:span text:style-name="T89">Γ </text:span><text:span text:style-name="T90">⊢ </text:span><text:span text:style-name="T120">s</text:span><text:span text:style-name="T37">2</text:span><text:span text:style-name="T89"> </text:span><text:span text:style-name="T18"><text:s/></text:span></text:p>
      <text:p text:style-name="P55"><draw:line text:anchor-type="paragraph" draw:z-index="9" draw:name="Shape1" draw:style-name="gr1" draw:text-style-name="P202" svg:x1="-0.254cm" svg:y1="0.364cm" svg:x2="10.31cm" svg:y2="0.355cm"><text:p/></draw:line> <text:s text:c="122"/>(T-<text:span text:style-name="T257">SEQ</text:span> )</text:p>
      <text:p text:style-name="P55"><text:s text:c="30"/>Γ <text:span text:style-name="T192">⊢</text:span> <text:span text:style-name="T257">s</text:span><text:span text:style-name="T61">1</text:span><text:span text:style-name="T257">;s</text:span><text:span text:style-name="T61">2</text:span></text:p>
      <text:p text:style-name="P66"/>
      <text:p text:style-name="P66"/>
      <text:p text:style-name="P66"/>
      <text:p text:style-name="P97">Figure <text:span text:style-name="T265">3</text:span> <text:span text:style-name="T265">Statement</text:span> typing</text:p>
      <text:p text:style-name="P66"/>
      <text:p text:style-name="P96"/>
      <text:p text:style-name="P96"/>
      <text:p text:style-name="P96"/>
      <text:p text:style-name="P96"/>
      <text:p text:style-name="P96">Well-formdness Rules</text:p>
      <text:p text:style-name="P96"/>
      <text:p text:style-name="P88"><text:s/><text:span text:style-name="T276">fType(fd) = q _ <text:s text:c="3"/>q ≠ <text:s/>polymutable <text:s text:c="6"/>C &lt;: D <text:s text:c="7"/>fd ∉fields(D) </text:span></text:p>
      <text:p text:style-name="P69"><draw:line text:anchor-type="paragraph" draw:z-index="13" draw:name="Shape1" draw:style-name="gr1" draw:text-style-name="P202" svg:x1="-0.307cm" svg:y1="0.443cm" svg:x2="13.365cm" svg:y2="0.443cm"><text:p/></draw:line> <text:s text:c="122"/><text:span text:style-name="T261">(WF-FLD)</text:span> <text:s text:c="10"/></text:p>
      <text:p text:style-name="P58"><text:tab/><text:tab/><text:tab/><text:span text:style-name="T192">⊢</text:span><text:span text:style-name="T75">C</text:span><text:span text:style-name="T192"> <text:s/>fd is OK</text:span></text:p>
      <text:p text:style-name="P74"/>
      <text:p text:style-name="P74"/>
      <text:p text:style-name="P74"/>
      <text:p text:style-name="P74"/>
      <text:p text:style-name="P74"/>
      <text:p text:style-name="P67"><draw:line text:anchor-type="paragraph" draw:z-index="10" draw:name="Shape1" draw:style-name="gr1" draw:text-style-name="P202" svg:x1="-0.307cm" svg:y1="0.443cm" svg:x2="11.296cm" svg:y2="0.418cm"><text:p/></draw:line> <text:s text:c="104"/><text:span text:style-name="T261">(WF-CONS-OBJECT)</text:span> <text:s text:c="10"/></text:p>
      <text:p text:style-name="P56"><text:tab/><text:tab/><text:tab/><text:span text:style-name="T192">⊢ </text:span><text:span text:style-name="T68">object</text:span><text:span text:style-name="T192"> kd is OK</text:span></text:p>
      <text:p text:style-name="P56"/>
      <text:p text:style-name="P56"/>
      <text:p text:style-name="P56"/>
      <text:p text:style-name="P56"/>
      <text:p text:style-name="P56"><text:soft-page-break/></text:p>
      <text:p text:style-name="P56"/>
      <text:p text:style-name="P80">cBody(<text:span text:style-name="T270">kd</text:span>) = super(<text:span text:style-name="T257">g</text:span>); <text:span text:style-name="T195">this.f = f <text:s text:c="7"/>typeof(kd) = </text:span><text:span text:style-name="T240">k</text:span><text:span text:style-name="T62">p</text:span><text:span text:style-name="T192"> </text:span><text:span text:style-name="T241">q</text:span><text:span text:style-name="T63">p</text:span><text:span text:style-name="T193"> →q</text:span><text:span text:style-name="T66">ret</text:span><text:span text:style-name="T192"> </text:span></text:p>
      <text:p text:style-name="P77"><text:span text:style-name="T192">q</text:span><text:span text:style-name="T66">ret </text:span><text:span text:style-name="T275">≠ readonly ∧ q</text:span><text:span text:style-name="T66">ret </text:span><text:span text:style-name="T275">≠ polymutable</text:span></text:p>
      <text:p text:style-name="P76"><text:span text:style-name="T206">Γ = (this : underinitialized q</text:span><text:span text:style-name="T67">ret, <text:s/></text:span><text:span text:style-name="T260"><text:s/></text:span><text:span text:style-name="T242">p</text:span><text:span text:style-name="T260"> : </text:span><text:span text:style-name="T240">k</text:span><text:span text:style-name="T62">p</text:span><text:span text:style-name="T192"> </text:span><text:span text:style-name="T241">q</text:span><text:span text:style-name="T63">p</text:span><text:span text:style-name="T251">, </text:span><text:span text:style-name="T243">y</text:span><text:span text:style-name="T250"> : </text:span><text:span text:style-name="T243">k</text:span><text:span text:style-name="T64">local</text:span><text:span text:style-name="T250"> </text:span><text:span text:style-name="T243">q</text:span><text:span text:style-name="T64">local</text:span><text:span text:style-name="T260">) </text:span></text:p>
      <text:p text:style-name="P80"><text:span text:style-name="T260">Γ <text:s/>⊢ </text:span><text:span text:style-name="T17"><text:s/></text:span><text:span text:style-name="T258">super(</text:span><text:span text:style-name="T244">y</text:span><text:span text:style-name="T258">) in kd <text:s text:c="3"/>Γ ⊢ this.f = f</text:span></text:p>
      <text:p text:style-name="P66"><draw:line text:anchor-type="paragraph" draw:z-index="8" draw:name="Shape1" draw:style-name="gr1" draw:text-style-name="P202" svg:x1="-0.307cm" svg:y1="0.443cm" svg:x2="14.518cm" svg:y2="0.418cm"><text:p/></draw:line> <text:s text:c="120"/><text:span text:style-name="T261">(WF-CONS)</text:span></text:p>
      <text:p text:style-name="P54"><text:tab/><text:tab/><text:tab/> <text:s text:c="13"/><text:span text:style-name="T192">⊢</text:span><text:span text:style-name="T72">C</text:span><text:span text:style-name="T192"> kd is OK</text:span></text:p>
      <text:p text:style-name="P54"/>
      <text:p text:style-name="P57"><text:span text:style-name="T231">Note</text:span><text:span text:style-name="T266">: <text:s/></text:span><text:s/><text:span text:style-name="T192">⊢</text:span><text:span text:style-name="T72">C</text:span><text:span text:style-name="T69"> </text:span><text:span text:style-name="T73">kd</text:span><text:span text:style-name="T262"> reads “constructor kd in class C is well-formed”.</text:span></text:p>
      <text:p text:style-name="P70"/>
      <text:p text:style-name="P75"/>
      <text:p text:style-name="P75"/>
      <text:p text:style-name="P75"/>
      <text:p text:style-name="P75"/>
      <text:p text:style-name="P75"/>
      <text:p text:style-name="P75"/>
      <text:p text:style-name="P75"/>
      <text:p text:style-name="P75"/>
      <text:p text:style-name="P79"><text:span text:style-name="T263">m</text:span>Body(<text:span text:style-name="T263">md</text:span>) = <text:span text:style-name="T247">s</text:span><text:span text:style-name="T195">;return z <text:s text:c="7"/>typeof(md) = k</text:span><text:span text:style-name="T70">this</text:span><text:span text:style-name="T237"> q</text:span><text:span text:style-name="T66">this</text:span><text:span text:style-name="T259">, </text:span><text:span text:style-name="T239">k</text:span><text:span text:style-name="T70">p</text:span><text:span text:style-name="T237"> </text:span><text:span text:style-name="T239">q</text:span><text:span text:style-name="T66">p</text:span><text:span text:style-name="T259"> →t</text:span><text:span text:style-name="T66">ret</text:span><text:span text:style-name="T257"> </text:span></text:p>
      <text:p text:style-name="P79"><text:span text:style-name="T206">Γ = (this : k</text:span><text:span text:style-name="T71">this</text:span><text:span text:style-name="T206"> q</text:span><text:span text:style-name="T71">this</text:span><text:span text:style-name="T263">,</text:span><text:span text:style-name="T67"> </text:span><text:span text:style-name="T260"><text:s/></text:span><text:span text:style-name="T242">p</text:span><text:span text:style-name="T260"> : </text:span><text:span text:style-name="T240">k</text:span><text:span text:style-name="T62">p</text:span><text:span text:style-name="T192"> </text:span><text:span text:style-name="T241">q</text:span><text:span text:style-name="T63">p</text:span><text:span text:style-name="T251">, </text:span><text:span text:style-name="T63"><text:s/></text:span><text:span text:style-name="T243">y</text:span><text:span text:style-name="T250"> : </text:span><text:span text:style-name="T243">k</text:span><text:span text:style-name="T64">local</text:span><text:span text:style-name="T250"> </text:span><text:span text:style-name="T243">q</text:span><text:span text:style-name="T64">local</text:span><text:span text:style-name="T260">) <text:s text:c="3"/>Γ <text:s/>⊢ </text:span><text:span text:style-name="T242">s</text:span><text:span text:style-name="T17"> </text:span><text:span text:style-name="T263"><text:s text:c="3"/>Γ(z) &lt;: t</text:span><text:span text:style-name="T71">ret</text:span></text:p>
      <text:p text:style-name="P94">Standard method overriding rule <text:span text:style-name="T314">holds</text:span></text:p>
      <text:p text:style-name="P71"><draw:line text:anchor-type="paragraph" draw:z-index="11" draw:name="Shape1" draw:style-name="gr1" draw:text-style-name="P202" svg:x1="-0.307cm" svg:y1="0.443cm" svg:x2="14.518cm" svg:y2="0.418cm"><text:p/></draw:line> <text:s text:c="120"/><text:span text:style-name="T261">(WF-METH)</text:span></text:p>
      <text:p text:style-name="P132"><text:span text:style-name="T89"><text:tab/><text:tab/><text:tab/> <text:s text:c="13"/></text:span><text:span text:style-name="T90">⊢</text:span><text:span text:style-name="T45">C</text:span><text:span text:style-name="T90"> </text:span><text:span text:style-name="T124">m</text:span><text:span text:style-name="T125">d</text:span><text:span text:style-name="T90"> is OK</text:span></text:p>
      <text:p text:style-name="P99"/>
      <text:p text:style-name="P99"/>
      <text:p text:style-name="P185"/>
      <text:p text:style-name="P186"/>
      <text:p text:style-name="P186"/>
      <text:p text:style-name="P186"/>
      <text:p text:style-name="P186"/>
      <text:p text:style-name="P186"/>
      <text:p text:style-name="P186"/>
      <text:p text:style-name="P99"/>
      <text:p text:style-name="P59"><text:span text:style-name="T192"><text:s text:c="11"/>⊢</text:span><text:span text:style-name="T75">C</text:span><text:span text:style-name="T192"> <text:s/></text:span><text:span text:style-name="T241">f</text:span><text:span text:style-name="T249">d</text:span><text:span text:style-name="T192"> is OK <text:s text:c="13"/>⊢</text:span><text:span text:style-name="T74">C</text:span><text:span text:style-name="T192"> kd is OK <text:s text:c="17"/>⊢</text:span><text:span text:style-name="T84">C</text:span><text:span text:style-name="T192"> </text:span><text:span text:style-name="T241">md</text:span><text:span text:style-name="T192"> is OK</text:span></text:p>
      <text:p text:style-name="P68"><draw:line text:anchor-type="paragraph" draw:z-index="12" draw:name="Shape1" draw:style-name="gr1" draw:text-style-name="P202" svg:x1="-0.307cm" svg:y1="0.443cm" svg:x2="14.518cm" svg:y2="0.418cm"><text:p/></draw:line> <text:s text:c="119"/><text:span text:style-name="T261">(WF-CLASS) <text:s text:c="17"/></text:span></text:p>
      <text:p text:style-name="P68"><text:span text:style-name="T272"><text:s text:c="44"/></text:span><text:span text:style-name="T217">⊢ </text:span><text:span text:style-name="T218">C </text:span><text:span text:style-name="T217">is OK</text:span></text:p>
      <text:p text:style-name="P98"/>
      <text:p text:style-name="P99">Figure 4 Well-formdness typing</text:p>
      <text:p text:style-name="P99"/>
      <text:p text:style-name="P101"/>
      <text:p text:style-name="P101"/>
      <text:p text:style-name="P196"><text:soft-page-break/></text:p>
      <text:p text:style-name="P119">Extension to real Java <text:span text:style-name="T315">with statics and blocks</text:span></text:p>
      <text:p text:style-name="P101"/>
      <text:p text:style-name="P101"/>
      <text:p text:style-name="P102">In real Java, there are static fields, static methods, initialization blocks.</text:p>
      <text:p text:style-name="P102"/>
      <text:p text:style-name="P100">Helper Method</text:p>
      <text:p text:style-name="P100"/>
      <text:p text:style-name="Standard"><text:span text:style-name="T169">usedQualifiers(</text:span><text:span text:style-name="T170">s</text:span><text:span text:style-name="T169">) returns all immutability qualifiers used in </text:span><text:span text:style-name="T170">s</text:span> <text:span text:style-name="T301">recursively</text:span></text:p>
      <text:p text:style-name="P102"/>
      <text:p text:style-name="P103"><text:span text:style-name="T195">cd ::= class C extends D { </text:span><text:span text:style-name="T199">sf</text:span><text:span text:style-name="T197">d</text:span><text:span text:style-name="T195"> </text:span><text:span text:style-name="T197">fd</text:span><text:span text:style-name="T194">; </text:span><text:span text:style-name="T248">sib</text:span><text:span text:style-name="T194"> </text:span><text:span text:style-name="T248">ib</text:span><text:span text:style-name="T194"> kd </text:span><text:span text:style-name="T199">sm</text:span><text:span text:style-name="T197">d</text:span><text:span text:style-name="T194"> </text:span><text:span text:style-name="T197">md </text:span><text:span text:style-name="T194">} <text:s text:c="48"/>class</text:span></text:p>
      <text:p text:style-name="P6"><text:span text:style-name="T298">s</text:span>fd ::<text:span text:style-name="T195">= static q C sf <text:s text:c="93"/>static field</text:span></text:p>
      <text:p text:style-name="P110"><text:span text:style-name="T298">s</text:span>md ::= <text:span text:style-name="T298">static </text:span>t <text:span text:style-name="T255">C s</text:span>m ( t <text:span text:style-name="T255">C </text:span>x ) { <text:span text:style-name="T197">t </text:span><text:span text:style-name="T198">C </text:span><text:span text:style-name="T197">y</text:span> <text:span text:style-name="T198">s</text:span>; return <text:span text:style-name="T263">z;</text:span> } <text:s text:c="40"/><text:span text:style-name="T298">static method</text:span></text:p>
      <text:p text:style-name="P111"><text:span text:style-name="T300">s</text:span>ib ::= <text:span text:style-name="T301">static</text:span>{<text:span text:style-name="T197">s</text:span><text:span text:style-name="T195">;</text:span>} <text:s text:c="75"/><text:span text:style-name="T300">static initialization block</text:span></text:p>
      <text:p text:style-name="P112">ib ::= {<text:span text:style-name="T197">s</text:span><text:span text:style-name="T195">;</text:span>} <text:s text:c="95"/><text:span text:style-name="T300">initialization</text:span> <text:span text:style-name="T300">block</text:span></text:p>
      <text:p text:style-name="P111"/>
      <text:p text:style-name="P111"/>
      <text:p text:style-name="P179"><text:span text:style-name="T276">fType(sfd) = q a <text:s text:c="4"/></text:span></text:p>
      <text:p text:style-name="P179"><text:span text:style-name="T276">q ≠ <text:s/>polymutable ∧ q ≠ receiverdependantmutable </text:span></text:p>
      <text:p text:style-name="P180">a <text:span text:style-name="T276">≠ <text:s/>receiverdependantassignable</text:span></text:p>
      <text:p text:style-name="P174"><draw:line text:anchor-type="paragraph" draw:z-index="17" draw:name="Shape1" draw:style-name="gr1" draw:text-style-name="P202" svg:x1="-0.307cm" svg:y1="0.443cm" svg:x2="12.21cm" svg:y2="0.395cm"><text:p/></draw:line> <text:s text:c="109"/>(WF-STATIC-FLD) <text:s text:c="10"/></text:p>
      <text:p text:style-name="P104"><text:tab/><text:tab/><text:tab/><text:span text:style-name="T192">⊢ <text:s/>sfd is OK</text:span></text:p>
      <text:p text:style-name="P104"/>
      <text:p text:style-name="P104"/>
      <text:p text:style-name="P104"/>
      <text:p text:style-name="P78"><text:span text:style-name="T263">m</text:span>Body(<text:span text:style-name="T299">smd</text:span>) = <text:span text:style-name="T229">s</text:span><text:span text:style-name="T257">;return z <text:s text:c="7"/>typeof(smd) = </text:span><text:span text:style-name="T239">k</text:span><text:span text:style-name="T70">p</text:span><text:span text:style-name="T237"> </text:span><text:span text:style-name="T239">q</text:span><text:span text:style-name="T66">p</text:span><text:span text:style-name="T259"> →t</text:span><text:span text:style-name="T66">ret</text:span><text:span text:style-name="T257"> </text:span></text:p>
      <text:p text:style-name="P78"><text:span text:style-name="T206">Γ = (</text:span><text:span text:style-name="T242">p</text:span><text:span text:style-name="T260"> : </text:span><text:span text:style-name="T240">k</text:span><text:span text:style-name="T62">p</text:span><text:span text:style-name="T192"> </text:span><text:span text:style-name="T241">q</text:span><text:span text:style-name="T63">p</text:span><text:span text:style-name="T251">, </text:span><text:span text:style-name="T63"><text:s/></text:span><text:span text:style-name="T243">y</text:span><text:span text:style-name="T250"> : </text:span><text:span text:style-name="T243">k</text:span><text:span text:style-name="T64">local</text:span><text:span text:style-name="T250"> </text:span><text:span text:style-name="T243">q</text:span><text:span text:style-name="T64">local</text:span><text:span text:style-name="T260">) <text:s text:c="8"/>Γ <text:s/>⊢ </text:span><text:span text:style-name="T17"><text:s/></text:span><text:span text:style-name="T228">s </text:span><text:span text:style-name="T263"><text:s text:c="22"/>Γ(z) &lt;: t</text:span><text:span text:style-name="T71">ret</text:span></text:p>
      <text:p text:style-name="P90"><text:span text:style-name="T241">q</text:span><text:span text:style-name="T63">p </text:span><text:span text:style-name="T252">≠ receiverdependantmutable ∧ <text:s/></text:span><text:span text:style-name="T254">q</text:span><text:span text:style-name="T65">ret</text:span><text:span text:style-name="T63"> </text:span><text:span text:style-name="T252">≠ receiverdependantmutable</text:span></text:p>
      <text:p text:style-name="P91"><text:span text:style-name="T252">receiverdependantmutable </text:span><text:span text:style-name="T253">∉</text:span><text:span text:style-name="T252"> </text:span><text:span text:style-name="T253"><text:s/></text:span><text:span text:style-name="T220">usedQualifiers</text:span><text:span text:style-name="T221">(</text:span><text:span text:style-name="T229">s</text:span><text:span text:style-name="T222">;return z</text:span><text:span text:style-name="T221">)</text:span></text:p>
      <text:p text:style-name="P72"><draw:line text:anchor-type="paragraph" draw:z-index="18" draw:name="Shape1" draw:style-name="gr1" draw:text-style-name="P202" svg:x1="-0.307cm" svg:y1="0.443cm" svg:x2="14.518cm" svg:y2="0.418cm"><text:p/></draw:line> <text:s text:c="116"/></text:p>
      <text:p text:style-name="P105"><text:tab/><text:tab/><text:tab/> <text:s text:c="13"/><text:span text:style-name="T192">⊢ smd is OK</text:span></text:p>
      <text:p text:style-name="P187">(WF-STATIC-METH)</text:p>
      <text:p text:style-name="P105"/>
      <text:p text:style-name="P105"/>
      <text:p text:style-name="P105"/>
      <text:p text:style-name="P105"><text:tab/><text:tab/><text:tab/><text:tab/><text:tab/><text:tab/><text:tab/><text:tab/><text:tab/><text:tab/><text:tab/></text:p>
      <text:p text:style-name="P89"><text:span text:style-name="T276"><text:s/>Γ ⊢ </text:span><text:span text:style-name="T229">s</text:span><text:span text:style-name="T276"> <text:s text:c="6"/></text:span><text:span text:style-name="T252">receiverdependantmutable </text:span><text:span text:style-name="T253">∉</text:span><text:span text:style-name="T252"> </text:span><text:span text:style-name="T276"><text:s/></text:span><text:span text:style-name="T219">usedQualifiers(</text:span><text:span text:style-name="T228">s</text:span><text:span text:style-name="T219">)</text:span></text:p>
      <text:p text:style-name="P175"><draw:line text:anchor-type="paragraph" draw:z-index="19" draw:name="Shape1" draw:style-name="gr1" draw:text-style-name="P202" svg:x1="-0.307cm" svg:y1="0.443cm" svg:x2="12.21cm" svg:y2="0.395cm"><text:p/></draw:line> <text:s text:c="108"/>(WF-STATIC-BLK) <text:s text:c="10"/></text:p>
      <text:p text:style-name="P106"><text:tab/><text:tab/><text:tab/> <text:s text:c="3"/><text:span text:style-name="T192">⊢ <text:s/>sib is OK</text:span></text:p>
      <text:p text:style-name="P106"/>
      <text:p text:style-name="P106"/>
      <text:p text:style-name="P106"><text:soft-page-break/></text:p>
      <text:p text:style-name="P89"><text:span text:style-name="T276"><text:s text:c="39"/>Γ ⊢ <text:s/></text:span><text:span text:style-name="T229">s</text:span></text:p>
      <text:p text:style-name="P176"><draw:line text:anchor-type="paragraph" draw:z-index="20" draw:name="Shape1" draw:style-name="gr1" draw:text-style-name="P202" svg:x1="-0.307cm" svg:y1="0.443cm" svg:x2="12.21cm" svg:y2="0.395cm"><text:p/></draw:line> <text:s text:c="122"/>(WF-BLK) <text:s text:c="10"/></text:p>
      <text:p text:style-name="P107"><text:tab/><text:tab/><text:tab/> <text:s text:c="3"/><text:span text:style-name="T192">⊢</text:span><text:span text:style-name="T75">C</text:span><text:span text:style-name="T192"> <text:s/>ib is OK</text:span></text:p>
      <text:p text:style-name="P107"/>
      <text:p text:style-name="P107"/>
      <text:p text:style-name="P181"><text:span text:style-name="T217">⊢ <text:s/></text:span><text:span text:style-name="T223">sfd</text:span><text:span text:style-name="T217"> is OK</text:span><text:span text:style-name="T192"> <text:s text:c="4"/>⊢</text:span><text:span text:style-name="T75">C</text:span><text:span text:style-name="T192"> <text:s/></text:span><text:span text:style-name="T241">f</text:span><text:span text:style-name="T249">d</text:span><text:span text:style-name="T192"> is OK <text:s/></text:span><text:span text:style-name="T217">⊢ <text:s/></text:span><text:span text:style-name="T223">sib</text:span><text:span text:style-name="T217"> is OK <text:s text:c="4"/>⊢</text:span><text:span text:style-name="T87">C</text:span><text:span text:style-name="T217"> <text:s/></text:span><text:span text:style-name="T223">ib</text:span><text:span text:style-name="T217"> is OK</text:span></text:p>
      <text:p text:style-name="P181"><text:span text:style-name="T192">⊢</text:span><text:span text:style-name="T74">C</text:span><text:span text:style-name="T192"> kd is OK <text:s text:c="2"/></text:span><text:span text:style-name="T217">⊢ </text:span><text:span text:style-name="T223">smd</text:span><text:span text:style-name="T217"> is OK</text:span><text:span text:style-name="T192"> <text:s text:c="3"/>⊢</text:span><text:span text:style-name="T85">C</text:span><text:span text:style-name="T192"> </text:span><text:span text:style-name="T241">md</text:span><text:span text:style-name="T192"> is OK</text:span></text:p>
      <text:p text:style-name="P73"><draw:line text:anchor-type="paragraph" draw:z-index="21" draw:name="Shape1" draw:style-name="gr1" draw:text-style-name="P202" svg:x1="-0.307cm" svg:y1="0.443cm" svg:x2="14.518cm" svg:y2="0.418cm"><text:p/></draw:line> <text:s text:c="119"/><text:span text:style-name="T261">(WF-CLASS) <text:s text:c="17"/></text:span></text:p>
      <text:p text:style-name="P113"><text:span text:style-name="T272"><text:s text:c="44"/></text:span><text:span text:style-name="T192">⊢ C is OK</text:span></text:p>
      <text:p text:style-name="P113"/>
      <text:p text:style-name="P113"/>
      <text:p text:style-name="P192">Inference of immutability qualifier for polymutable methods</text:p>
      <text:p text:style-name="P114"/>
      <text:p text:style-name="P64"><text:span text:style-name="T306">After viewpoint adapting m() at the invocation site, if q</text:span><text:span text:style-name="T66">this-</text:span><text:span text:style-name="T86">vp</text:span><text:span text:style-name="T66">, <text:s/></text:span><text:span text:style-name="T239">q</text:span><text:span text:style-name="T66">p-</text:span><text:span text:style-name="T86">vp</text:span><text:span text:style-name="T66">, </text:span><text:span text:style-name="T259">q</text:span><text:span text:style-name="T66">ret-</text:span><text:span text:style-name="T86">vp</text:span><text:span text:style-name="T192"> are NOT substitutablepolymutable, standard subtyping rules apply:</text:span></text:p>
      <text:p text:style-name="P31"><text:span text:style-name="T88">q</text:span><text:span text:style-name="T17">y </text:span><text:span text:style-name="T88">&lt;:</text:span><text:span text:style-name="T17"> </text:span><text:span text:style-name="T187"><text:s/></text:span><text:span text:style-name="T88">q</text:span><text:span text:style-name="T66">this-</text:span><text:span text:style-name="T86">vp</text:span><text:span text:style-name="T66"> <text:s text:c="25"/></text:span><text:span text:style-name="T188">q</text:span><text:span text:style-name="T66">z</text:span><text:span text:style-name="T17"> </text:span><text:span text:style-name="T88">&lt;:</text:span><text:span text:style-name="T17"> </text:span><text:span text:style-name="T187"><text:s/></text:span><text:span text:style-name="T188">q</text:span><text:span text:style-name="T66">p-</text:span><text:span text:style-name="T86">vp</text:span><text:span text:style-name="T66"> <text:s text:c="20"/></text:span><text:span text:style-name="T187">q</text:span><text:span text:style-name="T80">ret-</text:span><text:span text:style-name="T86">vp</text:span><text:span text:style-name="T81"> </text:span><text:span text:style-name="T88">&lt;: q</text:span><text:span text:style-name="T17">x</text:span></text:p>
      <text:p text:style-name="P64"/>
      <text:p text:style-name="P65"><text:span text:style-name="T306">But if any of them is substitutablepolymutable, we use a variable </text:span><text:span text:style-name="T273">s</text:span><text:span text:style-name="T306"> to replace corresponding q</text:span><text:span text:style-name="T66">this-</text:span><text:span text:style-name="T86">vp</text:span><text:span text:style-name="T66">, <text:s/></text:span><text:span text:style-name="T239">q</text:span><text:span text:style-name="T66">p-</text:span><text:span text:style-name="T86">vp</text:span><text:span text:style-name="T66">, </text:span><text:span text:style-name="T259">q</text:span><text:span text:style-name="T66">ret-</text:span><text:span text:style-name="T86">vp</text:span><text:span text:style-name="T290"> and add it/them to constraints set. After collecting all the constraints, we try to find a solution s that satisfies all the subtype constraints. If there is such a solution, then method invocation typechecks; Otherwise, it doesn’t typecheck.</text:span> </text:p>
      <text:p text:style-name="P65"/>
      <text:p text:style-name="P177">For example, assuming we have a method after viewpoint adaptation with signature:</text:p>
      <text:p text:style-name="P87"><text:span text:style-name="T306">substitutablepolymutable </text:span>Object m( <text:span text:style-name="T306">substitutablepolymutable</text:span> A this, <text:span text:style-name="T306">substitutablepolymutable</text:span> Object p);</text:p>
      <text:p text:style-name="P95">If we invoke it as:</text:p>
      <text:p text:style-name="P95">immutable A a;</text:p>
      <text:p text:style-name="P95"><text:span text:style-name="T308">readonly</text:span> Object ro = a.m(new immutable Object());</text:p>
      <text:p text:style-name="P95"/>
      <text:p text:style-name="P64"><text:span text:style-name="T291">Constraints are collected in this way: </text:span><text:s text:c="4"/></text:p>
      <text:p text:style-name="P108"><text:span text:style-name="T307">immutable </text:span><text:span text:style-name="T17"><text:s/></text:span>&lt;:<text:span text:style-name="T17"> </text:span><text:span text:style-name="T192"><text:s/>s</text:span><text:span text:style-name="T66"> <text:s text:c="24"/></text:span><text:span text:style-name="T307">immutable</text:span><text:span text:style-name="T17"> </text:span>&lt;:<text:span text:style-name="T17"> </text:span><text:span text:style-name="T192"><text:s/>s</text:span><text:span text:style-name="T66"> <text:s text:c="20"/></text:span><text:span text:style-name="T307">s</text:span><text:span text:style-name="T81"> </text:span>&lt;: <text:span text:style-name="T307">readonly</text:span></text:p>
      <text:p text:style-name="P115">We’ll have a solution:</text:p>
      <text:p text:style-name="P115">s = immutable(or readonly), so this method invocation typechecks.</text:p>
      <text:p text:style-name="P115"/>
      <text:p text:style-name="P117">But if we invoke the method as:</text:p>
      <text:p text:style-name="P116"><text:span text:style-name="T308">mutable</text:span> Object ro = a.m(new <text:span text:style-name="T308">im</text:span>mutable Object());</text:p>
      <text:p text:style-name="P117">Then we have constraints:</text:p>
      <text:p text:style-name="P109"><text:span text:style-name="T307">immutable </text:span><text:span text:style-name="T17"><text:s/></text:span>&lt;:<text:span text:style-name="T17"> </text:span><text:span text:style-name="T192"><text:s/>s</text:span><text:span text:style-name="T66"> <text:s text:c="24"/></text:span><text:span text:style-name="T307">immutable</text:span><text:span text:style-name="T17"> </text:span>&lt;:<text:span text:style-name="T17"> </text:span><text:span text:style-name="T192"><text:s/>s</text:span><text:span text:style-name="T66"> <text:s text:c="20"/></text:span><text:span text:style-name="T307">s</text:span><text:span text:style-name="T81"> </text:span>&lt;: <text:span text:style-name="T308">mutable</text:span></text:p>
      <text:p text:style-name="P118">There is NO solution for s, so the type system rejects this method invocation.</text:p>
      <text:p text:style-name="P1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4T16:39:47.549621336</meta:creation-date>
    <dc:date>2017-11-01T22:27:51.863047567</dc:date>
    <meta:editing-duration>P1DT9H5M39S</meta:editing-duration>
    <meta:editing-cycles>409</meta:editing-cycles>
    <meta:generator>LibreOffice/5.1.4.2$Linux_X86_64 LibreOffice_project/10m0$Build-2</meta:generator>
    <meta:document-statistic meta:table-count="0" meta:image-count="0" meta:object-count="0" meta:page-count="9" meta:paragraph-count="193" meta:word-count="1559" meta:character-count="14634" meta:non-whitespace-character-count="7430"/>
  </office:meta>
</office:document-meta>
</file>